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Sheet1">
        <table:table-row>
          <table:table-cell table:style-name="pd1" office:value-type="string" office:string-value="Course Code">
            <text:p>Course Code</text:p>
          </table:table-cell>
          <table:table-cell table:style-name="pd1" office:value-type="string" office:string-value="Course Name">
            <text:p>Course Name</text:p>
          </table:table-cell>
          <table:table-cell table:style-name="pd1" office:value-type="string" office:string-value="Description">
            <text:p>Description</text:p>
          </table:table-cell>
        </table:table-row>
        <table:table-row>
          <table:table-cell office:value-type="string" office:string-value="ACT230H1">
            <text:p>ACT230H1</text:p>
          </table:table-cell>
          <table:table-cell office:value-type="string" office:string-value="Mathematics of Finance for Non-Actuaries">
            <text:p>Mathematics of Finance for Non-Actuaries</text:p>
          </table:table-cell>
          <table:table-cell office:value-type="string" office:string-value="Introduction to financial mathematics, interest measurement, present value calculation, annuity valuation, loan amortization, consumer financing arrangements, bond valuation. The course is aimed at a general audience who will not be continuing in the actuarial science program. Course manuals fee: $30.">
            <text:p>Introduction to financial mathematics, interest measurement, present value calculation, annuity valuation, loan amortization, consumer financing arrangements, bond valuation. The course is aimed at a general audience who will not be continuing in the actuarial science program. Course manuals fee: $30.</text:p>
          </table:table-cell>
        </table:table-row>
        <table:table-row>
          <table:table-cell office:value-type="string" office:string-value="APM346H1">
            <text:p>APM346H1</text:p>
          </table:table-cell>
          <table:table-cell office:value-type="string" office:string-value="Partial Differential Equations">
            <text:p>Partial Differential Equations</text:p>
          </table:table-cell>
          <table:table-cell office:value-type="string" office:string-value="Sturm-Liouville problems, Green's functions, special functions (Bessel, Legendre), partial differential equations of second order, separation of variables, integral equations, Fourier transform, stationary phase method.">
            <text:p>Sturm-Liouville problems, Green's functions, special functions (Bessel, Legendre), partial differential equations of second order, separation of variables, integral equations, Fourier transform, stationary phase method.</text:p>
          </table:table-cell>
        </table:table-row>
        <table:table-row>
          <table:table-cell office:value-type="string" office:string-value="APM462H1">
            <text:p>APM462H1</text:p>
          </table:table-cell>
          <table:table-cell office:value-type="string" office:string-value="Nonlinear Optimization">
            <text:p>Nonlinear Optimization</text:p>
          </table:table-cell>
          <table:table-cell office:value-type="string" office:string-value="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
            <text:p>An introduction to first and second order conditions for finite and infinite dimensional optimization problems with mention of available software. Topics include Lagrange multipliers, Kuhn-Tucker conditions, convexity and calculus of variations. Basic numerical search methods and software packages which implement them will be discussed.</text:p>
          </table:table-cell>
        </table:table-row>
        <table:table-row>
          <table:table-cell office:value-type="string" office:string-value="APS360H1">
            <text:p>APS360H1</text:p>
          </table:table-cell>
          <table:table-cell office:value-type="string" office:string-value="Applied Fundamentals of Deep Learning">
            <text:p>Applied Fundamentals of Deep Learning</text:p>
          </table:table-cell>
          <table:table-cell office:value-type="string" office:string-value="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
            <text:p>A basic introduction to the history, technology, programming and applications of the fast evolving field of deep learning. Topics to be covered may include neural networks, autoencoders/decoders, recurrent neural networks, natural language processing, and generative adversarial networks. Special attention will be paid to fairness and ethics issues surrounding machine learning. An applied approach will be taken, where students get hands-on exposure to the covered techniques through the use of state-of-the-art machine learning software frameworks.</text:p>
          </table:table-cell>
        </table:table-row>
        <table:table-row>
          <table:table-cell office:value-type="string" office:string-value="APS380H1">
            <text:p>APS380H1</text:p>
          </table:table-cell>
          <table:table-cell office:value-type="string" office:string-value="Introduction to Electric Vehicle Design">
            <text:p>Introduction to Electric Vehicle Design</text:p>
          </table:table-cell>
          <table:table-cell office:value-type="string" office:string-value="A multi-disciplinary introduction to key aspects of electric vehicle design, taught in modular form. Sub-system design perspective: electrical, mechanical, battery, powertrain and control; vehicle design; Manufacturing perspective: battery manufacturing, and life cycle; Industry 4.0 Automation perspective: vehicle-, manufacturing-, and city-level; Future directions: electrification, smart-grid, supply chains, and infrastructure">
            <text:p>A multi-disciplinary introduction to key aspects of electric vehicle design, taught in modular form. Sub-system design perspective: electrical, mechanical, battery, powertrain and control; vehicle design; Manufacturing perspective: battery manufacturing, and life cycle; Industry 4.0 Automation perspective: vehicle-, manufacturing-, and city-level; Future directions: electrification, smart-grid, supply chains, and infrastructure</text:p>
          </table:table-cell>
        </table:table-row>
        <table:table-row>
          <table:table-cell office:value-type="string" office:string-value="APS441H1">
            <text:p>APS441H1</text:p>
          </table:table-cell>
          <table:table-cell office:value-type="string" office:string-value="System-Theoretic Accident and Risk Analysis">
            <text:p>System-Theoretic Accident and Risk Analysis</text:p>
          </table:table-cell>
          <table:table-cell office:value-type="string" office:string-value="Provides new perspectives on safety and human error and shows how to incorporate humans in complex automated systems using systems thinking. Risk assessment of a sociotechnical system identifies hazards that can result in human, material or&#10;environmental losses, the likelihood of such hazardous events, and their consequences. This project-based course combines theory and practice to present a system-theoretic approach to risk assessment.">
            <text:p>Provides new perspectives on safety and human error and shows how to incorporate humans in complex automated systems using systems thinking. Risk assessment of a sociotechnical system identifies hazards that can result in human, material or
environmental losses, the likelihood of such hazardous events, and their consequences. This project-based course combines theory and practice to present a system-theoretic approach to risk assessment.</text:p>
          </table:table-cell>
        </table:table-row>
        <table:table-row>
          <table:table-cell office:value-type="string" office:string-value="APS470H1">
            <text:p>APS470H1</text:p>
          </table:table-cell>
          <table:table-cell office:value-type="string" office:string-value="Engineering and Public Health">
            <text:p>Engineering and Public Health</text:p>
          </table:table-cell>
          <table:table-cell office:value-type="string" office:string-value="An introduction to the disciplines of public health and the connections with engineering; quantitative and qualitative public health methods including study designs and statistical analysis; legal, regulatory and ethical frameworks applicable to public health; the structure and regulation of the public health and health care system; examples of common public health hazards to illustrate public health toxicology, exposure measurement and modelling, data analysis and prevention strategies.">
            <text:p>An introduction to the disciplines of public health and the connections with engineering; quantitative and qualitative public health methods including study designs and statistical analysis; legal, regulatory and ethical frameworks applicable to public health; the structure and regulation of the public health and health care system; examples of common public health hazards to illustrate public health toxicology, exposure measurement and modelling, data analysis and prevention strategies.</text:p>
          </table:table-cell>
        </table:table-row>
        <table:table-row>
          <table:table-cell office:value-type="string" office:string-value="APS502H1">
            <text:p>APS502H1</text:p>
          </table:table-cell>
          <table:table-cell office:value-type="string" office:string-value="Financial Engineering">
            <text:p>Financial Engineering</text:p>
          </table:table-cell>
          <table:table-cell office:value-type="string" office:string-value="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
            <text:p>This course will focus on capital budgeting, financial optimization, and project evaluation models and their solution techniques. In particular, linear, non-linear, and integer programming models and their solutions techniques will be studied. The course will give engineering students a background in modern capital budgeting and financial techniques that are relevant in practival engineering and commercial settings.</text:p>
          </table:table-cell>
        </table:table-row>
        <table:table-row>
          <table:table-cell office:value-type="string" office:string-value="AST121H1">
            <text:p>AST121H1</text:p>
          </table:table-cell>
          <table:table-cell office:value-type="string" office:string-value="Origin and Evolution of the Universe">
            <text:p>Origin and Evolution of the Universe</text:p>
          </table:table-cell>
          <table:table-cell office:value-type="string" office:string-value="The origin of the Universe and all that it contains, from the chemical elements, stars and galaxies, and life. The course is intended for students who are enrolling in science and engineering courses.">
            <text:p>The origin of the Universe and all that it contains, from the chemical elements, stars and galaxies, and life. The course is intended for students who are enrolling in science and engineering courses.</text:p>
          </table:table-cell>
        </table:table-row>
        <table:table-row>
          <table:table-cell office:value-type="string" office:string-value="AST210H1">
            <text:p>AST210H1</text:p>
          </table:table-cell>
          <table:table-cell office:value-type="string" office:string-value="Great Moments in Astronomy">
            <text:p>Great Moments in Astronomy</text:p>
          </table:table-cell>
          <table:table-cell office:value-type="string" office:string-value="From the Copernican Revolution to twentieth century astrophysics. Emphasis is placed on the process of discovery which has led to major advances in knowledge about the Universe. The course includes an outline of some of the most significant puzzles of our day and an examination of the potential for new revolutions in our knowledge. This course is best suited to science students.">
            <text:p>From the Copernican Revolution to twentieth century astrophysics. Emphasis is placed on the process of discovery which has led to major advances in knowledge about the Universe. The course includes an outline of some of the most significant puzzles of our day and an examination of the potential for new revolutions in our knowledge. This course is best suited to science students.</text:p>
          </table:table-cell>
        </table:table-row>
        <table:table-row>
          <table:table-cell office:value-type="string" office:string-value="AST221H1">
            <text:p>AST221H1</text:p>
          </table:table-cell>
          <table:table-cell office:value-type="string" office:string-value="Stars and Planets">
            <text:p>Stars and Planets</text:p>
          </table:table-cell>
          <table:table-cell office:value-type="string" office:string-value="The (astro)physics of stars and planets, their observed variety, their structure, formation and evolution. Introduction to telescopes and instrumentation.">
            <text:p>The (astro)physics of stars and planets, their observed variety, their structure, formation and evolution. Introduction to telescopes and instrumentation.</text:p>
          </table:table-cell>
        </table:table-row>
        <table:table-row>
          <table:table-cell office:value-type="string" office:string-value="AST251H1">
            <text:p>AST251H1</text:p>
          </table:table-cell>
          <table:table-cell office:value-type="string" office:string-value="Life on Other Worlds">
            <text:p>Life on Other Worlds</text:p>
          </table:table-cell>
          <table:table-cell office:value-type="string" office:string-value="Scholarly discussion of the probability that there are planets with life elsewhere in the universe, from the perspective of current ideas concerning the origin and evolution of the universe, the solar system and life. Search techniques and possibilities for interstellar travel and space colonies are discussed.">
            <text:p>Scholarly discussion of the probability that there are planets with life elsewhere in the universe, from the perspective of current ideas concerning the origin and evolution of the universe, the solar system and life. Search techniques and possibilities for interstellar travel and space colonies are discussed.</text:p>
          </table:table-cell>
        </table:table-row>
        <table:table-row>
          <table:table-cell office:value-type="string" office:string-value="BME330H1">
            <text:p>BME330H1</text:p>
          </table:table-cell>
          <table:table-cell office:value-type="string" office:string-value="Patents in Biology and Medical Devices">
            <text:p>Patents in Biology and Medical Devices</text:p>
          </table:table-cell>
          <table:table-cell office:value-type="string" office:string-value="The emphasis of the course is on applying the logic of patents to diverse cases of products through biology and biomedical engineering. A commercial context will be ever present the case studies. Students will work in teams on these problems in class. Students will learn to apply tests for obviousness, inventiveness, novelty and enablement based on the use of these tests in technology patents in the past. Claim construction will be introduced towards the end of the course to learn how technologies can be protected in considering a patent. There will be papers for reading in this course but no textbook. This course is designed for senior undergraduate students (3-4 year).">
            <text:p>The emphasis of the course is on applying the logic of patents to diverse cases of products through biology and biomedical engineering. A commercial context will be ever present the case studies. Students will work in teams on these problems in class. Students will learn to apply tests for obviousness, inventiveness, novelty and enablement based on the use of these tests in technology patents in the past. Claim construction will be introduced towards the end of the course to learn how technologies can be protected in considering a patent. There will be papers for reading in this course but no textbook. This course is designed for senior undergraduate students (3-4 year).</text:p>
          </table:table-cell>
        </table:table-row>
        <table:table-row>
          <table:table-cell office:value-type="string" office:string-value="BME331H1">
            <text:p>BME331H1</text:p>
          </table:table-cell>
          <table:table-cell office:value-type="string" office:string-value="Physiological Control Systems">
            <text:p>Physiological Control Systems</text:p>
          </table:table-cell>
          <table:table-cell office:value-type="string" office:string-value="Introduces physiological concepts and selected physiological control systems present in the human body, and proposes quantitative modeling approaches for these systems. Topics covered will include (1) the endocrine system and its subsystems, including glucose regulation and the stress response, (2) the cardiovascular system and related aspects such as cardiac output, venous return, control of blood flow by the tissues, and nervous regulation of circulation, and (3) the nervous and musculoskeletal systems, including the control of voluntary motion. Linear control theory will be used to develop skills in system modeling and examine concepts of system response and system control in the context of a healthy human body.">
            <text:p>Introduces physiological concepts and selected physiological control systems present in the human body, and proposes quantitative modeling approaches for these systems. Topics covered will include (1) the endocrine system and its subsystems, including glucose regulation and the stress response, (2) the cardiovascular system and related aspects such as cardiac output, venous return, control of blood flow by the tissues, and nervous regulation of circulation, and (3) the nervous and musculoskeletal systems, including the control of voluntary motion. Linear control theory will be used to develop skills in system modeling and examine concepts of system response and system control in the context of a healthy human body.</text:p>
          </table:table-cell>
        </table:table-row>
        <table:table-row>
          <table:table-cell office:value-type="string" office:string-value="BME412H1">
            <text:p>BME412H1</text:p>
          </table:table-cell>
          <table:table-cell office:value-type="string" office:string-value="Introduction to Biomolecular Engineering">
            <text:p>Introduction to Biomolecular Engineering</text:p>
          </table:table-cell>
          <table:table-cell office:value-type="string" office:string-value="Introduces the mechanics and dynamics of the operation of life at the molecular level by teaching how to design new proteins, DNA, and RNA. Introduces the fundamentals of biomolecular structure, function, thermodynamics, and kinetics. Covers a broad range of computational and experimental techniques, including atomistic simulations, bioinformatics, machine learning, high-throughput screening, and gene editing.">
            <text:p>Introduces the mechanics and dynamics of the operation of life at the molecular level by teaching how to design new proteins, DNA, and RNA. Introduces the fundamentals of biomolecular structure, function, thermodynamics, and kinetics. Covers a broad range of computational and experimental techniques, including atomistic simulations, bioinformatics, machine learning, high-throughput screening, and gene editing.</text:p>
          </table:table-cell>
        </table:table-row>
        <table:table-row>
          <table:table-cell office:value-type="string" office:string-value="BME440H1">
            <text:p>BME440H1</text:p>
          </table:table-cell>
          <table:table-cell office:value-type="string" office:string-value="Biomedical Engineering Technology and Investigation">
            <text:p>Biomedical Engineering Technology and Investigation</text:p>
          </table:table-cell>
          <table:table-cell office:value-type="string" office:string-value="Fundamental biomedical research technologies with specific focus on cellular and molecular methodologies. Examples include DNA and protein analysis and isolation, microscopy, cell culture and cellular assays. Combines both theoretical concepts and hand-on practical experience via lectures and wet labs, respectively. Specific applications as applied to biotechnology and medicine will also be outlined and discussed.">
            <text:p>Fundamental biomedical research technologies with specific focus on cellular and molecular methodologies. Examples include DNA and protein analysis and isolation, microscopy, cell culture and cellular assays. Combines both theoretical concepts and hand-on practical experience via lectures and wet labs, respectively. Specific applications as applied to biotechnology and medicine will also be outlined and discussed.</text:p>
          </table:table-cell>
        </table:table-row>
        <table:table-row>
          <table:table-cell office:value-type="string" office:string-value="BME445H1">
            <text:p>BME445H1</text:p>
          </table:table-cell>
          <table:table-cell office:value-type="string" office:string-value="Neural Bioelectricity">
            <text:p>Neural Bioelectricity</text:p>
          </table:table-cell>
          <table:table-cell office:value-type="string" office:string-value="Generation, transmission and the significance of bioelectricity in neural networks of the brain. Topics covered include: (i) Basic features of neural systems. (ii) Ionic transport mechanisms in cellular membranes. (iii) Propagation of electricity in neural cables. (iv) Extracellular electric fields. (v) Neural networks, neuroplasticity and biological clocks. (vi) Learning and memory in artificial neural networks. Laboratory experiences include: (a) Biological measurements of body surface potentials (EEG and EMG). (b) Experiments on computer models of generation and propagation of neuronal electrical activities. (c) Investigation of learning in artificial neural networks. This course was previously offered as &#10;ECE445H1&#10;.">
            <text:p>Generation, transmission and the significance of bioelectricity in neural networks of the brain. Topics covered include: (i) Basic features of neural systems. (ii) Ionic transport mechanisms in cellular membranes. (iii) Propagation of electricity in neural cables. (iv) Extracellular electric fields. (v) Neural networks, neuroplasticity and biological clocks. (vi) Learning and memory in artificial neural networks. Laboratory experiences include: (a) Biological measurements of body surface potentials (EEG and EMG). (b) Experiments on computer models of generation and propagation of neuronal electrical activities. (c) Investigation of learning in artificial neural networks. This course was previously offered as 
ECE445H1
.</text:p>
          </table:table-cell>
        </table:table-row>
        <table:table-row>
          <table:table-cell office:value-type="string" office:string-value="BME455H1">
            <text:p>BME455H1</text:p>
          </table:table-cell>
          <table:table-cell office:value-type="string" office:string-value="Cellular and Molecular Bioengineering II">
            <text:p>Cellular and Molecular Bioengineering II</text:p>
          </table:table-cell>
          <table:table-cell office:value-type="string" office:string-value="Engineering and biophysical tools are used to integrate and enhance our understanding of animal cell behaviour from the molecular to the tissue level. Quantitative methods are used to mathematically model the biology of cell growth, division and differentiation to tissue formation. Specific topics include receptor-ligand interactions, cell adhesion and migration, signal transduction, cell growth and differentiation. Examples from the literature are used to highlight applications in cellular and tissue engineering.">
            <text:p>Engineering and biophysical tools are used to integrate and enhance our understanding of animal cell behaviour from the molecular to the tissue level. Quantitative methods are used to mathematically model the biology of cell growth, division and differentiation to tissue formation. Specific topics include receptor-ligand interactions, cell adhesion and migration, signal transduction, cell growth and differentiation. Examples from the literature are used to highlight applications in cellular and tissue engineering.</text:p>
          </table:table-cell>
        </table:table-row>
        <table:table-row>
          <table:table-cell office:value-type="string" office:string-value="BME530H1">
            <text:p>BME530H1</text:p>
          </table:table-cell>
          <table:table-cell office:value-type="string" office:string-value="Human Whole Body Biomechanics">
            <text:p>Human Whole Body Biomechanics</text:p>
          </table:table-cell>
          <table:table-cell office:value-type="string" office:string-value="An introduction to the principles of human body movement. Specific topics include the dynamics of human motion and the neural motor system, with a focus on the positive/negative adaptability of the motor system. Students will experience basic techniques of capturing and analyzing human motion. Engineering applications and the field of rehabilitation engineering will be emphasized using other experimental materials. This course is designed for senior undergraduate and graduate students.">
            <text:p>An introduction to the principles of human body movement. Specific topics include the dynamics of human motion and the neural motor system, with a focus on the positive/negative adaptability of the motor system. Students will experience basic techniques of capturing and analyzing human motion. Engineering applications and the field of rehabilitation engineering will be emphasized using other experimental materials. This course is designed for senior undergraduate and graduate students.</text:p>
          </table:table-cell>
        </table:table-row>
        <table:table-row>
          <table:table-cell office:value-type="string" office:string-value="BME595H1">
            <text:p>BME595H1</text:p>
          </table:table-cell>
          <table:table-cell office:value-type="string" office:string-value="Medical Imaging">
            <text:p>Medical Imaging</text:p>
          </table:table-cell>
          <table:table-cell office:value-type="string" office:string-value="An introductory course to medical imaging and is designed as a final year course for engineers. The main clinical imaging modalities are covered: magnetic resonance imaging, ultrasound imaging, x-ray and computed tomography, nuclear medicine, and clinical optical imaging. Emphasis is placed on the underlying physical and mathematical concepts behind each modality, and applications are discussed in the context of how different modalities complement one another in the clinical setting. Early year engineering concepts are extensively used, including: basic electromagnetics theory, fields and waves, signals and systems, digital signal processing, differential equations and calculus, and probability and random processes. The laboratories involve image reconstruction and analysis for the various imaging modalities and a live animal imaging session.">
            <text:p>An introductory course to medical imaging and is designed as a final year course for engineers. The main clinical imaging modalities are covered: magnetic resonance imaging, ultrasound imaging, x-ray and computed tomography, nuclear medicine, and clinical optical imaging. Emphasis is placed on the underlying physical and mathematical concepts behind each modality, and applications are discussed in the context of how different modalities complement one another in the clinical setting. Early year engineering concepts are extensively used, including: basic electromagnetics theory, fields and waves, signals and systems, digital signal processing, differential equations and calculus, and probability and random processes. The laboratories involve image reconstruction and analysis for the various imaging modalities and a live animal imaging session.</text:p>
          </table:table-cell>
        </table:table-row>
        <table:table-row>
          <table:table-cell office:value-type="string" office:string-value="CHC368H1">
            <text:p>CHC368H1</text:p>
          </table:table-cell>
          <table:table-cell office:value-type="string" office:string-value="Varieties of Christian Experience">
            <text:p>Varieties of Christian Experience</text:p>
          </table:table-cell>
          <table:table-cell office:value-type="string" office:string-value="Exploration of the variety of forms which Christian personal experience has taken in the course of history (martyrdom, mysticism, monasticism, sanctification of ordinary life, etc.) in order to appreciate their variety, complexity, and deep unity.">
            <text:p>Exploration of the variety of forms which Christian personal experience has taken in the course of history (martyrdom, mysticism, monasticism, sanctification of ordinary life, etc.) in order to appreciate their variety, complexity, and deep unity.</text:p>
          </table:table-cell>
        </table:table-row>
        <table:table-row>
          <table:table-cell office:value-type="string" office:string-value="CHE353H1">
            <text:p>CHE353H1</text:p>
          </table:table-cell>
          <table:table-cell office:value-type="string" office:string-value="Engineering Biology">
            <text:p>Engineering Biology</text:p>
          </table:table-cell>
          <table:table-cell office:value-type="string" office:string-value="Using a quantitative, problem solving approach, this course will introduce basic concepts in cell biology and physiology. Various engineering modelling tools will be used to investigate aspects of cell growth and metabolism, transport across cell membranes, protein structure, homeostasis, nerve conduction and mechanical forces in biology.">
            <text:p>Using a quantitative, problem solving approach, this course will introduce basic concepts in cell biology and physiology. Various engineering modelling tools will be used to investigate aspects of cell growth and metabolism, transport across cell membranes, protein structure, homeostasis, nerve conduction and mechanical forces in biology.</text:p>
          </table:table-cell>
        </table:table-row>
        <table:table-row>
          <table:table-cell office:value-type="string" office:string-value="CHE354H1">
            <text:p>CHE354H1</text:p>
          </table:table-cell>
          <table:table-cell office:value-type="string" office:string-value="Cellular and Molecular Biology">
            <text:p>Cellular and Molecular Biology</text:p>
          </table:table-cell>
          <table:table-cell office:value-type="string" office:string-value="This course will cover the principles of molecular and cellular biology as they apply to both prokaryotic and eukaryotic cells. Topics will include: metabolic conversion of carbohydrates, proteins, and lipids; nucleic acids; enzymology; structure and function relationships within cells; and motility and growth. Genetic analysis, immunohistochemistry, hybridomis, cloning, recombinant DNA and biotechnology will also be covered. This course will appeal to students interested in environmental microbiology, biomaterials and tissue engineering, and bioprocesses.">
            <text:p>This course will cover the principles of molecular and cellular biology as they apply to both prokaryotic and eukaryotic cells. Topics will include: metabolic conversion of carbohydrates, proteins, and lipids; nucleic acids; enzymology; structure and function relationships within cells; and motility and growth. Genetic analysis, immunohistochemistry, hybridomis, cloning, recombinant DNA and biotechnology will also be covered. This course will appeal to students interested in environmental microbiology, biomaterials and tissue engineering, and bioprocesses.</text:p>
          </table:table-cell>
        </table:table-row>
        <table:table-row>
          <table:table-cell office:value-type="string" office:string-value="CHE416H1">
            <text:p>CHE416H1</text:p>
          </table:table-cell>
          <table:table-cell office:value-type="string" office:string-value="Chemical Engineering in Human Health">
            <text:p>Chemical Engineering in Human Health</text:p>
          </table:table-cell>
          <table:table-cell office:value-type="string" office:string-value="Life expectancy has consistently increased over the past 70 years due to advances in healthcare and sanitation. Engineers have played key roles in developing technologies and processes that enabled these critical advances in healthcare to occur. This course will provide an overview of areas in which chemical engineers directly impacted human health. We will study established processes that had transformative effects in the past as well as new emerging areas that chemical engineers are developing today to impact human health. Emphasis will be placed on quantitative approaches. Engineering tools, especially derived from transport phenomena and chemical kinetics will be used. Required readings, including scientific papers, will be assigned. Industrial visit and/or a hands-on project will be included.">
            <text:p>Life expectancy has consistently increased over the past 70 years due to advances in healthcare and sanitation. Engineers have played key roles in developing technologies and processes that enabled these critical advances in healthcare to occur. This course will provide an overview of areas in which chemical engineers directly impacted human health. We will study established processes that had transformative effects in the past as well as new emerging areas that chemical engineers are developing today to impact human health. Emphasis will be placed on quantitative approaches. Engineering tools, especially derived from transport phenomena and chemical kinetics will be used. Required readings, including scientific papers, will be assigned. Industrial visit and/or a hands-on project will be included.</text:p>
          </table:table-cell>
        </table:table-row>
        <table:table-row>
          <table:table-cell office:value-type="string" office:string-value="CHE451H1">
            <text:p>CHE451H1</text:p>
          </table:table-cell>
          <table:table-cell office:value-type="string" office:string-value="Petroleum Processing">
            <text:p>Petroleum Processing</text:p>
          </table:table-cell>
          <table:table-cell office:value-type="string" office:string-value="This course is aimed at surveying the oil industry practices from the perspective of a block flow diagram. Oil refineries today involve the large scale processing of fluids through primary separation techniques, secondary treating plus the introduction of catalyst for molecular reforming in order to meet the product demands of industry and the public. Crude oil is being shipped in increasing quantities from many parts of the world and refiners must be aware of the properties and specifications of both the crude and product slates to ensure that the crude is a viable source and that the product slate meets quality and quantity demands thus assuring a profitable operation. The course content will examine refinery oil and gas operations from feed, through to products, touching on processing steps necessary to meet consumer demands. In both course readings and written assignments, students will be asked to consider refinery operations from a broad perspective and not through detailed analysis and problem solving.">
            <text:p>This course is aimed at surveying the oil industry practices from the perspective of a block flow diagram. Oil refineries today involve the large scale processing of fluids through primary separation techniques, secondary treating plus the introduction of catalyst for molecular reforming in order to meet the product demands of industry and the public. Crude oil is being shipped in increasing quantities from many parts of the world and refiners must be aware of the properties and specifications of both the crude and product slates to ensure that the crude is a viable source and that the product slate meets quality and quantity demands thus assuring a profitable operation. The course content will examine refinery oil and gas operations from feed, through to products, touching on processing steps necessary to meet consumer demands. In both course readings and written assignments, students will be asked to consider refinery operations from a broad perspective and not through detailed analysis and problem solving.</text:p>
          </table:table-cell>
        </table:table-row>
        <table:table-row>
          <table:table-cell office:value-type="string" office:string-value="CHE462H1">
            <text:p>CHE462H1</text:p>
          </table:table-cell>
          <table:table-cell office:value-type="string" office:string-value="Food Engineering">
            <text:p>Food Engineering</text:p>
          </table:table-cell>
          <table:table-cell office:value-type="string" office:string-value="The quantitative application of chemical engineering principles to the large-scale production of food. Food processing at the molecular and unit operation levels. The chemistry and kinetics of specific food processes. The application of chemical engineering unit operations (distillation, extraction, drying) and food specific unit operations such as extrusion, thermal processing refrigeration/freezing.">
            <text:p>The quantitative application of chemical engineering principles to the large-scale production of food. Food processing at the molecular and unit operation levels. The chemistry and kinetics of specific food processes. The application of chemical engineering unit operations (distillation, extraction, drying) and food specific unit operations such as extrusion, thermal processing refrigeration/freezing.</text:p>
          </table:table-cell>
        </table:table-row>
        <table:table-row>
          <table:table-cell office:value-type="string" office:string-value="CHE469H1">
            <text:p>CHE469H1</text:p>
          </table:table-cell>
          <table:table-cell office:value-type="string" office:string-value="Fuel Cells and Electrochemical Conversion Devices">
            <text:p>Fuel Cells and Electrochemical Conversion Devices</text:p>
          </table:table-cell>
          <table:table-cell office:value-type="string" office:string-value="The objective of this course is to provide a foundation for understanding the field of electrochemical conversion devices with particular emphasis on fuel cells. The topics will proceed from the fundamental thermodynamic in-system electodics and ionic interaction limitations to mass transfer and heat balance effects,t o the externalities such as economics and system integration challenges. Guest lecturers from the fuel cell industry will be invited to procide an industrial perspective. Participants will complete a paper and in-class presentation.">
            <text:p>The objective of this course is to provide a foundation for understanding the field of electrochemical conversion devices with particular emphasis on fuel cells. The topics will proceed from the fundamental thermodynamic in-system electodics and ionic interaction limitations to mass transfer and heat balance effects,t o the externalities such as economics and system integration challenges. Guest lecturers from the fuel cell industry will be invited to procide an industrial perspective. Participants will complete a paper and in-class presentation.</text:p>
          </table:table-cell>
        </table:table-row>
        <table:table-row>
          <table:table-cell office:value-type="string" office:string-value="CHE471H1">
            <text:p>CHE471H1</text:p>
          </table:table-cell>
          <table:table-cell office:value-type="string" office:string-value="Modelling in Biological and Chemical Systems">
            <text:p>Modelling in Biological and Chemical Systems</text:p>
          </table:table-cell>
          <table:table-cell office:value-type="string" office:string-value="This course outlines the methodology for the modelling of biological systems and its applications. Topics will include a review of physical laws, selection of balance space, compartmental versus distributed models, and applications of the conservation laws for both discrete and continuous systems at the level of algebraic and ordinary differential equations. The course covers a wide range of applications including environmental issues, chemical and biochemical processes and biomedical systems.">
            <text:p>This course outlines the methodology for the modelling of biological systems and its applications. Topics will include a review of physical laws, selection of balance space, compartmental versus distributed models, and applications of the conservation laws for both discrete and continuous systems at the level of algebraic and ordinary differential equations. The course covers a wide range of applications including environmental issues, chemical and biochemical processes and biomedical systems.</text:p>
          </table:table-cell>
        </table:table-row>
        <table:table-row>
          <table:table-cell office:value-type="string" office:string-value="CHE475H1">
            <text:p>CHE475H1</text:p>
          </table:table-cell>
          <table:table-cell office:value-type="string" office:string-value="Biocomposites: Mechanics and Bioinspiration">
            <text:p>Biocomposites: Mechanics and Bioinspiration</text:p>
          </table:table-cell>
          <table:table-cell office:value-type="string" office:string-value="An overview on structure, processing and application of natural and biological materials, biomaterials for biomedical applications, and fibre-reinforced eco-composites based on renewable resources will be provided. Fundamental principles related to linear elasticity, linear viscoelasticity, dynamic mechanical response, composite reinforcement mechanics, and time-temperature correspondence will be introduced. Novel concepts in comparative biomechanics, biomimetic and bio-inspired material design, and materials' ecological and environmental impact will be discussed. In addition, key material processing methods and testing and characterization techniques will be presented. Structure-property relationships for materials broadly ranging from natural materials, including wood, bone, cell, and soft tissue, to synthetic composite materials for industrial and biomedical applications will be covered.">
            <text:p>An overview on structure, processing and application of natural and biological materials, biomaterials for biomedical applications, and fibre-reinforced eco-composites based on renewable resources will be provided. Fundamental principles related to linear elasticity, linear viscoelasticity, dynamic mechanical response, composite reinforcement mechanics, and time-temperature correspondence will be introduced. Novel concepts in comparative biomechanics, biomimetic and bio-inspired material design, and materials' ecological and environmental impact will be discussed. In addition, key material processing methods and testing and characterization techniques will be presented. Structure-property relationships for materials broadly ranging from natural materials, including wood, bone, cell, and soft tissue, to synthetic composite materials for industrial and biomedical applications will be covered.</text:p>
          </table:table-cell>
        </table:table-row>
        <table:table-row>
          <table:table-cell office:value-type="string" office:string-value="CHE507H1">
            <text:p>CHE507H1</text:p>
          </table:table-cell>
          <table:table-cell office:value-type="string" office:string-value="Data-based Modelling for Prediction and Control">
            <text:p>Data-based Modelling for Prediction and Control</text:p>
          </table:table-cell>
          <table:table-cell office:value-type="string" office:string-value="This course will teach students how to build mathematical models of dynamic systems and how to use these models for prediction and control purposes. The course will deal primarily with a system identification approach to modelling (using observations from the system to build a model). Both continuous time and discrete time representations will be treated along with deterministic and stochastic models. This course will make extensive use of interactive learning by having students use computer based tools available in the Matlab software package (e.g. the System Identification Toolbox and the Model Predictive Control Toolbox).">
            <text:p>This course will teach students how to build mathematical models of dynamic systems and how to use these models for prediction and control purposes. The course will deal primarily with a system identification approach to modelling (using observations from the system to build a model). Both continuous time and discrete time representations will be treated along with deterministic and stochastic models. This course will make extensive use of interactive learning by having students use computer based tools available in the Matlab software package (e.g. the System Identification Toolbox and the Model Predictive Control Toolbox).</text:p>
          </table:table-cell>
        </table:table-row>
        <table:table-row>
          <table:table-cell office:value-type="string" office:string-value="CHE566H1">
            <text:p>CHE566H1</text:p>
          </table:table-cell>
          <table:table-cell office:value-type="string" office:string-value="Elements of Nuclear Engineering">
            <text:p>Elements of Nuclear Engineering</text:p>
          </table:table-cell>
          <table:table-cell office:value-type="string" office:string-value="A first course in nuclear engineering intended to introduce students to all aspects of this interdisciplinary field. Topics covered include nuclear technology, atomic and nuclear physics, thermonuclear fusion, nuclear fission, nuclear reactor theory, nuclear power plants, radiation protection and shielding, environment and nuclear safety, and the nuclear fuel cycle.">
            <text:p>A first course in nuclear engineering intended to introduce students to all aspects of this interdisciplinary field. Topics covered include nuclear technology, atomic and nuclear physics, thermonuclear fusion, nuclear fission, nuclear reactor theory, nuclear power plants, radiation protection and shielding, environment and nuclear safety, and the nuclear fuel cycle.</text:p>
          </table:table-cell>
        </table:table-row>
        <table:table-row>
          <table:table-cell office:value-type="string" office:string-value="CHE568H1">
            <text:p>CHE568H1</text:p>
          </table:table-cell>
          <table:table-cell office:value-type="string" office:string-value="Nuclear Engineering">
            <text:p>Nuclear Engineering</text:p>
          </table:table-cell>
          <table:table-cell office:value-type="string" office:string-value="Fundamental and applied aspects of nuclear engineering. The structure of the nucleus; nuclear stability and radioactive decay; the interaction of radiation with matter including radiological health hazards; the interaction of neutrons including cross-sections, flux, moderation, fission, neutron diffusion and criticality. Poison buildup and their effects on criticality. Nuclear engineering of reactors, reactor accidents, and safety issues.">
            <text:p>Fundamental and applied aspects of nuclear engineering. The structure of the nucleus; nuclear stability and radioactive decay; the interaction of radiation with matter including radiological health hazards; the interaction of neutrons including cross-sections, flux, moderation, fission, neutron diffusion and criticality. Poison buildup and their effects on criticality. Nuclear engineering of reactors, reactor accidents, and safety issues.</text:p>
          </table:table-cell>
        </table:table-row>
        <table:table-row>
          <table:table-cell office:value-type="string" office:string-value="CIV220H1">
            <text:p>CIV220H1</text:p>
          </table:table-cell>
          <table:table-cell office:value-type="string" office:string-value="Urban Engineering Ecology">
            <text:p>Urban Engineering Ecology</text:p>
          </table:table-cell>
          <table:table-cell office:value-type="string" office:string-value="Core Course in the Environmental Engineering Minor Basic concepts of ecology within the context of urban environments. Response of organisms, populations, dynamic predator-prey and competition processes, and ecosystems to human activities. Thermodynamic basis for food chains, energy flow, biodiversity and ecosystem stability. Biogeochemical cycles, habitat fragmentation and bioaccumulation. Introduction to industrial ecology and life cycle assessment principles. Urban metabolism and material flow analysis of cities. Response of receiving waters to pollution and introduction to waste water treatment. Emphasis is on identifying the environment/engineering interface and minimizing environmental impacts.">
            <text:p>Core Course in the Environmental Engineering Minor Basic concepts of ecology within the context of urban environments. Response of organisms, populations, dynamic predator-prey and competition processes, and ecosystems to human activities. Thermodynamic basis for food chains, energy flow, biodiversity and ecosystem stability. Biogeochemical cycles, habitat fragmentation and bioaccumulation. Introduction to industrial ecology and life cycle assessment principles. Urban metabolism and material flow analysis of cities. Response of receiving waters to pollution and introduction to waste water treatment. Emphasis is on identifying the environment/engineering interface and minimizing environmental impacts.</text:p>
          </table:table-cell>
        </table:table-row>
        <table:table-row>
          <table:table-cell office:value-type="string" office:string-value="CIV300H1">
            <text:p>CIV300H1</text:p>
          </table:table-cell>
          <table:table-cell office:value-type="string" office:string-value="Terrestrial Energy Systems">
            <text:p>Terrestrial Energy Systems</text:p>
          </table:table-cell>
          <table:table-cell office:value-type="string" office:string-value="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
            <text:p>Core Course in the Sustainable Energy Minor Various earth systems for energy transformation, storage and transport are explored. Geological, hydrological, biological, cosmological and oceanographic energy systems are considered in the context of the Earth as a dynamic system, including the variation of solar energy received by the planet and the redistribution of this energy through various radiative, latent and sensible heat transfer mechanisms. It considers the energy redistribution role of large scale atmospheric systems, of warm and cold ocean currents, the role of the polar regions, and the functioning of various hydrological systems. The contribution and influence of tectonic systems on the surface systems is briefly introduced, as well the important role of energy storage processes in physical and biological systems, including the accumulation of fossil fuel reserves.</text:p>
          </table:table-cell>
        </table:table-row>
        <table:table-row>
          <table:table-cell office:value-type="string" office:string-value="CIV375H1">
            <text:p>CIV375H1</text:p>
          </table:table-cell>
          <table:table-cell office:value-type="string" office:string-value="Building Science">
            <text:p>Building Science</text:p>
          </table:table-cell>
          <table:table-cell office:value-type="string" office:string-value="The fundamentals of the science of heat transfer, moisture diffusion, and air movement are presented. Using these fundamentals, the principles of more sustainable building enclosure design, including the design of walls and roofs are examined. Selected case studies together with laboratory investigations are used to illustrate how the required indoor temperature and moisture conditions can be maintained using more durable and more sustainable designs.">
            <text:p>The fundamentals of the science of heat transfer, moisture diffusion, and air movement are presented. Using these fundamentals, the principles of more sustainable building enclosure design, including the design of walls and roofs are examined. Selected case studies together with laboratory investigations are used to illustrate how the required indoor temperature and moisture conditions can be maintained using more durable and more sustainable designs.</text:p>
          </table:table-cell>
        </table:table-row>
        <table:table-row>
          <table:table-cell office:value-type="string" office:string-value="CIV440H1">
            <text:p>CIV440H1</text:p>
          </table:table-cell>
          <table:table-cell office:value-type="string" office:string-value="Environmental Impact and Risk Assessment">
            <text:p>Environmental Impact and Risk Assessment</text:p>
          </table:table-cell>
          <table:table-cell office:value-type="string" office:string-value="Core Course in the Environmental Engineering Minor. The process and techniques for assessing and managing the impacts on and risks to humans and the ecosystem associated with engineered facilities, processes and products. Both biophysical and social impacts are addressed. Topics include: environmental assessment processes; environmental legislation; techniques for assessing impacts; engineering risk analysis; health risk assessment; risk management and communication; social impact assessment; cumulative impacts; environmental management systems; the process of considering alternative methods for preventing and controlling impacts; and stakeholder involvement and public participation. Examples are drawn from various engineering activities and facilities such as energy production, chemical production, treatment plants, highways and landfills.">
            <text:p>Core Course in the Environmental Engineering Minor. The process and techniques for assessing and managing the impacts on and risks to humans and the ecosystem associated with engineered facilities, processes and products. Both biophysical and social impacts are addressed. Topics include: environmental assessment processes; environmental legislation; techniques for assessing impacts; engineering risk analysis; health risk assessment; risk management and communication; social impact assessment; cumulative impacts; environmental management systems; the process of considering alternative methods for preventing and controlling impacts; and stakeholder involvement and public participation. Examples are drawn from various engineering activities and facilities such as energy production, chemical production, treatment plants, highways and landfills.</text:p>
          </table:table-cell>
        </table:table-row>
        <table:table-row>
          <table:table-cell office:value-type="string" office:string-value="COG250Y1">
            <text:p>COG250Y1</text:p>
          </table:table-cell>
          <table:table-cell office:value-type="string" office:string-value="Introduction to Cognitive Science">
            <text:p>Introduction to Cognitive Science</text:p>
          </table:table-cell>
          <table:table-cell office:value-type="string" office:string-value="An introduction to the problems, theories and research [strategies central to the interdisciplinary field focusing on the nature and organization of the human mind and other cognitive systems. Interrelations among the philosophical, psychological, linguistic and computer science aspects of the field are emphasized.">
            <text:p>An introduction to the problems, theories and research [strategies central to the interdisciplinary field focusing on the nature and organization of the human mind and other cognitive systems. Interrelations among the philosophical, psychological, linguistic and computer science aspects of the field are emphasized.</text:p>
          </table:table-cell>
        </table:table-row>
        <table:table-row>
          <table:table-cell office:value-type="string" office:string-value="CRE210H1">
            <text:p>CRE210H1</text:p>
          </table:table-cell>
          <table:table-cell office:value-type="string" office:string-value="Holography for 3D Visualization">
            <text:p>Holography for 3D Visualization</text:p>
          </table:table-cell>
          <table:table-cell office:value-type="string" office:string-value="An introduction to the theory and practice of holography. Human perception &amp; 3D visualization; fundamentals of 3D modeling; ray and wave optics; interference, diffraction, coherence; transmission and reflection holograms; colour perception; stereograms. Applications of holography in art, medicine, and technology. Computer simulation, design, and construction of holograms. This course does not require specific background or preparation in the sciences or arts. This course has a mandatory Materials Fee of $100 to cover non-reusable materials. The fee will be included on students' ACORN invoice.">
            <text:p>An introduction to the theory and practice of holography. Human perception &amp; 3D visualization; fundamentals of 3D modeling; ray and wave optics; interference, diffraction, coherence; transmission and reflection holograms; colour perception; stereograms. Applications of holography in art, medicine, and technology. Computer simulation, design, and construction of holograms. This course does not require specific background or preparation in the sciences or arts. This course has a mandatory Materials Fee of $100 to cover non-reusable materials. The fee will be included on students' ACORN invoice.</text:p>
          </table:table-cell>
        </table:table-row>
        <table:table-row>
          <table:table-cell office:value-type="string" office:string-value="CSB201H1">
            <text:p>CSB201H1</text:p>
          </table:table-cell>
          <table:table-cell office:value-type="string" office:string-value="Molecular Biology, Biotechnology and You">
            <text:p>Molecular Biology, Biotechnology and You</text:p>
          </table:table-cell>
          <table:table-cell office:value-type="string" office:string-value="An online course intended to provide non-science students with an understanding of basic concepts in molecular biology and genetics, with particular emphasis on humans. Students will work online in groups on problem sets. The course will end with an introduction to biotechnology, including an opportunity for students to use their new knowledge to explore a real, multi-dimensional problem (e.g., cancer). Lectures will be delivered via the web and mandatory tutorials will require live webinar participation. The final exam will require attendance on the St. George campus. This course does not count towards CSB programs.">
            <text:p>An online course intended to provide non-science students with an understanding of basic concepts in molecular biology and genetics, with particular emphasis on humans. Students will work online in groups on problem sets. The course will end with an introduction to biotechnology, including an opportunity for students to use their new knowledge to explore a real, multi-dimensional problem (e.g., cancer). Lectures will be delivered via the web and mandatory tutorials will require live webinar participation. The final exam will require attendance on the St. George campus. This course does not count towards CSB programs.</text:p>
          </table:table-cell>
        </table:table-row>
        <table:table-row>
          <table:table-cell office:value-type="string" office:string-value="CSB498Y1">
            <text:p>CSB498Y1</text:p>
          </table:table-cell>
          <table:table-cell office:value-type="string" office:string-value="Independent Research in Cell and Systems Biology I">
            <text:p>Independent Research in Cell and Systems Biology I</text:p>
          </table:table-cell>
          <table:table-cell office:value-type="string" office:string-value="An original research project (a literature review alone is not sufficient) requiring the prior consent of a member of the Department to supervise the project. The topic is to be mutually agreed upon by the student and supervisor. They must arrange the time, place, and provision of any materials and submit to the Undergraduate Office a signed form of agreement outlining details prior to being enrolled. In the Fall/Winter session, a commitment of 8-10 hours per week is expected for research and related course activities. In the Summer session, the number of hours doubles (16-20 per week) as the length of the term is halved. This course is normally open only to fourth year students with adequate background in Cell and Systems Biology. Course requirements include a final report and either an oral presentation (Summer session) or a poster presentation (Fall/Winter session). Four workshops on scientific research are scheduled and highly recommended. Details for enrollment are available at the Undergraduate course section of the CSB website, &#10;http://csb.utoronto.ca&#10;. Maximum of 2.0 credits allowed among  &#10;CSB497H1&#10;,  &#10;CSB498Y1&#10; and  &#10;CSB499Y1&#10;. (Lab Materials Fee: $53). Not eligible for CR/NCR option.">
            <text:p>An original research project (a literature review alone is not sufficient) requiring the prior consent of a member of the Department to supervise the project. The topic is to be mutually agreed upon by the student and supervisor. They must arrange the time, place, and provision of any materials and submit to the Undergraduate Office a signed form of agreement outlining details prior to being enrolled. In the Fall/Winter session, a commitment of 8-10 hours per week is expected for research and related course activities. In the Summer session, the number of hours doubles (16-20 per week) as the length of the term is halved. This course is normally open only to fourth year students with adequate background in Cell and Systems Biology. Course requirements include a final report and either an oral presentation (Summer session) or a poster presentation (Fall/Winter session). Four workshops on scientific research are scheduled and highly recommended. Details for enrollment are available at the Undergraduate course section of the CSB website, 
http://csb.utoronto.ca
. Maximum of 2.0 credits allowed among  
CSB497H1
,  
CSB498Y1
 and  
CSB499Y1
. (Lab Materials Fee: $53). Not eligible for CR/NCR option.</text:p>
          </table:table-cell>
        </table:table-row>
        <table:table-row>
          <table:table-cell office:value-type="string" office:string-value="CSC303H1">
            <text:p>CSC303H1</text:p>
          </table:table-cell>
          <table:table-cell office:value-type="string" office:string-value="Social and Information Networks">
            <text:p>Social and Information Networks</text:p>
          </table:table-cell>
          <table:table-cell office:value-type="string" office:string-value="A course on how networks underlie the social, technological, and natural worlds, with an emphasis on developing intuitions for broadly applicable concepts in network analysis. Topics include: introductions to graph theory, network concepts, and game theory; social networks; information networks; the aggregate behaviour of markets and crowds; network dynamics; information diffusion; popular concepts such as &quot;six degrees of separation,&quot; the &quot;friendship paradox,&quot; and the &quot;wisdom of crowds.&quot;">
            <text:p>A course on how networks underlie the social, technological, and natural worlds, with an emphasis on developing intuitions for broadly applicable concepts in network analysis. Topics include: introductions to graph theory, network concepts, and game theory; social networks; information networks; the aggregate behaviour of markets and crowds; network dynamics; information diffusion; popular concepts such as "six degrees of separation," the "friendship paradox," and the "wisdom of crowds."</text:p>
          </table:table-cell>
        </table:table-row>
        <table:table-row>
          <table:table-cell office:value-type="string" office:string-value="CSC304H1">
            <text:p>CSC304H1</text:p>
          </table:table-cell>
          <table:table-cell office:value-type="string" office:string-value="Algorithmic Game Theory and Mechanism Design">
            <text:p>Algorithmic Game Theory and Mechanism Design</text:p>
          </table:table-cell>
          <table:table-cell office:value-type="string" office:string-value="A mathematical and computational introduction to game theory and mechanism design. Analysis of equilibria in games and computation of price of anarchy. Design and analysis mechanisms with monetary transfers (such as auctions). Design and analysis of mechanisms without monetary transfers (such as voting and matching). This course is intended for economics, mathematics, and computer science students.">
            <text:p>A mathematical and computational introduction to game theory and mechanism design. Analysis of equilibria in games and computation of price of anarchy. Design and analysis mechanisms with monetary transfers (such as auctions). Design and analysis of mechanisms without monetary transfers (such as voting and matching). This course is intended for economics, mathematics, and computer science students.</text:p>
          </table:table-cell>
        </table:table-row>
        <table:table-row>
          <table:table-cell office:value-type="string" office:string-value="CSC309H1">
            <text:p>CSC309H1</text:p>
          </table:table-cell>
          <table:table-cell office:value-type="string" office:string-value="Programming on the Web">
            <text:p>Programming on the Web</text:p>
          </table:table-cell>
          <table:table-cell office:value-type="string" office:string-value="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
            <text:p>An introduction to software development on the web. Concepts underlying the development of programs that operate on the web; survey of technological alternatives; greater depth on some technologies. Operational concepts of the internet and the web, static client content, dynamic client content, dynamically served content, n-tiered architectures, web development processes, and security on the web.</text:p>
          </table:table-cell>
        </table:table-row>
        <table:table-row>
          <table:table-cell office:value-type="string" office:string-value="CSC317H1">
            <text:p>CSC317H1</text:p>
          </table:table-cell>
          <table:table-cell office:value-type="string" office:string-value="Computer Graphics">
            <text:p>Computer Graphics</text:p>
          </table:table-cell>
          <table:table-cell office:value-type="string" office:string-value="Identification and characterization of the objects manipulated in computer graphics, the operations possible on these objects, efficient algorithms to perform these operations, and interfaces to transform one type of object to another. Display devices, display data structures and procedures, graphical input, object modelling, transformations, illumination models, primary and secondary light effects; graphics packages and systems. Students, individually or in teams, implement graphical algorithms or entire graphics systems.">
            <text:p>Identification and characterization of the objects manipulated in computer graphics, the operations possible on these objects, efficient algorithms to perform these operations, and interfaces to transform one type of object to another. Display devices, display data structures and procedures, graphical input, object modelling, transformations, illumination models, primary and secondary light effects; graphics packages and systems. Students, individually or in teams, implement graphical algorithms or entire graphics systems.</text:p>
          </table:table-cell>
        </table:table-row>
        <table:table-row>
          <table:table-cell office:value-type="string" office:string-value="CSC318H1">
            <text:p>CSC318H1</text:p>
          </table:table-cell>
          <table:table-cell office:value-type="string" office:string-value="The Design of Interactive Computational Media">
            <text:p>The Design of Interactive Computational Media</text:p>
          </table:table-cell>
          <table:table-cell office:value-type="string" office:string-value="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
            <text:p>User-centred design of interactive systems; methodologies, principles, and metaphors; task analysis. Interdisciplinary design; the role of graphic design, industrial design, and the behavioural sciences. Interactive hardware and software; concepts from computer graphics. Typography, layout, colour, sound, video, gesture, and usability enhancements. Classes of interactive graphical media; direct manipulation systems, extensible systems, rapid prototyping tools. Students work on projects in interdisciplinary teams.</text:p>
          </table:table-cell>
        </table:table-row>
        <table:table-row>
          <table:table-cell office:value-type="string" office:string-value="CSC320H1">
            <text:p>CSC320H1</text:p>
          </table:table-cell>
          <table:table-cell office:value-type="string" office:string-value="Introduction to Visual Computing">
            <text:p>Introduction to Visual Computing</text:p>
          </table:table-cell>
          <table:table-cell office:value-type="string" office:string-value="A first-principles introduction to the acquisition and computational processing of 2D images, aimed at students interested in computer vision, digital photography and computer graphics. The course serves as a stepping stone for tackling more advanced courses in those subjects and covers four broad themes: (1) mathematical and engineering foundations: introducing key concepts from geometry; multivariate calculus; linear algebra; image and signal processing; and human vision, (2) algorithms for low-level computer vision: image warping, morphing and stitching; image enhancement; image scissoring and inpainting; color image processing and display; face recognition; and 2D image matching, (3) implementing several such tools in Python, and (4) a first taste of vision and graphics research. Understanding how to turn algorithmic descriptions in research papers into working computer vision code—and how to evaluate its performance—will be key skills acquired in the course.">
            <text:p>A first-principles introduction to the acquisition and computational processing of 2D images, aimed at students interested in computer vision, digital photography and computer graphics. The course serves as a stepping stone for tackling more advanced courses in those subjects and covers four broad themes: (1) mathematical and engineering foundations: introducing key concepts from geometry; multivariate calculus; linear algebra; image and signal processing; and human vision, (2) algorithms for low-level computer vision: image warping, morphing and stitching; image enhancement; image scissoring and inpainting; color image processing and display; face recognition; and 2D image matching, (3) implementing several such tools in Python, and (4) a first taste of vision and graphics research. Understanding how to turn algorithmic descriptions in research papers into working computer vision code—and how to evaluate its performance—will be key skills acquired in the course.</text:p>
          </table:table-cell>
        </table:table-row>
        <table:table-row>
          <table:table-cell office:value-type="string" office:string-value="CSC336H1">
            <text:p>CSC336H1</text:p>
          </table:table-cell>
          <table:table-cell office:value-type="string" office:string-value="Numerical Methods">
            <text:p>Numerical Methods</text:p>
          </table:table-cell>
          <table:table-cell office:value-type="string" office:string-value="The study of computational methods for solving problems in linear algebra, non-linear equations, and approximation. The aim is to give students a basic understanding of both floating-point arithmetic and the implementation of algorithms used to solve numerical problems, as well as a familiarity with current numerical computing environments.">
            <text:p>The study of computational methods for solving problems in linear algebra, non-linear equations, and approximation. The aim is to give students a basic understanding of both floating-point arithmetic and the implementation of algorithms used to solve numerical problems, as well as a familiarity with current numerical computing environments.</text:p>
          </table:table-cell>
        </table:table-row>
        <table:table-row>
          <table:table-cell office:value-type="string" office:string-value="CSC343H1">
            <text:p>CSC343H1</text:p>
          </table:table-cell>
          <table:table-cell office:value-type="string" office:string-value="Introduction to Databases">
            <text:p>Introduction to Databases</text:p>
          </table:table-cell>
          <table:table-cell office:value-type="string" office:string-value="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
            <text:p>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text:p>
          </table:table-cell>
        </table:table-row>
        <table:table-row>
          <table:table-cell office:value-type="string" office:string-value="CSC343H5">
            <text:p>CSC343H5</text:p>
          </table:table-cell>
          <table:table-cell office:value-type="string" office:string-value=" Introduction to Databases">
            <text:p> Introduction to Databases</text:p>
          </table:table-cell>
          <table:table-cell office:value-type="string" office:string-value="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
            <text:p>Introduction to database management systems. The relational data model. Relational algebra. Querying and updating databases: the query language SQL. Application programming with SQL. Integrity constraints, normal forms, and database design. Elements of database system technology: query processing, transaction management.</text:p>
          </table:table-cell>
        </table:table-row>
        <table:table-row>
          <table:table-cell office:value-type="string" office:string-value="CSC367H1">
            <text:p>CSC367H1</text:p>
          </table:table-cell>
          <table:table-cell office:value-type="string" office:string-value="Parallel Programming">
            <text:p>Parallel Programming</text:p>
          </table:table-cell>
          <table:table-cell office:value-type="string" office:string-value="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
            <text:p>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text:p>
          </table:table-cell>
        </table:table-row>
        <table:table-row>
          <table:table-cell office:value-type="string" office:string-value="CSC367H5">
            <text:p>CSC367H5</text:p>
          </table:table-cell>
          <table:table-cell office:value-type="string" office:string-value=" Parallel Programming">
            <text:p> Parallel Programming</text:p>
          </table:table-cell>
          <table:table-cell office:value-type="string" office:string-value="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
            <text:p>Introduction to aspects of parallel programming. Topics include computer instruction execution, instruction-level parallelism, memory system performance, task and data parallelism, parallel models (shared memory, message passing), synchronization, scalability and Amdahl's law, Flynn taxonomy, vector processing and parallel computing architectures.</text:p>
          </table:table-cell>
        </table:table-row>
        <table:table-row>
          <table:table-cell office:value-type="string" office:string-value="CSC384H1">
            <text:p>CSC384H1</text:p>
          </table:table-cell>
          <table:table-cell office:value-type="string" office:string-value="Introduction to Artificial Intelligence">
            <text:p>Introduction to Artificial Intelligence</text:p>
          </table:table-cell>
          <table:table-cell office:value-type="string" office:string-value="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
            <text:p>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text:p>
          </table:table-cell>
        </table:table-row>
        <table:table-row>
          <table:table-cell office:value-type="string" office:string-value="CSC384H5">
            <text:p>CSC384H5</text:p>
          </table:table-cell>
          <table:table-cell office:value-type="string" office:string-value=" Introduction to Artificial Intelligence">
            <text:p> Introduction to Artificial Intelligence</text:p>
          </table:table-cell>
          <table:table-cell office:value-type="string" office:string-value="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
            <text:p>Theories and algorithms that capture (or approximate) some of the core elements of computational intelligence. Topics include: search, logical representations and reasoning, classical automated planning, representing and reasoning with uncertainty, learning, decision making (planning) under uncertainty. Assignments provide practical experience, in both theory and programming, of the core topics.</text:p>
          </table:table-cell>
        </table:table-row>
        <table:table-row>
          <table:table-cell office:value-type="string" office:string-value="CSC401H1">
            <text:p>CSC401H1</text:p>
          </table:table-cell>
          <table:table-cell office:value-type="string" office:string-value="Natural Language Computing">
            <text:p>Natural Language Computing</text:p>
          </table:table-cell>
          <table:table-cell office:value-type="string" office:string-value="Introduction to techniques involving natural language processing and speech in applications such as information retrieval, speech recognition and synthesis, machine translation, summarization, and dialogue. N-grams, corpus analysis, neural methods, and information theory. Python and other software.">
            <text:p>Introduction to techniques involving natural language processing and speech in applications such as information retrieval, speech recognition and synthesis, machine translation, summarization, and dialogue. N-grams, corpus analysis, neural methods, and information theory. Python and other software.</text:p>
          </table:table-cell>
        </table:table-row>
        <table:table-row>
          <table:table-cell office:value-type="string" office:string-value="CSC404H1">
            <text:p>CSC404H1</text:p>
          </table:table-cell>
          <table:table-cell office:value-type="string" office:string-value="Introduction to Video Game Design">
            <text:p>Introduction to Video Game Design</text:p>
          </table:table-cell>
          <table:table-cell office:value-type="string" office:string-value="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
            <text:p>Concepts and techniques for the design and development of electronic games. History, social issues, and story elements. The business of game development and game promotion. Software engineering, artificial intelligence, and graphics elements. Level and model design. Audio elements. Practical assignments leading to team implementation of a complete game.</text:p>
          </table:table-cell>
        </table:table-row>
        <table:table-row>
          <table:table-cell office:value-type="string" office:string-value="CSC413H1">
            <text:p>CSC413H1</text:p>
          </table:table-cell>
          <table:table-cell office:value-type="string" office:string-value="Neural Networks and Deep Learning">
            <text:p>Neural Networks and Deep Learning</text:p>
          </table:table-cell>
          <table:table-cell office:value-type="string" office:string-value="An introduction to neural networks and deep learning. Backpropagation and automatic differentiation. Architectures: convolutional networks and recurrent neural networks. Methods for improving optimization and generalization. Neural networks for unsupervised and reinforcement learning.">
            <text:p>An introduction to neural networks and deep learning. Backpropagation and automatic differentiation. Architectures: convolutional networks and recurrent neural networks. Methods for improving optimization and generalization. Neural networks for unsupervised and reinforcement learning.</text:p>
          </table:table-cell>
        </table:table-row>
        <table:table-row>
          <table:table-cell office:value-type="string" office:string-value="CSC417H1">
            <text:p>CSC417H1</text:p>
          </table:table-cell>
          <table:table-cell office:value-type="string" office:string-value="Physics-Based Animation">
            <text:p>Physics-Based Animation</text:p>
          </table:table-cell>
          <table:table-cell office:value-type="string" office:string-value="This course is designed to introduce students to the field of physics-based animation by exposing them to the underlying mathematical and algorithmic techniques required to understand and develop efficient numerical simulations of physical phenomena such as rigid bodies, deformable bodies and fluids. Topics covered include rigid body simulation, elasticity simulation, cloth simulation, collision detection and resolution and fluid simulation. Along the way, we will explore the underlying mathematics of ordinary differential equations, discrete time integration, finite element methods and more.&#10;Students should have a strong background in Linear Algebra and Multivariate Calculus.">
            <text:p>This course is designed to introduce students to the field of physics-based animation by exposing them to the underlying mathematical and algorithmic techniques required to understand and develop efficient numerical simulations of physical phenomena such as rigid bodies, deformable bodies and fluids. Topics covered include rigid body simulation, elasticity simulation, cloth simulation, collision detection and resolution and fluid simulation. Along the way, we will explore the underlying mathematics of ordinary differential equations, discrete time integration, finite element methods and more.
Students should have a strong background in Linear Algebra and Multivariate Calculus.</text:p>
          </table:table-cell>
        </table:table-row>
        <table:table-row>
          <table:table-cell office:value-type="string" office:string-value="CSC419H1">
            <text:p>CSC419H1</text:p>
          </table:table-cell>
          <table:table-cell office:value-type="string" office:string-value="Geometry Processing">
            <text:p>Geometry Processing</text:p>
          </table:table-cell>
          <table:table-cell office:value-type="string" office:string-value="Extending traditional signal processing, geometry processing interprets three-dimensional curves and surfaces as signals. Just as audio and image signal data can be filtered, denoised and decomposed spectrally, so can the geometry of a three-dimensional curve or surface. The course covers algorithms and mathematics behind fundamental operations for interpreting and manipulating geometric data. These essential tools enable: geometric modeling for computer aided design, life-like animations for computer graphics, reliable physical simulations, and robust scene representations for computer vision. Topics include: discrete curves and surfaces, curvature computation, surface reconstruction from point clouds, surface smoothing and denoising, parameterization, symmetry detection, and animation.">
            <text:p>Extending traditional signal processing, geometry processing interprets three-dimensional curves and surfaces as signals. Just as audio and image signal data can be filtered, denoised and decomposed spectrally, so can the geometry of a three-dimensional curve or surface. The course covers algorithms and mathematics behind fundamental operations for interpreting and manipulating geometric data. These essential tools enable: geometric modeling for computer aided design, life-like animations for computer graphics, reliable physical simulations, and robust scene representations for computer vision. Topics include: discrete curves and surfaces, curvature computation, surface reconstruction from point clouds, surface smoothing and denoising, parameterization, symmetry detection, and animation.</text:p>
          </table:table-cell>
        </table:table-row>
        <table:table-row>
          <table:table-cell office:value-type="string" office:string-value="CSC420H1">
            <text:p>CSC420H1</text:p>
          </table:table-cell>
          <table:table-cell office:value-type="string" office:string-value="Introduction to Image Understanding">
            <text:p>Introduction to Image Understanding</text:p>
          </table:table-cell>
          <table:table-cell office:value-type="string" office:string-value="Introduction to basic concepts in computer vision. Extraction of image features at multiple scales. Robust estimation of model parameters. Multiview geometry and reconstruction. Image motion estimation and tracking. Object recognition. Topics in scene understanding as time permits.">
            <text:p>Introduction to basic concepts in computer vision. Extraction of image features at multiple scales. Robust estimation of model parameters. Multiview geometry and reconstruction. Image motion estimation and tracking. Object recognition. Topics in scene understanding as time permits.</text:p>
          </table:table-cell>
        </table:table-row>
        <table:table-row>
          <table:table-cell office:value-type="string" office:string-value="CSC420H5">
            <text:p>CSC420H5</text:p>
          </table:table-cell>
          <table:table-cell office:value-type="string" office:string-value=" Introduction to Image Understanding">
            <text:p> Introduction to Image Understanding</text:p>
          </table:table-cell>
          <table:table-cell office:value-type="string" office:string-value="This class is an introduction to fundamental concepts in image understanding, the sub-discipline of artificial intelligence that tries to make the computers &quot;see&quot;. It will survey a variety of interesting vision problems and techniques. Specifically, the course will cover image formation, features, object and scene recognition and learning, multi-view geometry and video processing. It will also feature recognition with RGB-D data. The goal of the class will be to grasp a number of computer vision problems and understand basic approaches to tackle them for real-world applications.">
            <text:p>This class is an introduction to fundamental concepts in image understanding, the sub-discipline of artificial intelligence that tries to make the computers "see". It will survey a variety of interesting vision problems and techniques. Specifically, the course will cover image formation, features, object and scene recognition and learning, multi-view geometry and video processing. It will also feature recognition with RGB-D data. The goal of the class will be to grasp a number of computer vision problems and understand basic approaches to tackle them for real-world applications.</text:p>
          </table:table-cell>
        </table:table-row>
        <table:table-row>
          <table:table-cell office:value-type="string" office:string-value="CSC428H1">
            <text:p>CSC428H1</text:p>
          </table:table-cell>
          <table:table-cell office:value-type="string" office:string-value="Human-Computer Interaction">
            <text:p>Human-Computer Interaction</text:p>
          </table:table-cell>
          <table:table-cell office:value-type="string" office:string-value="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
            <text:p>Understanding human behaviour as it applies to user interfaces: work activity analysis, observational techniques, questionnaire administration, and unobtrusive measures. Operating parameters of the human cognitive system, task analysis and cognitive modelling techniques and their application to designing interfaces. Interface representations and prototyping tools. Cognitive walkthroughs, usability studies and verbal protocol analysis. Case studies of specific user interfaces.</text:p>
          </table:table-cell>
        </table:table-row>
        <table:table-row>
          <table:table-cell office:value-type="string" office:string-value="CSC438H1">
            <text:p>CSC438H1</text:p>
          </table:table-cell>
          <table:table-cell office:value-type="string" office:string-value="Computability and Logic">
            <text:p>Computability and Logic</text:p>
          </table:table-cell>
          <table:table-cell office:value-type="string" office:string-value="Computable functions, Church's thesis, unsolvable problems, recursively enumerable sets. Predicate calculus, including the completeness, compactness, and Lowenheim-Skolem theorems. Formal theories and the Gödel Incompleteness Theorem. Ordinarily offered in years alternating with  &#10;CSC448H1&#10;.">
            <text:p>Computable functions, Church's thesis, unsolvable problems, recursively enumerable sets. Predicate calculus, including the completeness, compactness, and Lowenheim-Skolem theorems. Formal theories and the Gödel Incompleteness Theorem. Ordinarily offered in years alternating with  
CSC448H1
.</text:p>
          </table:table-cell>
        </table:table-row>
        <table:table-row>
          <table:table-cell office:value-type="string" office:string-value="CSC443H1">
            <text:p>CSC443H1</text:p>
          </table:table-cell>
          <table:table-cell office:value-type="string" office:string-value="Database System Technology">
            <text:p>Database System Technology</text:p>
          </table:table-cell>
          <table:table-cell office:value-type="string" office:string-value="Implementation of database management systems. Storage management, indexing, query processing, concurrency control, transaction management. Database systems on parallel and distributed architectures. Modern database applications: data mining, data warehousing, OLAP, data on the web. Object-oriented and object-relational databases.">
            <text:p>Implementation of database management systems. Storage management, indexing, query processing, concurrency control, transaction management. Database systems on parallel and distributed architectures. Modern database applications: data mining, data warehousing, OLAP, data on the web. Object-oriented and object-relational databases.</text:p>
          </table:table-cell>
        </table:table-row>
        <table:table-row>
          <table:table-cell office:value-type="string" office:string-value="CSC463H1">
            <text:p>CSC463H1</text:p>
          </table:table-cell>
          <table:table-cell office:value-type="string" office:string-value="Computational Complexity and Computability">
            <text:p>Computational Complexity and Computability</text:p>
          </table:table-cell>
          <table:table-cell office:value-type="string" office:string-value="Introduction to the theory of computability: Turing machines and other models of computation, Church’s thesis, computable and noncomputable functions, recursive and recursively enumerable sets, many-one reductions. Introduction to complexity theory: P, NP, polynomial time reducibility, NP-completeness, self-reducibility, space complexity (L, NL, PSPACE and completeness for those classes), hierarchy theorems, and provably intractable problems.">
            <text:p>Introduction to the theory of computability: Turing machines and other models of computation, Church’s thesis, computable and noncomputable functions, recursive and recursively enumerable sets, many-one reductions. Introduction to complexity theory: P, NP, polynomial time reducibility, NP-completeness, self-reducibility, space complexity (L, NL, PSPACE and completeness for those classes), hierarchy theorems, and provably intractable problems.</text:p>
          </table:table-cell>
        </table:table-row>
        <table:table-row>
          <table:table-cell office:value-type="string" office:string-value="CSC465H1">
            <text:p>CSC465H1</text:p>
          </table:table-cell>
          <table:table-cell office:value-type="string" office:string-value="Formal Methods in Software Design">
            <text:p>Formal Methods in Software Design</text:p>
          </table:table-cell>
          <table:table-cell office:value-type="string" office:string-value="Using mathematics to write error-free programs. Proving each refinement; identifying errors as they are made. Program development to meet specifications; modifications that preserve correctness. Useful for all programming; essential for programs that lives depend on. Basic logic, formal specifications, refinement. Conditional, sequential, parallel, interaction, probabilistic programming, and functional programming.">
            <text:p>Using mathematics to write error-free programs. Proving each refinement; identifying errors as they are made. Program development to meet specifications; modifications that preserve correctness. Useful for all programming; essential for programs that lives depend on. Basic logic, formal specifications, refinement. Conditional, sequential, parallel, interaction, probabilistic programming, and functional programming.</text:p>
          </table:table-cell>
        </table:table-row>
        <table:table-row>
          <table:table-cell office:value-type="string" office:string-value="CSC469H1">
            <text:p>CSC469H1</text:p>
          </table:table-cell>
          <table:table-cell office:value-type="string" office:string-value="Operating Systems Design and Implementation">
            <text:p>Operating Systems Design and Implementation</text:p>
          </table:table-cell>
          <table:table-cell office:value-type="string" office:string-value="An in-depth exploration of the major components of operating systems with an emphasis on the techniques, algorithms, and structures used to implement these components in modern systems. Project-based study of process management, scheduling, memory management, file systems, and networking is used to build insight into the intricacies of a large concurrent system.">
            <text:p>An in-depth exploration of the major components of operating systems with an emphasis on the techniques, algorithms, and structures used to implement these components in modern systems. Project-based study of process management, scheduling, memory management, file systems, and networking is used to build insight into the intricacies of a large concurrent system.</text:p>
          </table:table-cell>
        </table:table-row>
        <table:table-row>
          <table:table-cell office:value-type="string" office:string-value="CSC473H1">
            <text:p>CSC473H1</text:p>
          </table:table-cell>
          <table:table-cell office:value-type="string" office:string-value="Advanced Algorithm Design">
            <text:p>Advanced Algorithm Design</text:p>
          </table:table-cell>
          <table:table-cell office:value-type="string" office:string-value="Advanced algorithm design techniques, with emphasis on the role that geometry, approximation, randomization, and parallelism play in modern algorithms. Examples will be drawn from linear programming and basics of continuous optimization; randomized algorithms for string matching, graph problems, and number theory problems; streaming algorithms and parallel algorithms in the Map-Reduce model.">
            <text:p>Advanced algorithm design techniques, with emphasis on the role that geometry, approximation, randomization, and parallelism play in modern algorithms. Examples will be drawn from linear programming and basics of continuous optimization; randomized algorithms for string matching, graph problems, and number theory problems; streaming algorithms and parallel algorithms in the Map-Reduce model.</text:p>
          </table:table-cell>
        </table:table-row>
        <table:table-row>
          <table:table-cell office:value-type="string" office:string-value="CSC485H1">
            <text:p>CSC485H1</text:p>
          </table:table-cell>
          <table:table-cell office:value-type="string" office:string-value="Computational Linguistics">
            <text:p>Computational Linguistics</text:p>
          </table:table-cell>
          <table:table-cell office:value-type="string" office:string-value="Computational linguistics and the processing of language by computer. Topics include: context-free grammars; chart parsing, statistical parsing; semantics and semantic interpretation; ambiguity resolution techniques; reference resolution. Emphasis on statistical learning methods for lexical, syntactic, and semantic knowledge.">
            <text:p>Computational linguistics and the processing of language by computer. Topics include: context-free grammars; chart parsing, statistical parsing; semantics and semantic interpretation; ambiguity resolution techniques; reference resolution. Emphasis on statistical learning methods for lexical, syntactic, and semantic knowledge.</text:p>
          </table:table-cell>
        </table:table-row>
        <table:table-row>
          <table:table-cell office:value-type="string" office:string-value="ECE159H1">
            <text:p>ECE159H1</text:p>
          </table:table-cell>
          <table:table-cell office:value-type="string" office:string-value="Fundamentals of Electric Circuits">
            <text:p>Fundamentals of Electric Circuits</text:p>
          </table:table-cell>
          <table:table-cell office:value-type="string" office:string-value="Topics include: DC linear circuit elements; DC linear circuit analysis; Kirchhoff's Laws and superposition; Thevenin and Norton equivalents; nodal analysis; operational amplifier; transient response of linear circuits; sinusoidal steady state analysis; phasors; power in AC circuits; frequency response; and resonance phenomena.">
            <text:p>Topics include: DC linear circuit elements; DC linear circuit analysis; Kirchhoff's Laws and superposition; Thevenin and Norton equivalents; nodal analysis; operational amplifier; transient response of linear circuits; sinusoidal steady state analysis; phasors; power in AC circuits; frequency response; and resonance phenomena.</text:p>
          </table:table-cell>
        </table:table-row>
        <table:table-row>
          <table:table-cell office:value-type="string" office:string-value="ECE253H1">
            <text:p>ECE253H1</text:p>
          </table:table-cell>
          <table:table-cell office:value-type="string" office:string-value="Digital and Computer Systems">
            <text:p>Digital and Computer Systems</text:p>
          </table:table-cell>
          <table:table-cell office:value-type="string" office:string-value="Digital system design principles. Logic circuits, logic synthesis. Registers, arithmetic circuits, counters, finite state machines, and programmable logic devices. Verilog hardware description language. Computer structure, machine language instruction execution and sequencing, addressing techniques. Processors, input/output techniques, and memory hierarchy. The laboratory work consists of exercises involving the design of logic circuits, and microprocessor systems. Modern computer-aided design tools and FPGA technology are used. Design aspects constitute a major portion of laboratory work.">
            <text:p>Digital system design principles. Logic circuits, logic synthesis. Registers, arithmetic circuits, counters, finite state machines, and programmable logic devices. Verilog hardware description language. Computer structure, machine language instruction execution and sequencing, addressing techniques. Processors, input/output techniques, and memory hierarchy. The laboratory work consists of exercises involving the design of logic circuits, and microprocessor systems. Modern computer-aided design tools and FPGA technology are used. Design aspects constitute a major portion of laboratory work.</text:p>
          </table:table-cell>
        </table:table-row>
        <table:table-row>
          <table:table-cell office:value-type="string" office:string-value="ECE259H1">
            <text:p>ECE259H1</text:p>
          </table:table-cell>
          <table:table-cell office:value-type="string" office:string-value="Electromagnetism">
            <text:p>Electromagnetism</text:p>
          </table:table-cell>
          <table:table-cell office:value-type="string" office:string-value="The fundamental laws of electromagnetics are covered; including Coulomb's law, Gauss' law, Poisson's and Laplace's equations, the Biot-Savart's law, Ampere's law, Faraday's law, and Maxwell's equations. Vector calculus is applied to determine the relationship between the electric and magnetic fields and their sources (charges and currents). Field-matter interaction is studied, including polarization in dielectric materials and magnetization in magnetic materials. Circuit elements such as the resistor, capacitor and inductor are introduced from an electromagnetic point of view. Other topics include: electric and magnetic forces, the electric potential, capacitance and inductance, electric and magnetic energy, magnetic circuits, boundary-value problems and transmission-lines.">
            <text:p>The fundamental laws of electromagnetics are covered; including Coulomb's law, Gauss' law, Poisson's and Laplace's equations, the Biot-Savart's law, Ampere's law, Faraday's law, and Maxwell's equations. Vector calculus is applied to determine the relationship between the electric and magnetic fields and their sources (charges and currents). Field-matter interaction is studied, including polarization in dielectric materials and magnetization in magnetic materials. Circuit elements such as the resistor, capacitor and inductor are introduced from an electromagnetic point of view. Other topics include: electric and magnetic forces, the electric potential, capacitance and inductance, electric and magnetic energy, magnetic circuits, boundary-value problems and transmission-lines.</text:p>
          </table:table-cell>
        </table:table-row>
        <table:table-row>
          <table:table-cell office:value-type="string" office:string-value="ECE302H1">
            <text:p>ECE302H1</text:p>
          </table:table-cell>
          <table:table-cell office:value-type="string" office:string-value="Probability and Applications">
            <text:p>Probability and Applications</text:p>
          </table:table-cell>
          <table:table-cell office:value-type="string" office:string-value="Events, sample space, axioms of probability. Discrete and continuous random variables, distribution and density functions. Bernoulli trials, Binomial, geometric, Poisson, exponential and Gaussian distributions.&#10;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
            <text:p>Events, sample space, axioms of probability. Discrete and continuous random variables, distribution and density functions. Bernoulli trials, Binomial, geometric, Poisson, exponential and Gaussian distributions.
Expectation, moments, characteristic function and correlation coefficient. Functions of random variables. Random vectors, joint distributions, transformations. Applications will be chosen from communication theory, estimation and hypothesis testing, predictive analytics and other areas of electrical and computer engineering.</text:p>
          </table:table-cell>
        </table:table-row>
        <table:table-row>
          <table:table-cell office:value-type="string" office:string-value="ECE311H1">
            <text:p>ECE311H1</text:p>
          </table:table-cell>
          <table:table-cell office:value-type="string" office:string-value="Introduction to Control Systems">
            <text:p>Introduction to Control Systems</text:p>
          </table:table-cell>
          <table:table-cell office:value-type="string" office:string-value="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
            <text:p>An introduction to dynamic systems and their control. Differential equation models of mechanical, electrical, and electromechanical systems. State variable form. Linearization of nonlinear models and transfer functions. Use of Laplace transform to solve ordinary differential equations. Conversion of models from state variable form to transfer function representation and vice versa. Block diagrams and their manipulation. Time response: transient analysis and performance measures. Properties of feedback control systems. Steady state tracking:the notion of system type. The concept of stability of feedback systems, Routh-Hurwitz stability criterion. Frequency response and stability in the frequency domain. Root locus. Bode and Nyquist plots and their use in feedback control design.</text:p>
          </table:table-cell>
        </table:table-row>
        <table:table-row>
          <table:table-cell office:value-type="string" office:string-value="ECE313H1">
            <text:p>ECE313H1</text:p>
          </table:table-cell>
          <table:table-cell office:value-type="string" office:string-value="Energy Systems and Distributed Generation">
            <text:p>Energy Systems and Distributed Generation</text:p>
          </table:table-cell>
          <table:table-cell office:value-type="string" office:string-value="Three-phase systems; steady-state transmission line model; symmetrical three-phase faults; power system stability; symmetrical components; unsymmetrical faults and fault current calculation; distribution network; equivalent steady-state model of voltage-sourced converter; distributed energy resources (DR); distributed energy storage; interface between DR and power system.">
            <text:p>Three-phase systems; steady-state transmission line model; symmetrical three-phase faults; power system stability; symmetrical components; unsymmetrical faults and fault current calculation; distribution network; equivalent steady-state model of voltage-sourced converter; distributed energy resources (DR); distributed energy storage; interface between DR and power system.</text:p>
          </table:table-cell>
        </table:table-row>
        <table:table-row>
          <table:table-cell office:value-type="string" office:string-value="ECE314H1">
            <text:p>ECE314H1</text:p>
          </table:table-cell>
          <table:table-cell office:value-type="string" office:string-value="Fundamentals of Electrical Energy Systems">
            <text:p>Fundamentals of Electrical Energy Systems</text:p>
          </table:table-cell>
          <table:table-cell office:value-type="string" office:string-value="High-efficiency energy conversion via switched-mode power electronic circuits: design and steady-state modeling of DC/DC converters, DC/AC converters using pulse-width modulation. Transistor switch realization and basic efficiency analysis in power electronic converters. AC power quality and power factor, including non-sinusoidal currents. Energy conversion via magnetic devices: Faraday's law for time varying fields, characterization of hysteresis and eddy current losses in magnetic materials, modelling of magnetic circuits, transformer and inductor modelling and design. Introduction to electromechanical energy conversion: Lorentz Force, concepts of energy, co-energy, forces between ferromagnetic materials carrying flux, simple magnetic actuators, introduction to synchronous machines.">
            <text:p>High-efficiency energy conversion via switched-mode power electronic circuits: design and steady-state modeling of DC/DC converters, DC/AC converters using pulse-width modulation. Transistor switch realization and basic efficiency analysis in power electronic converters. AC power quality and power factor, including non-sinusoidal currents. Energy conversion via magnetic devices: Faraday's law for time varying fields, characterization of hysteresis and eddy current losses in magnetic materials, modelling of magnetic circuits, transformer and inductor modelling and design. Introduction to electromechanical energy conversion: Lorentz Force, concepts of energy, co-energy, forces between ferromagnetic materials carrying flux, simple magnetic actuators, introduction to synchronous machines.</text:p>
          </table:table-cell>
        </table:table-row>
        <table:table-row>
          <table:table-cell office:value-type="string" office:string-value="ECE316H1">
            <text:p>ECE316H1</text:p>
          </table:table-cell>
          <table:table-cell office:value-type="string" office:string-value="Communication Systems">
            <text:p>Communication Systems</text:p>
          </table:table-cell>
          <table:table-cell office:value-type="string" office:string-value="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
            <text:p>An introductory course in analog and digital communication systems. Analog and digital signals. Signal representation and Fourier transform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text:p>
          </table:table-cell>
        </table:table-row>
        <table:table-row>
          <table:table-cell office:value-type="string" office:string-value="ECE318H1">
            <text:p>ECE318H1</text:p>
          </table:table-cell>
          <table:table-cell office:value-type="string" office:string-value="Fundamentals of Optics">
            <text:p>Fundamentals of Optics</text:p>
          </table:table-cell>
          <table:table-cell office:value-type="string" office:string-value="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10;ECE320H1&#10; F - Fields and Waves, or &#10;ECE357H1&#10; S - Electromagnetic Fields, is strongly recommended.)">
            <text:p>Geometric Optics: Spherical surfaces, lenses and mirrors, optical imaging systems, matrix method, and aberrations. Polarization: Polarizer and polarizations, anisotropic materials, dichroism, birefringence, index ellipsoid, waveplates, optical activity, Faraday effect. Interference: superposition of waves, longitudinal and transverse coherence, Young's double-slit experiment, Michelson and Fabry-Perot interferometer, thin-films. Diffraction and Fourier Optics: diffraction theory, single and double slits, diffraction gratings, spatial filtering, basic optical signal processing. (Background preparation in 
ECE320H1
 F - Fields and Waves, or 
ECE357H1
 S - Electromagnetic Fields, is strongly recommended.)</text:p>
          </table:table-cell>
        </table:table-row>
        <table:table-row>
          <table:table-cell office:value-type="string" office:string-value="ECE320H1">
            <text:p>ECE320H1</text:p>
          </table:table-cell>
          <table:table-cell office:value-type="string" office:string-value="Fields and Waves">
            <text:p>Fields and Waves</text:p>
          </table:table-cell>
          <table:table-cell office:value-type="string" office:string-value="Voltage and current waves on a general transmission line, characteristic impedance, reflections from the load and source, transients on a transmission line, Smith's chart and impedance matching. Maxwell's equations, wave equation, constitutive relations, dispersion, boundary conditions. Plane wave propagation in lossless and lossy media, polarization, power flow and Poynting vector. Plane wave reflection and transmission at material boundaries. Waveguides; propagating and evanescent waveguide modes and cut-off frequencies.">
            <text:p>Voltage and current waves on a general transmission line, characteristic impedance, reflections from the load and source, transients on a transmission line, Smith's chart and impedance matching. Maxwell's equations, wave equation, constitutive relations, dispersion, boundary conditions. Plane wave propagation in lossless and lossy media, polarization, power flow and Poynting vector. Plane wave reflection and transmission at material boundaries. Waveguides; propagating and evanescent waveguide modes and cut-off frequencies.</text:p>
          </table:table-cell>
        </table:table-row>
        <table:table-row>
          <table:table-cell office:value-type="string" office:string-value="ECE326H1">
            <text:p>ECE326H1</text:p>
          </table:table-cell>
          <table:table-cell office:value-type="string" office:string-value="Programming Languages">
            <text:p>Programming Languages</text:p>
          </table:table-cell>
          <table:table-cell office:value-type="string" office:string-value="Study of programming styles and paradigms. Included are object-oriented scripting functional and logic-based approaches. Languages that support these programming styles will be introduced. Languages treated include Python, Lisp or Scheme and Prolog.">
            <text:p>Study of programming styles and paradigms. Included are object-oriented scripting functional and logic-based approaches. Languages that support these programming styles will be introduced. Languages treated include Python, Lisp or Scheme and Prolog.</text:p>
          </table:table-cell>
        </table:table-row>
        <table:table-row>
          <table:table-cell office:value-type="string" office:string-value="ECE330H1">
            <text:p>ECE330H1</text:p>
          </table:table-cell>
          <table:table-cell office:value-type="string" office:string-value="Quantum and Semiconductor Physics">
            <text:p>Quantum and Semiconductor Physics</text:p>
          </table:table-cell>
          <table:table-cell office:value-type="string" office:string-value="The course introduces the principles of quantum physics and uses them to understand the behaviour of semiconductors. Topics to be covered include wave-particle duality, Schrodinger's equation, energy quantization, quantum mechanical tunnelling, electrons in crystalline semiconductors and other physical concepts that form the basis for nanotechnology, microelectronics, and optoelectronics.">
            <text:p>The course introduces the principles of quantum physics and uses them to understand the behaviour of semiconductors. Topics to be covered include wave-particle duality, Schrodinger's equation, energy quantization, quantum mechanical tunnelling, electrons in crystalline semiconductors and other physical concepts that form the basis for nanotechnology, microelectronics, and optoelectronics.</text:p>
          </table:table-cell>
        </table:table-row>
        <table:table-row>
          <table:table-cell office:value-type="string" office:string-value="ECE331H1">
            <text:p>ECE331H1</text:p>
          </table:table-cell>
          <table:table-cell office:value-type="string" office:string-value="Analog Electronics">
            <text:p>Analog Electronics</text:p>
          </table:table-cell>
          <table:table-cell office:value-type="string" office:string-value="Transistor amplifiers &#10;with an emphasis on integrated circuit (IC) design. &#10;Building blocks include differential and multistage amplifiers, IC biasing &#10;techniques, and output stage design. Frequency response of amplifiers at &#10;low, medium and high frequencies. Feedback amplifier analysis. Stability &#10;and compensation techniques for amplifiers using negative feedback.&#10;​">
            <text:p>Transistor amplifiers 
with an emphasis on integrated circuit (IC) design. 
Building blocks include differential and multistage amplifiers, IC biasing 
techniques, and output stage design. Frequency response of amplifiers at 
low, medium and high frequencies. Feedback amplifier analysis. Stability 
and compensation techniques for amplifiers using negative feedback.
​</text:p>
          </table:table-cell>
        </table:table-row>
        <table:table-row>
          <table:table-cell office:value-type="string" office:string-value="ECE334H1">
            <text:p>ECE334H1</text:p>
          </table:table-cell>
          <table:table-cell office:value-type="string" office:string-value="Digital Electronics">
            <text:p>Digital Electronics</text:p>
          </table:table-cell>
          <table:table-cell office:value-type="string" office:string-value="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
            <text:p>Digital design techniques for integrated circuits. The emphasis will be on the design of logic gates at the transistor level. A number of different logic families will be described, but CMOS will be emphasized. Review of: device modeling, IC processing, and Spice simulation, simplified layout rules, inverter noise margins, transient response, and power dissipation, traditional CMOS logic design, transmission gates, RC timing approximations, input-output circuits, latches and flipflops, counters and adders, decoders and muxes, dynamic gates, SRAMs, DRAMs, and EEPROMs.</text:p>
          </table:table-cell>
        </table:table-row>
        <table:table-row>
          <table:table-cell office:value-type="string" office:string-value="ECE335H1">
            <text:p>ECE335H1</text:p>
          </table:table-cell>
          <table:table-cell office:value-type="string" office:string-value="Introduction to Electronic Devices">
            <text:p>Introduction to Electronic Devices</text:p>
          </table:table-cell>
          <table:table-cell office:value-type="string" office:string-value="Electrical behaviour of semiconductor structures and devices. Metal-semiconductor contacts; pn junctions, diodes, photodetectors, LED's; bipolar junction transistors, Ebers-Moll and hybrid-pi models; field effect transistors, MOSFET, JFET/MESFET structures and models; thyristors and semiconductor lasers.">
            <text:p>Electrical behaviour of semiconductor structures and devices. Metal-semiconductor contacts; pn junctions, diodes, photodetectors, LED's; bipolar junction transistors, Ebers-Moll and hybrid-pi models; field effect transistors, MOSFET, JFET/MESFET structures and models; thyristors and semiconductor lasers.</text:p>
          </table:table-cell>
        </table:table-row>
        <table:table-row>
          <table:table-cell office:value-type="string" office:string-value="ECE342H1">
            <text:p>ECE342H1</text:p>
          </table:table-cell>
          <table:table-cell office:value-type="string" office:string-value="Computer Hardware">
            <text:p>Computer Hardware</text:p>
          </table:table-cell>
          <table:table-cell office:value-type="string" office:string-value="Design of digital hardware components and embedded systems. Finite state machines and the algorithmic state machine representation. Timing analysis of single and multi-clock designs. Numeric representation and arithmetic circuits: binary addition, subtraction, multiplication and division; IEEE 754 floating point representation. Introduction to hardware architecture of embedded systems; on-chip buses, particularly the AMBA/AXI standard. Processor design and pipelining. Memory types, interfacing and direct memory access. Off-chip peripherals and communication protocols.">
            <text:p>Design of digital hardware components and embedded systems. Finite state machines and the algorithmic state machine representation. Timing analysis of single and multi-clock designs. Numeric representation and arithmetic circuits: binary addition, subtraction, multiplication and division; IEEE 754 floating point representation. Introduction to hardware architecture of embedded systems; on-chip buses, particularly the AMBA/AXI standard. Processor design and pipelining. Memory types, interfacing and direct memory access. Off-chip peripherals and communication protocols.</text:p>
          </table:table-cell>
        </table:table-row>
        <table:table-row>
          <table:table-cell office:value-type="string" office:string-value="ECE344H1">
            <text:p>ECE344H1</text:p>
          </table:table-cell>
          <table:table-cell office:value-type="string" office:string-value="Operating Systems">
            <text:p>Operating Systems</text:p>
          </table:table-cell>
          <table:table-cell office:value-type="string" office:string-value="Operating system structures, concurrency, synchronization, deadlock, CPU scheduling, memory management, file systems. The laboratory exercises will require implementation of part of an operating system.">
            <text:p>Operating system structures, concurrency, synchronization, deadlock, CPU scheduling, memory management, file systems. The laboratory exercises will require implementation of part of an operating system.</text:p>
          </table:table-cell>
        </table:table-row>
        <table:table-row>
          <table:table-cell office:value-type="string" office:string-value="ECE345H1">
            <text:p>ECE345H1</text:p>
          </table:table-cell>
          <table:table-cell office:value-type="string" office:string-value="Algorithms and Data Structures">
            <text:p>Algorithms and Data Structures</text:p>
          </table:table-cell>
          <table:table-cell office:value-type="string" office:string-value="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
            <text:p>Design and analysis of algorithms and data structures that are essential to engineers in every aspect of the computer hardware and software industry. Recurrences, asymptotics, summations, trees and graphs. Sorting, search trees and balanced search trees, amortized analysis, hash functions, dynamic programming, greedy algorithms, basic graph algorithms, minimum spanning trees, shortest paths, introduction to NP completeness and new trends in algorithms and data structures.</text:p>
          </table:table-cell>
        </table:table-row>
        <table:table-row>
          <table:table-cell office:value-type="string" office:string-value="ECE349H1">
            <text:p>ECE349H1</text:p>
          </table:table-cell>
          <table:table-cell office:value-type="string" office:string-value="Introduction to Energy Systems">
            <text:p>Introduction to Energy Systems</text:p>
          </table:table-cell>
          <table:table-cell office:value-type="string" office:string-value="Design and steady-state modeling of DC/DC and DC/AC (single- and three-phase) converters using modified-square-wave and pulse-width modulation. Three-phase, balanced connections and analysis of harmonics via superposition. Modeling of non-ideal components in power electronic converters to determine practical conversion ratios and efficiency. Energy conversion based on magnetic field interactions: Faraday's law for time varying fields, characterization of primary loss mechanisms (hysteresis and eddy currents) in magnetic materials, magnetic circuit analysis, transformer and inductor modeling and design. Introduction to electromechanical energy conversion: Lorentz Force, calculation of electromechanical forces in conservative systems using energy and co-energy, simple magnetic actuators and sensors, introduction to synchronous machines.">
            <text:p>Design and steady-state modeling of DC/DC and DC/AC (single- and three-phase) converters using modified-square-wave and pulse-width modulation. Three-phase, balanced connections and analysis of harmonics via superposition. Modeling of non-ideal components in power electronic converters to determine practical conversion ratios and efficiency. Energy conversion based on magnetic field interactions: Faraday's law for time varying fields, characterization of primary loss mechanisms (hysteresis and eddy currents) in magnetic materials, magnetic circuit analysis, transformer and inductor modeling and design. Introduction to electromechanical energy conversion: Lorentz Force, calculation of electromechanical forces in conservative systems using energy and co-energy, simple magnetic actuators and sensors, introduction to synchronous machines.</text:p>
          </table:table-cell>
        </table:table-row>
        <table:table-row>
          <table:table-cell office:value-type="string" office:string-value="ECE350H1">
            <text:p>ECE350H1</text:p>
          </table:table-cell>
          <table:table-cell office:value-type="string" office:string-value="Semiconductor Electronic Devices">
            <text:p>Semiconductor Electronic Devices</text:p>
          </table:table-cell>
          <table:table-cell office:value-type="string" office:string-value="An explanation of the basic operation, design and limitations of semiconductor electronic devices, such as diodes and transistors. The topics covered include: electrons in semiconductors, semiconductors in equilibrium, transport of carriers, p-n diodes, metal-semiconductor contacts, bipolar junction transistors, metal-oxide-semiconductor (MOS) capacitors, and MOS field effect transistors. In addition, optoelectronic devices (e.g. photodiodes, light emitting diodes and lasers), semiconductor heterostructures, nanostructures (quantum dots, qubits) and transistor scaling will be discussed.">
            <text:p>An explanation of the basic operation, design and limitations of semiconductor electronic devices, such as diodes and transistors. The topics covered include: electrons in semiconductors, semiconductors in equilibrium, transport of carriers, p-n diodes, metal-semiconductor contacts, bipolar junction transistors, metal-oxide-semiconductor (MOS) capacitors, and MOS field effect transistors. In addition, optoelectronic devices (e.g. photodiodes, light emitting diodes and lasers), semiconductor heterostructures, nanostructures (quantum dots, qubits) and transistor scaling will be discussed.</text:p>
          </table:table-cell>
        </table:table-row>
        <table:table-row>
          <table:table-cell office:value-type="string" office:string-value="ECE352H1">
            <text:p>ECE352H1</text:p>
          </table:table-cell>
          <table:table-cell office:value-type="string" office:string-value="Computer Organization">
            <text:p>Computer Organization</text:p>
          </table:table-cell>
          <table:table-cell office:value-type="string" office:string-value="A continuation of some of the topics introduced in &#10;ECE253H1&#10;. Embedded system design: Input-output and the use of interrupts, peripherals and interfacing. Processor design: pipelining, integer and floating point arithmetic, cache hierarchies and memory organization. Design of combinational and sequential circuits in Verilog.">
            <text:p>A continuation of some of the topics introduced in 
ECE253H1
. Embedded system design: Input-output and the use of interrupts, peripherals and interfacing. Processor design: pipelining, integer and floating point arithmetic, cache hierarchies and memory organization. Design of combinational and sequential circuits in Verilog.</text:p>
          </table:table-cell>
        </table:table-row>
        <table:table-row>
          <table:table-cell office:value-type="string" office:string-value="ECE353H1">
            <text:p>ECE353H1</text:p>
          </table:table-cell>
          <table:table-cell office:value-type="string" office:string-value="Systems Software">
            <text:p>Systems Software</text:p>
          </table:table-cell>
          <table:table-cell office:value-type="string" office:string-value="Operating system structure, processes, threads, synchronization, CPU scheduling, memory management, file systems, input/output, multiple processor systems, virtualization, protection, and security. The laboratory exercises will require implementation of part of an operating system.">
            <text:p>Operating system structure, processes, threads, synchronization, CPU scheduling, memory management, file systems, input/output, multiple processor systems, virtualization, protection, and security. The laboratory exercises will require implementation of part of an operating system.</text:p>
          </table:table-cell>
        </table:table-row>
        <table:table-row>
          <table:table-cell office:value-type="string" office:string-value="ECE354H1">
            <text:p>ECE354H1</text:p>
          </table:table-cell>
          <table:table-cell office:value-type="string" office:string-value="Electronic Circuits">
            <text:p>Electronic Circuits</text:p>
          </table:table-cell>
          <table:table-cell office:value-type="string" office:string-value="A course on analog and digital electronic circuits. Topics include single-stage amplifiers, current mirrors, cascode amplifiers and differential pairs. Amplifier frequency response, feedback and stability are also covered. Digital CMOS logic circuits are introduced.">
            <text:p>A course on analog and digital electronic circuits. Topics include single-stage amplifiers, current mirrors, cascode amplifiers and differential pairs. Amplifier frequency response, feedback and stability are also covered. Digital CMOS logic circuits are introduced.</text:p>
          </table:table-cell>
        </table:table-row>
        <table:table-row>
          <table:table-cell office:value-type="string" office:string-value="ECE355H1">
            <text:p>ECE355H1</text:p>
          </table:table-cell>
          <table:table-cell office:value-type="string" office:string-value="Signal Analysis and Communication">
            <text:p>Signal Analysis and Communication</text:p>
          </table:table-cell>
          <table:table-cell office:value-type="string" office:string-value="An introduction to continuous-time and discrete-time signals and systems. Topics include characterization of linear time-invariant systems, Fourier analysis, linear filtering, sampling of continuous-time signals, and modulation techniques for communication systems.">
            <text:p>An introduction to continuous-time and discrete-time signals and systems. Topics include characterization of linear time-invariant systems, Fourier analysis, linear filtering, sampling of continuous-time signals, and modulation techniques for communication systems.</text:p>
          </table:table-cell>
        </table:table-row>
        <table:table-row>
          <table:table-cell office:value-type="string" office:string-value="ECE356H1">
            <text:p>ECE356H1</text:p>
          </table:table-cell>
          <table:table-cell office:value-type="string" office:string-value="Introduction to Control Theory">
            <text:p>Introduction to Control Theory</text:p>
          </table:table-cell>
          <table:table-cell office:value-type="string" office:string-value="An introduction to dynamic systems and their control. Differential equation models of physical systems using transfer functions and state space models. Linearization. Initial and input response. Stability theory. Principle of feedback. Internal Model Principle. Frequencey response. Nyquist stability. Loop shaping theory. Computer aided design using MATLAB and Simulink.">
            <text:p>An introduction to dynamic systems and their control. Differential equation models of physical systems using transfer functions and state space models. Linearization. Initial and input response. Stability theory. Principle of feedback. Internal Model Principle. Frequencey response. Nyquist stability. Loop shaping theory. Computer aided design using MATLAB and Simulink.</text:p>
          </table:table-cell>
        </table:table-row>
        <table:table-row>
          <table:table-cell office:value-type="string" office:string-value="ECE357H1">
            <text:p>ECE357H1</text:p>
          </table:table-cell>
          <table:table-cell office:value-type="string" office:string-value="Electromagnetic Fields">
            <text:p>Electromagnetic Fields</text:p>
          </table:table-cell>
          <table:table-cell office:value-type="string" office:string-value="An introduction to transmission lines: voltage and current waves, characteristic impedance, reflections from the load and source, transients on a transmission line, Smith's chart, impedance matching. Fundamentals of electromagnetic theory: Maxwell's equations, boundary conditions, wave equation and its solutions in lossless and lossy media. Constitutive relations and dispersion. Plane wave propagation, reflection and transmission at boundaries. Waveguides; propagating and evanescent waveguide modes and cut-off frequencies. Introduction to radiation and antennas.">
            <text:p>An introduction to transmission lines: voltage and current waves, characteristic impedance, reflections from the load and source, transients on a transmission line, Smith's chart, impedance matching. Fundamentals of electromagnetic theory: Maxwell's equations, boundary conditions, wave equation and its solutions in lossless and lossy media. Constitutive relations and dispersion. Plane wave propagation, reflection and transmission at boundaries. Waveguides; propagating and evanescent waveguide modes and cut-off frequencies. Introduction to radiation and antennas.</text:p>
          </table:table-cell>
        </table:table-row>
        <table:table-row>
          <table:table-cell office:value-type="string" office:string-value="ECE358H1">
            <text:p>ECE358H1</text:p>
          </table:table-cell>
          <table:table-cell office:value-type="string" office:string-value="Foundations of Computing">
            <text:p>Foundations of Computing</text:p>
          </table:table-cell>
          <table:table-cell office:value-type="string" office:string-value="Fundamentals of algorithm design and computational complexity, including: analysis of algorithms, graph algorithms, greedy algorithms, divide-and-conquer, dynamic programming, network flow, approximation algorithms, the theory of NP-completeness, and various NP-complete problems.">
            <text:p>Fundamentals of algorithm design and computational complexity, including: analysis of algorithms, graph algorithms, greedy algorithms, divide-and-conquer, dynamic programming, network flow, approximation algorithms, the theory of NP-completeness, and various NP-complete problems.</text:p>
          </table:table-cell>
        </table:table-row>
        <table:table-row>
          <table:table-cell office:value-type="string" office:string-value="ECE360H1">
            <text:p>ECE360H1</text:p>
          </table:table-cell>
          <table:table-cell office:value-type="string" office:string-value="Electronics">
            <text:p>Electronics</text:p>
          </table:table-cell>
          <table:table-cell office:value-type="string" office:string-value="An introduction to electronics. Basic electronic circuits: introductory frequency-domain analysis, operational amplifiers, diodes, field-effect transistors, bipolar junction transistors, small-signal analysis, single-stage amplifiers.">
            <text:p>An introduction to electronics. Basic electronic circuits: introductory frequency-domain analysis, operational amplifiers, diodes, field-effect transistors, bipolar junction transistors, small-signal analysis, single-stage amplifiers.</text:p>
          </table:table-cell>
        </table:table-row>
        <table:table-row>
          <table:table-cell office:value-type="string" office:string-value="ECE361H1">
            <text:p>ECE361H1</text:p>
          </table:table-cell>
          <table:table-cell office:value-type="string" office:string-value="Computer Networks I">
            <text:p>Computer Networks I</text:p>
          </table:table-cell>
          <table:table-cell office:value-type="string" office:string-value="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
            <text:p>Layered network architectures; overview of TCP/IP protocol suite. Introduction to sockets; introduction to application layer protocols. Peer-to-Peer Protocols: ARQ; TCP reliable stream service; flow control. Data Link Controls: Framing; PPP; HDLC. Medium access control and LANs: Aloha; Ethernet; Wireless LANs; Bridges. Packet Switching: Datagram and virtual circuit switching; Shortest path algorithms; Distance vector and link state algorithms.</text:p>
          </table:table-cell>
        </table:table-row>
        <table:table-row>
          <table:table-cell office:value-type="string" office:string-value="ECE363H1">
            <text:p>ECE363H1</text:p>
          </table:table-cell>
          <table:table-cell office:value-type="string" office:string-value="Communication Systems">
            <text:p>Communication Systems</text:p>
          </table:table-cell>
          <table:table-cell office:value-type="string" office:string-value="An introductory course in analog and digital communication systems. Analog and digital signals. Probability and random processe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
            <text:p>An introductory course in analog and digital communication systems. Analog and digital signals. Probability and random processes. Energy and power spectral densities; bandwidth. Distortionless analog communication; amplitude, frequency and phase modulation systems; frequency division multiplexing. Sampling, quantization and pulse code modulation (PCM). Baseband digital communication; intersymbol interference (ISI); Nyquist's ISI criterion; eye diagrams. Passband digital communications; amplitude-, phase- and frequency-shift keying; signal constellations. Performance analysis of analog modulation schemes in the presence of noise. Performance analysis of PCM in noise.</text:p>
          </table:table-cell>
        </table:table-row>
        <table:table-row>
          <table:table-cell office:value-type="string" office:string-value="ECE367H1">
            <text:p>ECE367H1</text:p>
          </table:table-cell>
          <table:table-cell office:value-type="string" office:string-value="Matrix Algebra and Optimization">
            <text:p>Matrix Algebra and Optimization</text:p>
          </table:table-cell>
          <table:table-cell office:value-type="string" office:string-value="This course will provide students with a grounding in optimization methods and the matrix algebra upon which they are based. The first past of the course focuses on fundamental building blocks in linear algebra and their geometric interpretation: matrices, their use to represent data and as linear operators, and the matrix decompositions (such as eigen-, spectral-, and singular-vector decompositions) that reveal structural and geometric insight. The second part of the course focuses on optimization, both unconstrained and constrained, linear and non-linear, as well as convex and nonconvex; conditions for local and global optimality, as well as basic classes of optimization problems are discussed. Applications from machine learning, signal processing, and engineering are used to illustrate the techniques developed.">
            <text:p>This course will provide students with a grounding in optimization methods and the matrix algebra upon which they are based. The first past of the course focuses on fundamental building blocks in linear algebra and their geometric interpretation: matrices, their use to represent data and as linear operators, and the matrix decompositions (such as eigen-, spectral-, and singular-vector decompositions) that reveal structural and geometric insight. The second part of the course focuses on optimization, both unconstrained and constrained, linear and non-linear, as well as convex and nonconvex; conditions for local and global optimality, as well as basic classes of optimization problems are discussed. Applications from machine learning, signal processing, and engineering are used to illustrate the techniques developed.</text:p>
          </table:table-cell>
        </table:table-row>
        <table:table-row>
          <table:table-cell office:value-type="string" office:string-value="ECE368H1">
            <text:p>ECE368H1</text:p>
          </table:table-cell>
          <table:table-cell office:value-type="string" office:string-value="Probabilistic Reasoning">
            <text:p>Probabilistic Reasoning</text:p>
          </table:table-cell>
          <table:table-cell office:value-type="string" office:string-value="This course will focus on different classes of probabilistic models and how, based on those models, one deduces actionable information from data. The course will start by reviewing basic concepts of probability including random variables and first and second-order statistics. Building from this foundation the course will then cover probabilistic models including vectors (e.g., multivariate Gaussian), temporal (e.g., stationarity and hidden Markov models), and graphical (e.g., factor graphs). On the inference side topics such as hypothesis testing, marginalization, estimation, and message passing will be covered. Applications of these tools cover a vast range of data processing domains including machine learning, communications, search, recommendation systems, finance, robotics and navigation.">
            <text:p>This course will focus on different classes of probabilistic models and how, based on those models, one deduces actionable information from data. The course will start by reviewing basic concepts of probability including random variables and first and second-order statistics. Building from this foundation the course will then cover probabilistic models including vectors (e.g., multivariate Gaussian), temporal (e.g., stationarity and hidden Markov models), and graphical (e.g., factor graphs). On the inference side topics such as hypothesis testing, marginalization, estimation, and message passing will be covered. Applications of these tools cover a vast range of data processing domains including machine learning, communications, search, recommendation systems, finance, robotics and navigation.</text:p>
          </table:table-cell>
        </table:table-row>
        <table:table-row>
          <table:table-cell office:value-type="string" office:string-value="ECE410H1">
            <text:p>ECE410H1</text:p>
          </table:table-cell>
          <table:table-cell office:value-type="string" office:string-value="Linear Control Systems">
            <text:p>Linear Control Systems</text:p>
          </table:table-cell>
          <table:table-cell office:value-type="string" office:string-value="State space analysis of linear systems, the matrix exponential, linearization of nonlinear systems. Structural properties of linear systems: stability, controllability, observability, stabilizability, and detectability. Pole assignment using state feedback, state estimation using observers, full-order and reduced-order observer design, design of feedback compensators using the separation principle, control design for tracking. Control design based on optimization, linear quadratic optimal control, the algebraic Riccati equation. Laboratory experiments include computer-aided design using MATLAB and the control of an inverted pendulum on a cart.">
            <text:p>State space analysis of linear systems, the matrix exponential, linearization of nonlinear systems. Structural properties of linear systems: stability, controllability, observability, stabilizability, and detectability. Pole assignment using state feedback, state estimation using observers, full-order and reduced-order observer design, design of feedback compensators using the separation principle, control design for tracking. Control design based on optimization, linear quadratic optimal control, the algebraic Riccati equation. Laboratory experiments include computer-aided design using MATLAB and the control of an inverted pendulum on a cart.</text:p>
          </table:table-cell>
        </table:table-row>
        <table:table-row>
          <table:table-cell office:value-type="string" office:string-value="ECE411H1">
            <text:p>ECE411H1</text:p>
          </table:table-cell>
          <table:table-cell office:value-type="string" office:string-value="Adaptive Control and Reinforcement Learning">
            <text:p>Adaptive Control and Reinforcement Learning</text:p>
          </table:table-cell>
          <table:table-cell office:value-type="string" office:string-value="An introduction to adaptive control and reinforcement learning for discrete-time deterministic linear systems. Topics include: discrete-time state space models; stability of discrete time systems; parameter adaptation laws; error models in adaptive control; persistent excitation; controllability and pole placement; observability and observers; classical regulation in discrete-time; adaptive regulation; dynamic programming; Rescorla-Wagner model; value iteration methods; Q-learning; temporal difference learning.">
            <text:p>An introduction to adaptive control and reinforcement learning for discrete-time deterministic linear systems. Topics include: discrete-time state space models; stability of discrete time systems; parameter adaptation laws; error models in adaptive control; persistent excitation; controllability and pole placement; observability and observers; classical regulation in discrete-time; adaptive regulation; dynamic programming; Rescorla-Wagner model; value iteration methods; Q-learning; temporal difference learning.</text:p>
          </table:table-cell>
        </table:table-row>
        <table:table-row>
          <table:table-cell office:value-type="string" office:string-value="ECE412H1">
            <text:p>ECE412H1</text:p>
          </table:table-cell>
          <table:table-cell office:value-type="string" office:string-value="Analog Signal Processing Circuits">
            <text:p>Analog Signal Processing Circuits</text:p>
          </table:table-cell>
          <table:table-cell office:value-type="string" office:string-value="This course will provide students with an overview of continuous-time and discrete-time signal processing techniques, and the analysis and design of analog and mixed-signal circuit building blocks used in modern electronic systems. Topics covered include: analysis, specification, simulation, and design of continuous-time filters with linear transconductors and op-amps; phase-domain model, noise model, and design methodology for low phase noise Phase Lock Loops and associated building blocks (VCO, phase-frequency detector, charge pump); discrete-time signal analysis using z-transform; discrete-time filter design based on switched capacitors; as well as fundamentals, architectures, building blocks, and characterization techniques for digital-to-analog and analog-to-digital converters.">
            <text:p>This course will provide students with an overview of continuous-time and discrete-time signal processing techniques, and the analysis and design of analog and mixed-signal circuit building blocks used in modern electronic systems. Topics covered include: analysis, specification, simulation, and design of continuous-time filters with linear transconductors and op-amps; phase-domain model, noise model, and design methodology for low phase noise Phase Lock Loops and associated building blocks (VCO, phase-frequency detector, charge pump); discrete-time signal analysis using z-transform; discrete-time filter design based on switched capacitors; as well as fundamentals, architectures, building blocks, and characterization techniques for digital-to-analog and analog-to-digital converters.</text:p>
          </table:table-cell>
        </table:table-row>
        <table:table-row>
          <table:table-cell office:value-type="string" office:string-value="ECE417H1">
            <text:p>ECE417H1</text:p>
          </table:table-cell>
          <table:table-cell office:value-type="string" office:string-value="Digital Communication">
            <text:p>Digital Communication</text:p>
          </table:table-cell>
          <table:table-cell office:value-type="string" office:string-value="Basic concepts of digital communication. Baseband data transmission, intersymbol interference, Nyquist pulse shaping, equalization, line coding, multi-path fading, diversity. Binary and M-ary modulation schemes, synchronization. Signal space concepts, optimum receivers, coherent and noncoherent detectors. Information theory, source encoding, error control coding, block and convolutional codes.">
            <text:p>Basic concepts of digital communication. Baseband data transmission, intersymbol interference, Nyquist pulse shaping, equalization, line coding, multi-path fading, diversity. Binary and M-ary modulation schemes, synchronization. Signal space concepts, optimum receivers, coherent and noncoherent detectors. Information theory, source encoding, error control coding, block and convolutional codes.</text:p>
          </table:table-cell>
        </table:table-row>
        <table:table-row>
          <table:table-cell office:value-type="string" office:string-value="ECE419H1">
            <text:p>ECE419H1</text:p>
          </table:table-cell>
          <table:table-cell office:value-type="string" office:string-value="Distributed Systems">
            <text:p>Distributed Systems</text:p>
          </table:table-cell>
          <table:table-cell office:value-type="string" office:string-value="Design issues in distributed systems: heterogeneity, security, transparency, concurrency, fault-tolerance; networking principles; request-reply protocol; remote procedure calls; distributed objects; middleware architectures; CORBA; security and authentication protocols; distributed file systems; name services; global states in distributed systems; coordination and agreement; transactions and concurrency control; distributed transactions; replication.">
            <text:p>Design issues in distributed systems: heterogeneity, security, transparency, concurrency, fault-tolerance; networking principles; request-reply protocol; remote procedure calls; distributed objects; middleware architectures; CORBA; security and authentication protocols; distributed file systems; name services; global states in distributed systems; coordination and agreement; transactions and concurrency control; distributed transactions; replication.</text:p>
          </table:table-cell>
        </table:table-row>
        <table:table-row>
          <table:table-cell office:value-type="string" office:string-value="ECE421H1">
            <text:p>ECE421H1</text:p>
          </table:table-cell>
          <table:table-cell office:value-type="string" office:string-value="Introduction to Machine Learning">
            <text:p>Introduction to Machine Learning</text:p>
          </table:table-cell>
          <table:table-cell office:value-type="string" office:string-value="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
            <text:p>An Introduction to the basic theory, the fundamental algorithms, and the computational toolboxes of machine learning. The focus is on a balanced treatment of the practical and theoretical approaches, along with hands on experience with relevant software packages. Supervised learning methods covered in the course will include: the study of linear models for classification and regression, neural networks and support vector machines. Unsupervised learning methods covered in the course will include: principal component analysis, k-means clustering, and Gaussian mixture models. Theoretical topics will include: bounds on the generalization error, bias-variance tradeoffs and the Vapnik-Chervonenkis (VC) dimension. Techniques to control overfitting, including regularization and validation, will be covered.</text:p>
          </table:table-cell>
        </table:table-row>
        <table:table-row>
          <table:table-cell office:value-type="string" office:string-value="ECE422H1">
            <text:p>ECE422H1</text:p>
          </table:table-cell>
          <table:table-cell office:value-type="string" office:string-value="Radio and Microwave Wireless Systems">
            <text:p>Radio and Microwave Wireless Systems</text:p>
          </table:table-cell>
          <table:table-cell office:value-type="string" office:string-value="Analysis and design of systems employing radio waves, covering both the underlying electromagnetics and the overall system performance aspects such as signal-to-noise ratios. Transmission/reception phenomena include: electromagnetic wave radiation and polarization; elementary and linear dipoles; directivity, gain, efficiency; integrated, phased-array and aperture antennas; beam-steering; Friis transmission formula and link budget. Propagation phenomena include: diffraction and wave propagation over obstacles; multipath propagation; atmospheric and ionospheric effects. Receiver design aspects include: radio receiver architectures, receiver figures of merit, noise in cascaded systems, noise figure, and noise temperature. System examples are: terrestrial communication systems; satellite communications; radar; radiometric receivers; software-defined radio.">
            <text:p>Analysis and design of systems employing radio waves, covering both the underlying electromagnetics and the overall system performance aspects such as signal-to-noise ratios. Transmission/reception phenomena include: electromagnetic wave radiation and polarization; elementary and linear dipoles; directivity, gain, efficiency; integrated, phased-array and aperture antennas; beam-steering; Friis transmission formula and link budget. Propagation phenomena include: diffraction and wave propagation over obstacles; multipath propagation; atmospheric and ionospheric effects. Receiver design aspects include: radio receiver architectures, receiver figures of merit, noise in cascaded systems, noise figure, and noise temperature. System examples are: terrestrial communication systems; satellite communications; radar; radiometric receivers; software-defined radio.</text:p>
          </table:table-cell>
        </table:table-row>
        <table:table-row>
          <table:table-cell office:value-type="string" office:string-value="ECE424H1">
            <text:p>ECE424H1</text:p>
          </table:table-cell>
          <table:table-cell office:value-type="string" office:string-value="Microwave Circuits">
            <text:p>Microwave Circuits</text:p>
          </table:table-cell>
          <table:table-cell office:value-type="string" office:string-value="Losses in conductors and dielectrics; RF and microwave transmission lines; transients on transmission lines; matching networks; planar transmission lines (microstrip, stripline, coplanar waveguide); design with scattering parameters; 3- and 4-port RF devices (power dividers/combiners, couplers, isolators &amp; circulators); coupled lines and devices; microwave active circuits (RF amplifiers, mixers, and receiver front ends); RF and microwave filters. The hands-on laboratories engage students in the design, simulation, fabrication, and test of practical passive and active microwave circuits using industry-standard RF/microwave simulation tools and measurement systems.">
            <text:p>Losses in conductors and dielectrics; RF and microwave transmission lines; transients on transmission lines; matching networks; planar transmission lines (microstrip, stripline, coplanar waveguide); design with scattering parameters; 3- and 4-port RF devices (power dividers/combiners, couplers, isolators &amp; circulators); coupled lines and devices; microwave active circuits (RF amplifiers, mixers, and receiver front ends); RF and microwave filters. The hands-on laboratories engage students in the design, simulation, fabrication, and test of practical passive and active microwave circuits using industry-standard RF/microwave simulation tools and measurement systems.</text:p>
          </table:table-cell>
        </table:table-row>
        <table:table-row>
          <table:table-cell office:value-type="string" office:string-value="ECE427H1">
            <text:p>ECE427H1</text:p>
          </table:table-cell>
          <table:table-cell office:value-type="string" office:string-value="Photonic Devices">
            <text:p>Photonic Devices</text:p>
          </table:table-cell>
          <table:table-cell office:value-type="string" office:string-value="The human visual interface is rapidly evolving with the emergence of smart glasses, AR/VR wearable display, and autonomous vehicles. This course examines the photonic devices and integrated systems that underline such technologies, and how they are shaped by human visual perception and acuity. Advanced integrated photonic systems in optical display and sensing will be deconstructed and the underlying fundamental concepts studied. Topics include introduction to: heads up and wearable display, optical lidar, optical fiber, waveguide circuits, holography, optical switches, light sources (LED, laser), detectors and imaging sensors.">
            <text:p>The human visual interface is rapidly evolving with the emergence of smart glasses, AR/VR wearable display, and autonomous vehicles. This course examines the photonic devices and integrated systems that underline such technologies, and how they are shaped by human visual perception and acuity. Advanced integrated photonic systems in optical display and sensing will be deconstructed and the underlying fundamental concepts studied. Topics include introduction to: heads up and wearable display, optical lidar, optical fiber, waveguide circuits, holography, optical switches, light sources (LED, laser), detectors and imaging sensors.</text:p>
          </table:table-cell>
        </table:table-row>
        <table:table-row>
          <table:table-cell office:value-type="string" office:string-value="ECE430H1">
            <text:p>ECE430H1</text:p>
          </table:table-cell>
          <table:table-cell office:value-type="string" office:string-value="Analog Integrated Circuits">
            <text:p>Analog Integrated Circuits</text:p>
          </table:table-cell>
          <table:table-cell office:value-type="string" office:string-value="Review of MOSFET semiconductor device equations. Noise in electronic devices. Review of single-stage amplifiers and frequency response, including noise analysis. Basic CMOS op amp. Op amp compensation. Advanced op amp circuits: telescopic and folded-cascode op amps. Fully-differential op amps. Common mode feedback.">
            <text:p>Review of MOSFET semiconductor device equations. Noise in electronic devices. Review of single-stage amplifiers and frequency response, including noise analysis. Basic CMOS op amp. Op amp compensation. Advanced op amp circuits: telescopic and folded-cascode op amps. Fully-differential op amps. Common mode feedback.</text:p>
          </table:table-cell>
        </table:table-row>
        <table:table-row>
          <table:table-cell office:value-type="string" office:string-value="ECE431H1">
            <text:p>ECE431H1</text:p>
          </table:table-cell>
          <table:table-cell office:value-type="string" office:string-value="Digital Signal Processing">
            <text:p>Digital Signal Processing</text:p>
          </table:table-cell>
          <table:table-cell office:value-type="string" office:string-value="An introductory course in digital filtering and applications. Introduction to real world signal processing. Review of sampling and quantization of signals. Introduction to the discrete Fourier transform and its properties. The fast Fourier transform. Fourier analysis of signals using the discrete Fourier transform. Structures for discrete-time systems. Design and realization of digital filters: finite and infinite impulse response filters. DSP applications in areas such as communications, multimedia, video coding, human computer interaction and medicine.">
            <text:p>An introductory course in digital filtering and applications. Introduction to real world signal processing. Review of sampling and quantization of signals. Introduction to the discrete Fourier transform and its properties. The fast Fourier transform. Fourier analysis of signals using the discrete Fourier transform. Structures for discrete-time systems. Design and realization of digital filters: finite and infinite impulse response filters. DSP applications in areas such as communications, multimedia, video coding, human computer interaction and medicine.</text:p>
          </table:table-cell>
        </table:table-row>
        <table:table-row>
          <table:table-cell office:value-type="string" office:string-value="ECE435H1">
            <text:p>ECE435H1</text:p>
          </table:table-cell>
          <table:table-cell office:value-type="string" office:string-value="Quantum Computing Hardware">
            <text:p>Quantum Computing Hardware</text:p>
          </table:table-cell>
          <table:table-cell office:value-type="string" office:string-value="A review of the principles and practical implementation of quantum processors based on solid state superconducting and semiconductor spin qubits. The focus is on hardware with no overlap with existing Quantum Information or proposed Quantum Algorithms undergraduate EngSci or CompSci courses. A top-down approach is taken starting from the quantum processor architecture and building block specification, to qubit and control and readout circuit modelling, design, fabrication and testing. Topics include the basics of quantum mechanics and quantum computing, superconducting and semiconductor spin qubit physics, fabrication and characterization techniques for qubits, and classical control and readout of qubits. Students will gain hands-on experience with the engineering of a quantum computer, deriving specifications for its quantum and classical hardware building blocks, and designing, modelling, simulating, and testing qubits, control and readout circuits for quantum processors.">
            <text:p>A review of the principles and practical implementation of quantum processors based on solid state superconducting and semiconductor spin qubits. The focus is on hardware with no overlap with existing Quantum Information or proposed Quantum Algorithms undergraduate EngSci or CompSci courses. A top-down approach is taken starting from the quantum processor architecture and building block specification, to qubit and control and readout circuit modelling, design, fabrication and testing. Topics include the basics of quantum mechanics and quantum computing, superconducting and semiconductor spin qubit physics, fabrication and characterization techniques for qubits, and classical control and readout of qubits. Students will gain hands-on experience with the engineering of a quantum computer, deriving specifications for its quantum and classical hardware building blocks, and designing, modelling, simulating, and testing qubits, control and readout circuits for quantum processors.</text:p>
          </table:table-cell>
        </table:table-row>
        <table:table-row>
          <table:table-cell office:value-type="string" office:string-value="ECE437H1">
            <text:p>ECE437H1</text:p>
          </table:table-cell>
          <table:table-cell office:value-type="string" office:string-value="VLSI Technology">
            <text:p>VLSI Technology</text:p>
          </table:table-cell>
          <table:table-cell office:value-type="string" office:string-value="The introduction to VLSI fabrication techniques, integrated circuit designs and advanced semiconductor devices will give a proper perspective of the past, present and future trends in the VLSI industry. Following the evolution of MOS and bipolar devices, digital and analog CMOS, BiCMOS, deep submicron CMOS, SOI-CMOS, RF-CMOS and HV-CMOS technologies will be studied. Special attention will be given to the physical scaling limits such as short channel effects. In addition, CAD tools and design methodology for the development of advanced semiconductor devices and integrated circuits will be introduced in the laboratory environment. These include the simulation of device fabrication, device characteristics, device modeling, circuit layout, design verification. Finally, advanced technology such as GaN HEMTs, graphene devices, carbon nano-tube devices, power devices, heterojunctions, InP and GaSb HBTs will also be studied.">
            <text:p>The introduction to VLSI fabrication techniques, integrated circuit designs and advanced semiconductor devices will give a proper perspective of the past, present and future trends in the VLSI industry. Following the evolution of MOS and bipolar devices, digital and analog CMOS, BiCMOS, deep submicron CMOS, SOI-CMOS, RF-CMOS and HV-CMOS technologies will be studied. Special attention will be given to the physical scaling limits such as short channel effects. In addition, CAD tools and design methodology for the development of advanced semiconductor devices and integrated circuits will be introduced in the laboratory environment. These include the simulation of device fabrication, device characteristics, device modeling, circuit layout, design verification. Finally, advanced technology such as GaN HEMTs, graphene devices, carbon nano-tube devices, power devices, heterojunctions, InP and GaSb HBTs will also be studied.</text:p>
          </table:table-cell>
        </table:table-row>
        <table:table-row>
          <table:table-cell office:value-type="string" office:string-value="ECE441H1">
            <text:p>ECE441H1</text:p>
          </table:table-cell>
          <table:table-cell office:value-type="string" office:string-value="Interfacing &amp; Modulating the Nervous System">
            <text:p>Interfacing &amp; Modulating the Nervous System</text:p>
          </table:table-cell>
          <table:table-cell office:value-type="string" office:string-value="Provides an overview of the fundamental principles and clinical applications of neuromodulation. Topics include (i) overview of the human nervous system &amp; neural oscillations, (ii) introduction to electrical-neural interfaces, (iii) fundamentals of neural recording, neural stimulation &amp; signal processing as well as (iv) instrumentation and clinical applications of commonly used neuromodalities including Electroencephalography (EEG), Deep brain stimulation (DBS), Transcranial magnetic stimulation (TMS) and Functional electrical stimulation (FES).">
            <text:p>Provides an overview of the fundamental principles and clinical applications of neuromodulation. Topics include (i) overview of the human nervous system &amp; neural oscillations, (ii) introduction to electrical-neural interfaces, (iii) fundamentals of neural recording, neural stimulation &amp; signal processing as well as (iv) instrumentation and clinical applications of commonly used neuromodalities including Electroencephalography (EEG), Deep brain stimulation (DBS), Transcranial magnetic stimulation (TMS) and Functional electrical stimulation (FES).</text:p>
          </table:table-cell>
        </table:table-row>
        <table:table-row>
          <table:table-cell office:value-type="string" office:string-value="ECE442H1">
            <text:p>ECE442H1</text:p>
          </table:table-cell>
          <table:table-cell office:value-type="string" office:string-value="Introduction to Micro- and Nano-Fabrication Technologies">
            <text:p>Introduction to Micro- and Nano-Fabrication Technologies</text:p>
          </table:table-cell>
          <table:table-cell office:value-type="string" office:string-value="An introduction to the fundamentals of micro- and nano-fabrication processes with emphasis on cleanroom practices. The physical principles of optical lithography, electron-beam lithography, alternative nanolithography techniques, and thin film deposition and metrology methods. The physical and chemical processes of wet and dry etching. Cleanroom concepts and safety protocols. Sequential micro-fabrication processes involved in the manufacture of microelectronic and photonic devices. Imaging and characterization of micro- and nano-structures. Examples of practical existing and emerging micro- and nano-devices. Limited enrollment.">
            <text:p>An introduction to the fundamentals of micro- and nano-fabrication processes with emphasis on cleanroom practices. The physical principles of optical lithography, electron-beam lithography, alternative nanolithography techniques, and thin film deposition and metrology methods. The physical and chemical processes of wet and dry etching. Cleanroom concepts and safety protocols. Sequential micro-fabrication processes involved in the manufacture of microelectronic and photonic devices. Imaging and characterization of micro- and nano-structures. Examples of practical existing and emerging micro- and nano-devices. Limited enrollment.</text:p>
          </table:table-cell>
        </table:table-row>
        <table:table-row>
          <table:table-cell office:value-type="string" office:string-value="ECE444H1">
            <text:p>ECE444H1</text:p>
          </table:table-cell>
          <table:table-cell office:value-type="string" office:string-value="Software Engineering">
            <text:p>Software Engineering</text:p>
          </table:table-cell>
          <table:table-cell office:value-type="string" office:string-value="The &#10;collaborative&#10; software development process. Software requirements &#10;elicitation&#10; and specifications. Software design techniques. Techniques for &#10;developing large software systems. Software testing, &#10;quality assurance&#10;, &#10;documentation, and maintenance. &#10;Open-source software and web application &#10;design.&#10;​">
            <text:p>The 
collaborative
 software development process. Software requirements 
elicitation
 and specifications. Software design techniques. Techniques for 
developing large software systems. Software testing, 
quality assurance
, 
documentation, and maintenance. 
Open-source software and web application 
design.
​</text:p>
          </table:table-cell>
        </table:table-row>
        <table:table-row>
          <table:table-cell office:value-type="string" office:string-value="ECE446H1">
            <text:p>ECE446H1</text:p>
          </table:table-cell>
          <table:table-cell office:value-type="string" office:string-value="Audio, Acoustics and Sensing">
            <text:p>Audio, Acoustics and Sensing</text:p>
          </table:table-cell>
          <table:table-cell office:value-type="string" office:string-value="Waves, physical, and musical acoustics, musical instruments, electrical and mechanical interfaces for musical expression, electroacoustic transducers, &#10;sensing and metasensing, ultrasound, measurement (phase-coherent detection), and physiological acoustics. Speech, music, and interface processing and signal processing, &#10;including aspects of the auditory system. Wearable technologies for audio. Engineering aspects of acoustic and electroacoustic design. Electrical models of acoustic systems. Noise, &#10;noise-induced hearing loss, and noise control. Introduction to vision and other modalities. Creative and artistic systems and interfaces.">
            <text:p>Waves, physical, and musical acoustics, musical instruments, electrical and mechanical interfaces for musical expression, electroacoustic transducers, 
sensing and metasensing, ultrasound, measurement (phase-coherent detection), and physiological acoustics. Speech, music, and interface processing and signal processing, 
including aspects of the auditory system. Wearable technologies for audio. Engineering aspects of acoustic and electroacoustic design. Electrical models of acoustic systems. Noise, 
noise-induced hearing loss, and noise control. Introduction to vision and other modalities. Creative and artistic systems and interfaces.</text:p>
          </table:table-cell>
        </table:table-row>
        <table:table-row>
          <table:table-cell office:value-type="string" office:string-value="ECE448H1">
            <text:p>ECE448H1</text:p>
          </table:table-cell>
          <table:table-cell office:value-type="string" office:string-value="Biocomputation">
            <text:p>Biocomputation</text:p>
          </table:table-cell>
          <table:table-cell office:value-type="string" office:string-value="Modern technologies in the biosciences generate tremendous amounts of biological data ranging from genomic sequences to protein structures to gene expression. Biocomputations are the computer algorithms used to reveal the hidden patterns within this data. Course topics include basic concepts in molecular cell biology, pairwise sequence alignment, multiple sequence alignment, fast alignment algorithms, deep learning approaches, phylogentic prediction, structure-based computational methods, gene finding and annotation.">
            <text:p>Modern technologies in the biosciences generate tremendous amounts of biological data ranging from genomic sequences to protein structures to gene expression. Biocomputations are the computer algorithms used to reveal the hidden patterns within this data. Course topics include basic concepts in molecular cell biology, pairwise sequence alignment, multiple sequence alignment, fast alignment algorithms, deep learning approaches, phylogentic prediction, structure-based computational methods, gene finding and annotation.</text:p>
          </table:table-cell>
        </table:table-row>
        <table:table-row>
          <table:table-cell office:value-type="string" office:string-value="ECE454H1">
            <text:p>ECE454H1</text:p>
          </table:table-cell>
          <table:table-cell office:value-type="string" office:string-value="Computer Systems Programming">
            <text:p>Computer Systems Programming</text:p>
          </table:table-cell>
          <table:table-cell office:value-type="string" office:string-value="Fundamental techniques for programming computer systems, with an emphasis on obtaining good performance. Topics covered include: how to measure and understand program and execution and behaviour, how to get the most out of an optimizing compiler, how memory is allocated and managed, and how to exploit caches and the memory hierarchy. Furthermore, current trends in multicore, multithreaded and data parallel hardware, and how to exploit parallelism in their programs will be covered.">
            <text:p>Fundamental techniques for programming computer systems, with an emphasis on obtaining good performance. Topics covered include: how to measure and understand program and execution and behaviour, how to get the most out of an optimizing compiler, how memory is allocated and managed, and how to exploit caches and the memory hierarchy. Furthermore, current trends in multicore, multithreaded and data parallel hardware, and how to exploit parallelism in their programs will be covered.</text:p>
          </table:table-cell>
        </table:table-row>
        <table:table-row>
          <table:table-cell office:value-type="string" office:string-value="ECE461H1">
            <text:p>ECE461H1</text:p>
          </table:table-cell>
          <table:table-cell office:value-type="string" office:string-value="Internetworking">
            <text:p>Internetworking</text:p>
          </table:table-cell>
          <table:table-cell office:value-type="string" office:string-value="This course will cover the fundamentals of protocols for packet switching networks with emphasis on Internet type of networks including the following topics: the Internetworking concept and architectural model; data link layer (Ethernet and PPP); service interface; Internet addresses; address resolution protocol; Internet protocol (connectionless datagram delivery); routing IP datagrams; Internet control message protocol (error and control messages); subnet and supernet address extensions; ping program; traceroute program; user datagram protocol; reliable stream transport service (TCP); the socket interface; routing (GGP, EGP, IP, OSPF, HELLO); Internet multicasting; domain name system; applications such as HTTP, electronic mail, and SNMP; Internet security and firewall design; Ipv6, RSVP, flows, and ISIP.">
            <text:p>This course will cover the fundamentals of protocols for packet switching networks with emphasis on Internet type of networks including the following topics: the Internetworking concept and architectural model; data link layer (Ethernet and PPP); service interface; Internet addresses; address resolution protocol; Internet protocol (connectionless datagram delivery); routing IP datagrams; Internet control message protocol (error and control messages); subnet and supernet address extensions; ping program; traceroute program; user datagram protocol; reliable stream transport service (TCP); the socket interface; routing (GGP, EGP, IP, OSPF, HELLO); Internet multicasting; domain name system; applications such as HTTP, electronic mail, and SNMP; Internet security and firewall design; Ipv6, RSVP, flows, and ISIP.</text:p>
          </table:table-cell>
        </table:table-row>
        <table:table-row>
          <table:table-cell office:value-type="string" office:string-value="ECE462H1">
            <text:p>ECE462H1</text:p>
          </table:table-cell>
          <table:table-cell office:value-type="string" office:string-value="Multimedia Systems">
            <text:p>Multimedia Systems</text:p>
          </table:table-cell>
          <table:table-cell office:value-type="string" office:string-value="Topics in the engineering area of multimedia systems with particular emphasis on the theory, design features, performance, complexity analysis, optimization and application of multimedia engineering technologies. Topics include sound/audio, image and video characterization, compression, source entropy and hybrid coding, transform coding, wavelet-based coding, motion estimation, JPEG coding, digital video coding, MPEG-1/2 coding, content-based processing, and MPEG-7.">
            <text:p>Topics in the engineering area of multimedia systems with particular emphasis on the theory, design features, performance, complexity analysis, optimization and application of multimedia engineering technologies. Topics include sound/audio, image and video characterization, compression, source entropy and hybrid coding, transform coding, wavelet-based coding, motion estimation, JPEG coding, digital video coding, MPEG-1/2 coding, content-based processing, and MPEG-7.</text:p>
          </table:table-cell>
        </table:table-row>
        <table:table-row>
          <table:table-cell office:value-type="string" office:string-value="ECE463H1">
            <text:p>ECE463H1</text:p>
          </table:table-cell>
          <table:table-cell office:value-type="string" office:string-value="Electric Drives">
            <text:p>Electric Drives</text:p>
          </table:table-cell>
          <table:table-cell office:value-type="string" office:string-value="Electric drives comprise electric machines (i.e. motors/generators) together with power electronic actuation to enable the control of mechanical motion. Topics include electro-mechanical mechanisms for torque production relevant to rotating machines, speed-torque diagrams, DC machine analysis, dynamics and torque/speed/position control, introduction to space vectors and their application to motion control of synchronous machines and stepper motors. Steady state and variable speed operation of the induction machine using constant flux control is also covered.">
            <text:p>Electric drives comprise electric machines (i.e. motors/generators) together with power electronic actuation to enable the control of mechanical motion. Topics include electro-mechanical mechanisms for torque production relevant to rotating machines, speed-torque diagrams, DC machine analysis, dynamics and torque/speed/position control, introduction to space vectors and their application to motion control of synchronous machines and stepper motors. Steady state and variable speed operation of the induction machine using constant flux control is also covered.</text:p>
          </table:table-cell>
        </table:table-row>
        <table:table-row>
          <table:table-cell office:value-type="string" office:string-value="ECE464H1">
            <text:p>ECE464H1</text:p>
          </table:table-cell>
          <table:table-cell office:value-type="string" office:string-value="Wireless Communication">
            <text:p>Wireless Communication</text:p>
          </table:table-cell>
          <table:table-cell office:value-type="string" office:string-value="The radio medium, radio communication system examples. Link budget: cable losses, propagation loss, antenna gains. Basic concepts of propagation: path loss, multi-path propagation and fading. Raleigh and Rician fading models, Doppler shift, delay spread, coherence time and coherence bandwidth of the channel. Analog modulation schemes and their bandwidths. Digital modulation schemes and their bandwidths and bit rates: BPSK, QPSK, MSK, GMSK. Basic concepts of speech coding. Error correction coding, interleaving, and multiple access frame structure. The physical layer description of the AMPS, IS-54, and GSM cellular systems. The cellular concept: frequency re-use, re-use cluster concept. Channel allocation. Cellular system architecture for AMPS, IS-54, and GSM. Hand-offs and transmitter power control. Cellular traffic, call blocking, concept of Erlangs. Basic ideas in spread spectrum modulation, spreading codes, bit error probability. Orthogonal and non-orthogonal CDMA Basic concepts in CDMA networks.">
            <text:p>The radio medium, radio communication system examples. Link budget: cable losses, propagation loss, antenna gains. Basic concepts of propagation: path loss, multi-path propagation and fading. Raleigh and Rician fading models, Doppler shift, delay spread, coherence time and coherence bandwidth of the channel. Analog modulation schemes and their bandwidths. Digital modulation schemes and their bandwidths and bit rates: BPSK, QPSK, MSK, GMSK. Basic concepts of speech coding. Error correction coding, interleaving, and multiple access frame structure. The physical layer description of the AMPS, IS-54, and GSM cellular systems. The cellular concept: frequency re-use, re-use cluster concept. Channel allocation. Cellular system architecture for AMPS, IS-54, and GSM. Hand-offs and transmitter power control. Cellular traffic, call blocking, concept of Erlangs. Basic ideas in spread spectrum modulation, spreading codes, bit error probability. Orthogonal and non-orthogonal CDMA Basic concepts in CDMA networks.</text:p>
          </table:table-cell>
        </table:table-row>
        <table:table-row>
          <table:table-cell office:value-type="string" office:string-value="ECE466H1">
            <text:p>ECE466H1</text:p>
          </table:table-cell>
          <table:table-cell office:value-type="string" office:string-value="Computer Networks II">
            <text:p>Computer Networks II</text:p>
          </table:table-cell>
          <table:table-cell office:value-type="string" office:string-value="Traffic modeling; network calculus; traffic classification; traffic regulation: shaping, filtering, policing, leaky bucket; queueing systems; scheduling; quality of service: Diffserv and IntServ/RSVP; multi-protocol label switching; call admission control / congestion control; switching; pricing; optical networks.">
            <text:p>Traffic modeling; network calculus; traffic classification; traffic regulation: shaping, filtering, policing, leaky bucket; queueing systems; scheduling; quality of service: Diffserv and IntServ/RSVP; multi-protocol label switching; call admission control / congestion control; switching; pricing; optical networks.</text:p>
          </table:table-cell>
        </table:table-row>
        <table:table-row>
          <table:table-cell office:value-type="string" office:string-value="ECE467H1">
            <text:p>ECE467H1</text:p>
          </table:table-cell>
          <table:table-cell office:value-type="string" office:string-value="Compilers &amp; Interpreters">
            <text:p>Compilers &amp; Interpreters</text:p>
          </table:table-cell>
          <table:table-cell office:value-type="string" office:string-value="Compiler organization, compiler writing tools, use of regular expressions, finite automata and context-free grammars, scanning and parsing, runtime organization, semantic analysis, implementing the runtime model, storage allocation, code generation.">
            <text:p>Compiler organization, compiler writing tools, use of regular expressions, finite automata and context-free grammars, scanning and parsing, runtime organization, semantic analysis, implementing the runtime model, storage allocation, code generation.</text:p>
          </table:table-cell>
        </table:table-row>
        <table:table-row>
          <table:table-cell office:value-type="string" office:string-value="ECE469H1">
            <text:p>ECE469H1</text:p>
          </table:table-cell>
          <table:table-cell office:value-type="string" office:string-value="Optical Communications and Networks">
            <text:p>Optical Communications and Networks</text:p>
          </table:table-cell>
          <table:table-cell office:value-type="string" office:string-value="This course provides an introduction to optical communication systems and networks at the system and functional level. Applications range from telecommunication networks (short to long haul) to computing networks (chip-to-chip, on chip communications, optical backplanes). Basic principles of optical transmission and associated components used for transmission of light and optical networks; system design tools for optical links; multi-service system requirements; optical network design tools (routing and wavelength assignment), network management and survivability.">
            <text:p>This course provides an introduction to optical communication systems and networks at the system and functional level. Applications range from telecommunication networks (short to long haul) to computing networks (chip-to-chip, on chip communications, optical backplanes). Basic principles of optical transmission and associated components used for transmission of light and optical networks; system design tools for optical links; multi-service system requirements; optical network design tools (routing and wavelength assignment), network management and survivability.</text:p>
          </table:table-cell>
        </table:table-row>
        <table:table-row>
          <table:table-cell office:value-type="string" office:string-value="ECE470H1">
            <text:p>ECE470H1</text:p>
          </table:table-cell>
          <table:table-cell office:value-type="string" office:string-value="Robot Modeling and Control">
            <text:p>Robot Modeling and Control</text:p>
          </table:table-cell>
          <table:table-cell office:value-type="string" office:string-value="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
            <text:p>Classification of robot manipulators, kinematic modeling, forward and inverse kinematics, velocity kinematics, path planning, point-to-point trajectory planning, dynamic modeling, Euler-Lagrange equations, inverse dynamics, joint control, computed torque control, passivity-based control, feedback linearization.</text:p>
          </table:table-cell>
        </table:table-row>
        <table:table-row>
          <table:table-cell office:value-type="string" office:string-value="ECE484H1">
            <text:p>ECE484H1</text:p>
          </table:table-cell>
          <table:table-cell office:value-type="string" office:string-value="Quantum Information Processing: Algorithms &amp; Software">
            <text:p>Quantum Information Processing: Algorithms &amp; Software</text:p>
          </table:table-cell>
          <table:table-cell office:value-type="string" office:string-value="Provides a comprehensive understanding of quantum information processing, focusing on software tools and algorithms for quantum computing. The material covers foundational quantum mechanics background, introduces quantum computing basics, and explores key software frameworks and algorithms. Through programming exercises and projects, students develop skills in designing and implementing quantum algorithms. Exercises are conducted using prominent quantum simulators.">
            <text:p>Provides a comprehensive understanding of quantum information processing, focusing on software tools and algorithms for quantum computing. The material covers foundational quantum mechanics background, introduces quantum computing basics, and explores key software frameworks and algorithms. Through programming exercises and projects, students develop skills in designing and implementing quantum algorithms. Exercises are conducted using prominent quantum simulators.</text:p>
          </table:table-cell>
        </table:table-row>
        <table:table-row>
          <table:table-cell office:value-type="string" office:string-value="ECE499H1">
            <text:p>ECE499H1</text:p>
          </table:table-cell>
          <table:table-cell office:value-type="string" office:string-value="Research Thesis">
            <text:p>Research Thesis</text:p>
          </table:table-cell>
          <table:table-cell office:value-type="string" office:string-value="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
            <text:p>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text:p>
          </table:table-cell>
        </table:table-row>
        <table:table-row>
          <table:table-cell office:value-type="string" office:string-value="ECE499Y1">
            <text:p>ECE499Y1</text:p>
          </table:table-cell>
          <table:table-cell office:value-type="string" office:string-value="Research Thesis">
            <text:p>Research Thesis</text:p>
          </table:table-cell>
          <table:table-cell office:value-type="string" office:string-value="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
            <text:p>The course consists of a research project conducted under the supervision of an ECE faculty member. Research projects must be arranged individually between the student and a supervising faculty member, subject to the approval of the Associate Chair, Undergraduate. The thesis should have a research focus. The student’s work must culminate in a final thesis document. The student is also required to submit a set of deliverables, including a proposal. The course may be undertaken only once, either in the Fall (F) Session (0.5 weight), or as a full year (Y) course (1.0 weight).</text:p>
          </table:table-cell>
        </table:table-row>
        <table:table-row>
          <table:table-cell office:value-type="string" office:string-value="ECE516H1">
            <text:p>ECE516H1</text:p>
          </table:table-cell>
          <table:table-cell office:value-type="string" office:string-value="Intelligent Image Processing">
            <text:p>Intelligent Image Processing</text:p>
          </table:table-cell>
          <table:table-cell office:value-type="string" office:string-value="Provides fundamental knowledge in the expanding field of Intelligent Image Processing, Humanistic Intelligence, Wearable AI, Spatial XR (VR/AR/MR), Wearable Computing, Human Computer Interaction (HCI)&quot;, &quot;Mobile Multimedia&quot;, &quot;Augmented Reality,&quot; &quot;Mediated Reality,&quot; CyborgLogging,&quot; vision-based mobility devices and assistive technologies like the &quot;Freehicle&quot; (vehicle of freedom for mobility for persons with disabilities). Key topics include Mersivity (Socio-Cyber-Physical border or boundary between  us and our surroundings), vision-based human-computer interaction. Personal Safety Devices, lifelong personal video capture, EyeTap principle, comparametric equations, photoquantigraphic imaging, lightvector spaces, anti-homomorphic imaging, application, algebraic projective geometry of 360-degree imaging, underwater imaging.">
            <text:p>Provides fundamental knowledge in the expanding field of Intelligent Image Processing, Humanistic Intelligence, Wearable AI, Spatial XR (VR/AR/MR), Wearable Computing, Human Computer Interaction (HCI)", "Mobile Multimedia", "Augmented Reality," "Mediated Reality," CyborgLogging," vision-based mobility devices and assistive technologies like the "Freehicle" (vehicle of freedom for mobility for persons with disabilities). Key topics include Mersivity (Socio-Cyber-Physical border or boundary between  us and our surroundings), vision-based human-computer interaction. Personal Safety Devices, lifelong personal video capture, EyeTap principle, comparametric equations, photoquantigraphic imaging, lightvector spaces, anti-homomorphic imaging, application, algebraic projective geometry of 360-degree imaging, underwater imaging.</text:p>
          </table:table-cell>
        </table:table-row>
        <table:table-row>
          <table:table-cell office:value-type="string" office:string-value="ECE520H1">
            <text:p>ECE520H1</text:p>
          </table:table-cell>
          <table:table-cell office:value-type="string" office:string-value="Power Electronics">
            <text:p>Power Electronics</text:p>
          </table:table-cell>
          <table:table-cell office:value-type="string" office:string-value="Focuses on power electronic converters utilized in applications ranging from low-power mobile devices to higher power applications such as electric vehicles, server farms, microgrids, and renewable energy systems. Concepts covered include the principles of efficient electrical energy processing (dc-dc, dc/ac, and ac/ac) through switch-mode energy conversion, converter loss analysis, large- and small-signal modeling of power electronic circuits and controller design.">
            <text:p>Focuses on power electronic converters utilized in applications ranging from low-power mobile devices to higher power applications such as electric vehicles, server farms, microgrids, and renewable energy systems. Concepts covered include the principles of efficient electrical energy processing (dc-dc, dc/ac, and ac/ac) through switch-mode energy conversion, converter loss analysis, large- and small-signal modeling of power electronic circuits and controller design.</text:p>
          </table:table-cell>
        </table:table-row>
        <table:table-row>
          <table:table-cell office:value-type="string" office:string-value="ECE526H1">
            <text:p>ECE526H1</text:p>
          </table:table-cell>
          <table:table-cell office:value-type="string" office:string-value="Power System Protection and Automation">
            <text:p>Power System Protection and Automation</text:p>
          </table:table-cell>
          <table:table-cell office:value-type="string" office:string-value="Presents the concepts of short-circuit fault analysis, protective relaying, and automation in power systems. The course starts by discussing the causes and types of short-circuit faults using real-world examples. The consequences of faults for different power system components are reviewed using event reports from field data. The method of symmetrical components for analyzing unbalanced three-phase systems are introduced. Analytical methods and computer-based approaches for deriving fault voltages and currents are discussed and the effect of system grounding during transient conditions, including faults, are introduced. Students also learn the concept of power system automation and its role in monitoring, protection, and control of modern power systems. Critical devices used in an automation system, such as breakers, relays, reclosers, capacitor bank controllers, and tap changer controllers are presented.">
            <text:p>Presents the concepts of short-circuit fault analysis, protective relaying, and automation in power systems. The course starts by discussing the causes and types of short-circuit faults using real-world examples. The consequences of faults for different power system components are reviewed using event reports from field data. The method of symmetrical components for analyzing unbalanced three-phase systems are introduced. Analytical methods and computer-based approaches for deriving fault voltages and currents are discussed and the effect of system grounding during transient conditions, including faults, are introduced. Students also learn the concept of power system automation and its role in monitoring, protection, and control of modern power systems. Critical devices used in an automation system, such as breakers, relays, reclosers, capacitor bank controllers, and tap changer controllers are presented.</text:p>
          </table:table-cell>
        </table:table-row>
        <table:table-row>
          <table:table-cell office:value-type="string" office:string-value="ECE532H1">
            <text:p>ECE532H1</text:p>
          </table:table-cell>
          <table:table-cell office:value-type="string" office:string-value="Digital Systems Design">
            <text:p>Digital Systems Design</text:p>
          </table:table-cell>
          <table:table-cell office:value-type="string" office:string-value="Advanced digital systems design concepts including project planning, design flows, embedded processors, hardware/software interfacing and interactions, software drivers, embedded operating systems, memory interfaces, system-level timing analysis, clocking and clock domains. A significant design project is undertaken and implemented on an FPGA development board.">
            <text:p>Advanced digital systems design concepts including project planning, design flows, embedded processors, hardware/software interfacing and interactions, software drivers, embedded operating systems, memory interfaces, system-level timing analysis, clocking and clock domains. A significant design project is undertaken and implemented on an FPGA development board.</text:p>
          </table:table-cell>
        </table:table-row>
        <table:table-row>
          <table:table-cell office:value-type="string" office:string-value="ECE537H1">
            <text:p>ECE537H1</text:p>
          </table:table-cell>
          <table:table-cell office:value-type="string" office:string-value="Random Processes">
            <text:p>Random Processes</text:p>
          </table:table-cell>
          <table:table-cell office:value-type="string" office:string-value="Introduction to the principles and properties of random processes, with applications to communications, control systems, and computer science. Random vectors, random convergence, random processes, specifying random processes, Poisson and Gaussian processes, stationarity, mean square derivatives and integrals, ergodicity, power spectrum, linear systems with stochastic input, mean square estimation, Markov chains, recurrence, absorption, limiting and steady-state distributions, time reversibility, and balance equations.">
            <text:p>Introduction to the principles and properties of random processes, with applications to communications, control systems, and computer science. Random vectors, random convergence, random processes, specifying random processes, Poisson and Gaussian processes, stationarity, mean square derivatives and integrals, ergodicity, power spectrum, linear systems with stochastic input, mean square estimation, Markov chains, recurrence, absorption, limiting and steady-state distributions, time reversibility, and balance equations.</text:p>
          </table:table-cell>
        </table:table-row>
        <table:table-row>
          <table:table-cell office:value-type="string" office:string-value="ECE552H1">
            <text:p>ECE552H1</text:p>
          </table:table-cell>
          <table:table-cell office:value-type="string" office:string-value="Computer Architecture">
            <text:p>Computer Architecture</text:p>
          </table:table-cell>
          <table:table-cell office:value-type="string" office:string-value="Performance analysis and metrics and cost. Instruction set architectures. Instruction-level parallelism: pipelining, superscalar, dynamic scheduling, VLIW processors. Data-level prallelism: vector processors, GPUs. Thread-level parallelism: multiprocessors, multi-core, coherence, simultaneous multi-threading. Memory hierarchies: caches and virtual memory support. Simulation tools and methods. Limited Enrollment.">
            <text:p>Performance analysis and metrics and cost. Instruction set architectures. Instruction-level parallelism: pipelining, superscalar, dynamic scheduling, VLIW processors. Data-level prallelism: vector processors, GPUs. Thread-level parallelism: multiprocessors, multi-core, coherence, simultaneous multi-threading. Memory hierarchies: caches and virtual memory support. Simulation tools and methods. Limited Enrollment.</text:p>
          </table:table-cell>
        </table:table-row>
        <table:table-row>
          <table:table-cell office:value-type="string" office:string-value="ECE557H1">
            <text:p>ECE557H1</text:p>
          </table:table-cell>
          <table:table-cell office:value-type="string" office:string-value="Linear Control Theory">
            <text:p>Linear Control Theory</text:p>
          </table:table-cell>
          <table:table-cell office:value-type="string" office:string-value="State-space approach to linear system theory. Mathematical background in linear algebra, state space equations vs. transfer functions, solutions of linear ODE’s, state transition matrix, Jordan form, controllability, eigenvalue assignment using state feedback, observability, designing observers, separation principle, Kalman filters, tracking and the regulator problem, linear quadratic optimal control, stability. Laboratories cover the state space control design methodology.">
            <text:p>State-space approach to linear system theory. Mathematical background in linear algebra, state space equations vs. transfer functions, solutions of linear ODE’s, state transition matrix, Jordan form, controllability, eigenvalue assignment using state feedback, observability, designing observers, separation principle, Kalman filters, tracking and the regulator problem, linear quadratic optimal control, stability. Laboratories cover the state space control design methodology.</text:p>
          </table:table-cell>
        </table:table-row>
        <table:table-row>
          <table:table-cell office:value-type="string" office:string-value="ECE568H1">
            <text:p>ECE568H1</text:p>
          </table:table-cell>
          <table:table-cell office:value-type="string" office:string-value="Computer Security">
            <text:p>Computer Security</text:p>
          </table:table-cell>
          <table:table-cell office:value-type="string" office:string-value="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
            <text:p>As computers permeate our society, the security of such computing systems is becoming of paramount importance. This course covers principles of computer systems security. To build secure systems, one must understand how attackers operate. This course starts by teaching students how to identify security vulnerabilities and how they can be exploited. Then techniques to create secure systems and defend against such attacks will be discussed. Industry standards for conducting security audits to establish levels of security will be introduced. The course will include an introduction to basic cryptographic techniques as well as hardware used to accelerate cryptographic operations in ATM's and webservers.</text:p>
          </table:table-cell>
        </table:table-row>
        <table:table-row>
          <table:table-cell office:value-type="string" office:string-value="EEB202H1">
            <text:p>EEB202H1</text:p>
          </table:table-cell>
          <table:table-cell office:value-type="string" office:string-value="Plants and Society">
            <text:p>Plants and Society</text:p>
          </table:table-cell>
          <table:table-cell office:value-type="string" office:string-value="The importance of plants to society. Topics include: plant biology, domestication of crop plants, plant breeding and genetic engineering, biological invasions, conservation, biodiversity and genetic resources, ecological implications of advances in modern plant science, macroevolution of plants, forest utilization. For non-science students in all years and disciplines.">
            <text:p>The importance of plants to society. Topics include: plant biology, domestication of crop plants, plant breeding and genetic engineering, biological invasions, conservation, biodiversity and genetic resources, ecological implications of advances in modern plant science, macroevolution of plants, forest utilization. For non-science students in all years and disciplines.</text:p>
          </table:table-cell>
        </table:table-row>
        <table:table-row>
          <table:table-cell office:value-type="string" office:string-value="EEB214H1">
            <text:p>EEB214H1</text:p>
          </table:table-cell>
          <table:table-cell office:value-type="string" office:string-value="Evolution and Adaptation">
            <text:p>Evolution and Adaptation</text:p>
          </table:table-cell>
          <table:table-cell office:value-type="string" office:string-value="Evolution and adaptation of life on Earth. Introduction to the theory of evolution by natural selection. Topics may include evidence supporting the fact of evolution, and how evolutionary theory can help explain the world around us, such as how species are formed, and the evolution of sex, infanticide, and disease. For non-science students in all years and disciplines.">
            <text:p>Evolution and adaptation of life on Earth. Introduction to the theory of evolution by natural selection. Topics may include evidence supporting the fact of evolution, and how evolutionary theory can help explain the world around us, such as how species are formed, and the evolution of sex, infanticide, and disease. For non-science students in all years and disciplines.</text:p>
          </table:table-cell>
        </table:table-row>
        <table:table-row>
          <table:table-cell office:value-type="string" office:string-value="EEB386H1">
            <text:p>EEB386H1</text:p>
          </table:table-cell>
          <table:table-cell office:value-type="string" office:string-value="Diversity of Birds">
            <text:p>Diversity of Birds</text:p>
          </table:table-cell>
          <table:table-cell office:value-type="string" office:string-value="Diversity of Birds provides a general overview of bird biology and diversity, including bird origins and evolution, modern classification and diversity, flight evolution and mechanics, reproduction, ecology, and conservation. Labs focus on anatomy, functional morphology and field techniques that will be put into practice in a final field trip.">
            <text:p>Diversity of Birds provides a general overview of bird biology and diversity, including bird origins and evolution, modern classification and diversity, flight evolution and mechanics, reproduction, ecology, and conservation. Labs focus on anatomy, functional morphology and field techniques that will be put into practice in a final field trip.</text:p>
          </table:table-cell>
        </table:table-row>
        <table:table-row>
          <table:table-cell office:value-type="string" office:string-value="EESA10H3">
            <text:p>EESA10H3</text:p>
          </table:table-cell>
          <table:table-cell office:value-type="string" office:string-value="Human Health and the Environment">
            <text:p>Human Health and the Environment</text:p>
          </table:table-cell>
          <table:table-cell office:value-type="string" office:string-value="Because of pollution, our surroundings are becoming increasingly hazardous to our health. The past century has seen intense industrialization characterized by the widespread production and use of chemicals and the intentional and unintentional disposal of a wide range of waste materials. This course explores the relationship between the incidence of disease in human populations and the environmental pollution. Emphasis will be placed on understanding where and what pollutants are produced, how they are taken up by humans and their long term effects on health; the role of naturally-occurring carcinogens will also be examined. The course will include a view of risk assessment and toxicology using case studies. No prior knowledge of environmental or medical science is required.">
            <text:p>Because of pollution, our surroundings are becoming increasingly hazardous to our health. The past century has seen intense industrialization characterized by the widespread production and use of chemicals and the intentional and unintentional disposal of a wide range of waste materials. This course explores the relationship between the incidence of disease in human populations and the environmental pollution. Emphasis will be placed on understanding where and what pollutants are produced, how they are taken up by humans and their long term effects on health; the role of naturally-occurring carcinogens will also be examined. The course will include a view of risk assessment and toxicology using case studies. No prior knowledge of environmental or medical science is required.</text:p>
          </table:table-cell>
        </table:table-row>
        <table:table-row>
          <table:table-cell office:value-type="string" office:string-value="ENV101H1">
            <text:p>ENV101H1</text:p>
          </table:table-cell>
          <table:table-cell office:value-type="string" office:string-value="Confronting the Climate Crisis">
            <text:p>Confronting the Climate Crisis</text:p>
          </table:table-cell>
          <table:table-cell office:value-type="string" office:string-value="This course is a comprehensive, interdisciplinary introduction to the climate crisis, suitable for any undergraduate student at U of T. The course examines the climate crisis from scientific, social, economic, political, and cultural perspectives, from the physical science basis through to the choices we now face to stabilize the climate system. The course uses a mixture of lectures, hands-on activities, group projects, online discussion, and guest speakers to give students a deeper understanding of climate change as a complex, interconnected set of problems, while equipping them with a framework to evaluate the choices we face as a society, and to cultivate a culture of hope in the face of a challenging future.">
            <text:p>This course is a comprehensive, interdisciplinary introduction to the climate crisis, suitable for any undergraduate student at U of T. The course examines the climate crisis from scientific, social, economic, political, and cultural perspectives, from the physical science basis through to the choices we now face to stabilize the climate system. The course uses a mixture of lectures, hands-on activities, group projects, online discussion, and guest speakers to give students a deeper understanding of climate change as a complex, interconnected set of problems, while equipping them with a framework to evaluate the choices we face as a society, and to cultivate a culture of hope in the face of a challenging future.</text:p>
          </table:table-cell>
        </table:table-row>
        <table:table-row>
          <table:table-cell office:value-type="string" office:string-value="ENV200H1">
            <text:p>ENV200H1</text:p>
          </table:table-cell>
          <table:table-cell office:value-type="string" office:string-value="Assessing Global Change: Science and the Environment">
            <text:p>Assessing Global Change: Science and the Environment</text:p>
          </table:table-cell>
          <table:table-cell office:value-type="string" office:string-value="The perspective which scientists bring to the understanding and resolution of environmental concerns having global implications: atmospheric systems and climate change, the biosphere and conservation of biodiversity.">
            <text:p>The perspective which scientists bring to the understanding and resolution of environmental concerns having global implications: atmospheric systems and climate change, the biosphere and conservation of biodiversity.</text:p>
          </table:table-cell>
        </table:table-row>
        <table:table-row>
          <table:table-cell office:value-type="string" office:string-value="ESC384H1">
            <text:p>ESC384H1</text:p>
          </table:table-cell>
          <table:table-cell office:value-type="string" office:string-value="Partial Differential Equations">
            <text:p>Partial Differential Equations</text:p>
          </table:table-cell>
          <table:table-cell office:value-type="string" office:string-value="Introduces techniques to analyze and solve partial differential equations (PDEs). Concepts covered include Fourier series, Sturm-Liouville theory, separation of variables, fundamental solutions, Green's functions, method of characteristics, and numerical methods. Applications are in model PDEs in continuum mechanics: heat, Laplace's, wave, and transport equations.">
            <text:p>Introduces techniques to analyze and solve partial differential equations (PDEs). Concepts covered include Fourier series, Sturm-Liouville theory, separation of variables, fundamental solutions, Green's functions, method of characteristics, and numerical methods. Applications are in model PDEs in continuum mechanics: heat, Laplace's, wave, and transport equations.</text:p>
          </table:table-cell>
        </table:table-row>
        <table:table-row>
          <table:table-cell office:value-type="string" office:string-value="ESS103H1">
            <text:p>ESS103H1</text:p>
          </table:table-cell>
          <table:table-cell office:value-type="string" office:string-value="Geology in Public Issues">
            <text:p>Geology in Public Issues</text:p>
          </table:table-cell>
          <table:table-cell office:value-type="string" office:string-value="Geologic hazards: earthquakes, volcanoes, landslides, tsunamis. The distribution and politics of natural resources, including petroleum and ore deposits. Nuclear power and nuclear waste disposal. Global change: the geologic record of hot and cold climates, and how the earth survives.  &#10;ESS103H1&#10; is primarily intended as a science Distribution Requirement course for Humanities and Social Science.">
            <text:p>Geologic hazards: earthquakes, volcanoes, landslides, tsunamis. The distribution and politics of natural resources, including petroleum and ore deposits. Nuclear power and nuclear waste disposal. Global change: the geologic record of hot and cold climates, and how the earth survives.  
ESS103H1
 is primarily intended as a science Distribution Requirement course for Humanities and Social Science.</text:p>
          </table:table-cell>
        </table:table-row>
        <table:table-row>
          <table:table-cell office:value-type="string" office:string-value="ESS105H1">
            <text:p>ESS105H1</text:p>
          </table:table-cell>
          <table:table-cell office:value-type="string" office:string-value="Our home planet">
            <text:p>Our home planet</text:p>
          </table:table-cell>
          <table:table-cell office:value-type="string" office:string-value="The nature and evolution of the Earth; plate tectonics; rocks and minerals; volcanism; geological time; fossils; geology of Ontario; environmental issues; and human interactions with the planet.   &#10;ESS105H1&#10; is primarily intended as a science Distribution Requirement course for Humanities and Social Science students">
            <text:p>The nature and evolution of the Earth; plate tectonics; rocks and minerals; volcanism; geological time; fossils; geology of Ontario; environmental issues; and human interactions with the planet.   
ESS105H1
 is primarily intended as a science Distribution Requirement course for Humanities and Social Science students</text:p>
          </table:table-cell>
        </table:table-row>
        <table:table-row>
          <table:table-cell office:value-type="string" office:string-value="ESS205H1">
            <text:p>ESS205H1</text:p>
          </table:table-cell>
          <table:table-cell office:value-type="string" office:string-value="Confronting Global Change">
            <text:p>Confronting Global Change</text:p>
          </table:table-cell>
          <table:table-cell office:value-type="string" office:string-value="The emergence of society as a major geological force is considered in terms of the evolving debate about the consequences of human activity for the habitability of our planet. Major issues such as climate change, environmental pollution, and depletion of natural resources are examined.">
            <text:p>The emergence of society as a major geological force is considered in terms of the evolving debate about the consequences of human activity for the habitability of our planet. Major issues such as climate change, environmental pollution, and depletion of natural resources are examined.</text:p>
          </table:table-cell>
        </table:table-row>
        <table:table-row>
          <table:table-cell office:value-type="string" office:string-value="ESS241H1">
            <text:p>ESS241H1</text:p>
          </table:table-cell>
          <table:table-cell office:value-type="string" office:string-value="Geologic Structures and Maps">
            <text:p>Geologic Structures and Maps</text:p>
          </table:table-cell>
          <table:table-cell office:value-type="string" office:string-value="Field observations, description and classification of geological structures: stratigraphic and intrusive contacts, unconformities; relative age determination; folds and fold systems; faults and fault systems; boudinage, foliations and lineations; spherical projections and mechanical principles (stress, strain, rheology). Practical work focuses on reading geological maps, constructing cross-sections, and interpreting both in terms of geological processes and histories.">
            <text:p>Field observations, description and classification of geological structures: stratigraphic and intrusive contacts, unconformities; relative age determination; folds and fold systems; faults and fault systems; boudinage, foliations and lineations; spherical projections and mechanical principles (stress, strain, rheology). Practical work focuses on reading geological maps, constructing cross-sections, and interpreting both in terms of geological processes and histories.</text:p>
          </table:table-cell>
        </table:table-row>
        <table:table-row>
          <table:table-cell office:value-type="string" office:string-value="ESS261H1">
            <text:p>ESS261H1</text:p>
          </table:table-cell>
          <table:table-cell office:value-type="string" office:string-value="Earth System Evolution">
            <text:p>Earth System Evolution</text:p>
          </table:table-cell>
          <table:table-cell office:value-type="string" office:string-value="Interrelationships between Earths atmosphere, hydrosphere, geosphere and biosphere through time; including patterns of evolution and extinction as they are related to changes at the earth's surface and recorded in the rock record. Laboratories cover major groups of fossils, their classification, use in biostratigraphy, and living analogues. NOTE:  &#10;ESS261H1&#10; and  &#10;ESS262H1&#10; may be taken in either order; and both are required for advanced courses.">
            <text:p>Interrelationships between Earths atmosphere, hydrosphere, geosphere and biosphere through time; including patterns of evolution and extinction as they are related to changes at the earth's surface and recorded in the rock record. Laboratories cover major groups of fossils, their classification, use in biostratigraphy, and living analogues. NOTE:  
ESS261H1
 and  
ESS262H1
 may be taken in either order; and both are required for advanced courses.</text:p>
          </table:table-cell>
        </table:table-row>
        <table:table-row>
          <table:table-cell office:value-type="string" office:string-value="FOR200H1">
            <text:p>FOR200H1</text:p>
          </table:table-cell>
          <table:table-cell office:value-type="string" office:string-value="Conservation of Canada's Forests">
            <text:p>Conservation of Canada's Forests</text:p>
          </table:table-cell>
          <table:table-cell office:value-type="string" office:string-value="Forest conservation issues in Canada; fundamentals of forest biology and ecology; forest biodiversity; development of forest management philosophy in Canadian forested regions; concepts of sustainability. Sustainable forest management strategies; forest policy and economics in a Canadian context; forest certification; protected areas.">
            <text:p>Forest conservation issues in Canada; fundamentals of forest biology and ecology; forest biodiversity; development of forest management philosophy in Canadian forested regions; concepts of sustainability. Sustainable forest management strategies; forest policy and economics in a Canadian context; forest certification; protected areas.</text:p>
          </table:table-cell>
        </table:table-row>
        <table:table-row>
          <table:table-cell office:value-type="string" office:string-value="FOR201H1">
            <text:p>FOR201H1</text:p>
          </table:table-cell>
          <table:table-cell office:value-type="string" office:string-value="Conservation of Tropical and Subtropical Forests">
            <text:p>Conservation of Tropical and Subtropical Forests</text:p>
          </table:table-cell>
          <table:table-cell office:value-type="string" office:string-value="The world's major tropical and subtropical forest biomes; prospects for conservation and sustainable management; consequences of different forest development strategies; tropical deforestation and selective logging; agroforestry; biodiversity and non-timber forest products; the fuelwood crisis; large carnivore conservation; ecological, economic and social perspectives.">
            <text:p>The world's major tropical and subtropical forest biomes; prospects for conservation and sustainable management; consequences of different forest development strategies; tropical deforestation and selective logging; agroforestry; biodiversity and non-timber forest products; the fuelwood crisis; large carnivore conservation; ecological, economic and social perspectives.</text:p>
          </table:table-cell>
        </table:table-row>
        <table:table-row>
          <table:table-cell office:value-type="string" office:string-value="FOR300H1">
            <text:p>FOR300H1</text:p>
          </table:table-cell>
          <table:table-cell office:value-type="string" office:string-value="Forest Products in Sustainable Forestry">
            <text:p>Forest Products in Sustainable Forestry</text:p>
          </table:table-cell>
          <table:table-cell office:value-type="string" office:string-value="Traditional and non-traditional forest products; wood structure; properties and material attributes; functional characteristics and logistics of wood product industry. Contribution of innovative product development to conservation; adding value; residue use; biorefinery; under-utilized species; wood protection. Forest product certification; eco-labelling; life cycle analysis.">
            <text:p>Traditional and non-traditional forest products; wood structure; properties and material attributes; functional characteristics and logistics of wood product industry. Contribution of innovative product development to conservation; adding value; residue use; biorefinery; under-utilized species; wood protection. Forest product certification; eco-labelling; life cycle analysis.</text:p>
          </table:table-cell>
        </table:table-row>
        <table:table-row>
          <table:table-cell office:value-type="string" office:string-value="FOR305H1">
            <text:p>FOR305H1</text:p>
          </table:table-cell>
          <table:table-cell office:value-type="string" office:string-value="Biology of Trees and Forests">
            <text:p>Biology of Trees and Forests</text:p>
          </table:table-cell>
          <table:table-cell office:value-type="string" office:string-value="An overview of the biology of trees and the ecological principles that govern the structure and function of forests. Topics in tree biology will include tree identification, wood anatomy, tree architecture, resource acquisition and allocation, tree growth and mortality. Topics in forest ecology will include resource competition, stand development, species succession, and the cycling of nutrients and energy. This course will include a substantial field and lab component.">
            <text:p>An overview of the biology of trees and the ecological principles that govern the structure and function of forests. Topics in tree biology will include tree identification, wood anatomy, tree architecture, resource acquisition and allocation, tree growth and mortality. Topics in forest ecology will include resource competition, stand development, species succession, and the cycling of nutrients and energy. This course will include a substantial field and lab component.</text:p>
          </table:table-cell>
        </table:table-row>
        <table:table-row>
          <table:table-cell office:value-type="string" office:string-value="FOR310H1">
            <text:p>FOR310H1</text:p>
          </table:table-cell>
          <table:table-cell office:value-type="string" office:string-value="Bioenergy from Sustainable Forest Management">
            <text:p>Bioenergy from Sustainable Forest Management</text:p>
          </table:table-cell>
          <table:table-cell office:value-type="string" office:string-value="Socio-economic, technical, political and environmental issues associated with the utilization of forest biomass (e.g., harvesting residues, thinnings, salvage, short rotation woody crops) for a source of renewable energy.">
            <text:p>Socio-economic, technical, political and environmental issues associated with the utilization of forest biomass (e.g., harvesting residues, thinnings, salvage, short rotation woody crops) for a source of renewable energy.</text:p>
          </table:table-cell>
        </table:table-row>
        <table:table-row>
          <table:table-cell office:value-type="string" office:string-value="FOR410H1">
            <text:p>FOR410H1</text:p>
          </table:table-cell>
          <table:table-cell office:value-type="string" office:string-value="Bioenergy and Biorefinery Technology">
            <text:p>Bioenergy and Biorefinery Technology</text:p>
          </table:table-cell>
          <table:table-cell office:value-type="string" office:string-value="Technological advances and approaches in deriving biofuels and chemical feedstocks from forest and other biomass. Fundamental chemical attributes of biomass, as they affect the fuel value and potential for deriving liquid, solid and gaseous fuels and valuable chemicals for other applications will be discussed.">
            <text:p>Technological advances and approaches in deriving biofuels and chemical feedstocks from forest and other biomass. Fundamental chemical attributes of biomass, as they affect the fuel value and potential for deriving liquid, solid and gaseous fuels and valuable chemicals for other applications will be discussed.</text:p>
          </table:table-cell>
        </table:table-row>
        <table:table-row>
          <table:table-cell office:value-type="string" office:string-value="FOR419H1">
            <text:p>FOR419H1</text:p>
          </table:table-cell>
          <table:table-cell office:value-type="string" office:string-value="Forest Fire Behaviour and Management">
            <text:p>Forest Fire Behaviour and Management</text:p>
          </table:table-cell>
          <table:table-cell office:value-type="string" office:string-value="Understanding forest fire activity is important for predicting fire's impact on forests and the wildland-urban interface, as well as understanding the impacts of climate change. Basic principles of forest fuel moisture exchange, fire occurrence and fire behaviour are explored. Emphasis is placed on application of these models to real fire management problems.">
            <text:p>Understanding forest fire activity is important for predicting fire's impact on forests and the wildland-urban interface, as well as understanding the impacts of climate change. Basic principles of forest fuel moisture exchange, fire occurrence and fire behaviour are explored. Emphasis is placed on application of these models to real fire management problems.</text:p>
          </table:table-cell>
        </table:table-row>
        <table:table-row>
          <table:table-cell office:value-type="string" office:string-value="FOR425H1">
            <text:p>FOR425H1</text:p>
          </table:table-cell>
          <table:table-cell office:value-type="string" office:string-value="Bioenergy and Biorefinery Technology">
            <text:p>Bioenergy and Biorefinery Technology</text:p>
          </table:table-cell>
          <table:table-cell office:value-type="string" office:string-value="Technological advances and approaches in deriving biofuels, chemical feedstocks from forest and other biomass resources. Fundamental chemical attributes of biomass, as they affect the fuel value and potential for deriving liquid, solid and gaseous fuels and valuable chemicals for other applications will be explored.">
            <text:p>Technological advances and approaches in deriving biofuels, chemical feedstocks from forest and other biomass resources. Fundamental chemical attributes of biomass, as they affect the fuel value and potential for deriving liquid, solid and gaseous fuels and valuable chemicals for other applications will be explored.</text:p>
          </table:table-cell>
        </table:table-row>
        <table:table-row>
          <table:table-cell office:value-type="string" office:string-value="GGR101H1">
            <text:p>GGR101H1</text:p>
          </table:table-cell>
          <table:table-cell office:value-type="string" office:string-value="Histories of Environmental Change">
            <text:p>Histories of Environmental Change</text:p>
          </table:table-cell>
          <table:table-cell office:value-type="string" office:string-value="This course will investigate geological, biological and archaeological evidence of environmental change. We will examine the processes that have driven and will drive environmental change and how past societies have shaped and responded to these changes. The emphasis is on the current interglacial period, or Holocene, and how shifts in population and technologies have affected human-environment interactions. As language of the Holocene gives way, for many, to that the Anthropocene, the implications of environmental change for present and future human societies will be our concluding concern.">
            <text:p>This course will investigate geological, biological and archaeological evidence of environmental change. We will examine the processes that have driven and will drive environmental change and how past societies have shaped and responded to these changes. The emphasis is on the current interglacial period, or Holocene, and how shifts in population and technologies have affected human-environment interactions. As language of the Holocene gives way, for many, to that the Anthropocene, the implications of environmental change for present and future human societies will be our concluding concern.</text:p>
          </table:table-cell>
        </table:table-row>
        <table:table-row>
          <table:table-cell office:value-type="string" office:string-value="GGR203H1">
            <text:p>GGR203H1</text:p>
          </table:table-cell>
          <table:table-cell office:value-type="string" office:string-value="Introduction to Climatology">
            <text:p>Introduction to Climatology</text:p>
          </table:table-cell>
          <table:table-cell office:value-type="string" office:string-value="Introduction to the large scale processes responsible for determining global and regional climate and atmospheric circulation patterns, as well as the small scale processes responsible for determining the microclimates of specific environments.">
            <text:p>Introduction to the large scale processes responsible for determining global and regional climate and atmospheric circulation patterns, as well as the small scale processes responsible for determining the microclimates of specific environments.</text:p>
          </table:table-cell>
        </table:table-row>
        <table:table-row>
          <table:table-cell office:value-type="string" office:string-value="GGR272H1">
            <text:p>GGR272H1</text:p>
          </table:table-cell>
          <table:table-cell office:value-type="string" office:string-value="Geographic Information and Mapping I">
            <text:p>Geographic Information and Mapping I</text:p>
          </table:table-cell>
          <table:table-cell office:value-type="string" office:string-value="Introduction to digital mapping and spatial analysis using geographic information systems (GIS). Students learn how to use GIS software to find, edit, analyze and map geographic data to create their own maps, analyze geographic problems and use techniques that can be applied to a variety of subject areas.">
            <text:p>Introduction to digital mapping and spatial analysis using geographic information systems (GIS). Students learn how to use GIS software to find, edit, analyze and map geographic data to create their own maps, analyze geographic problems and use techniques that can be applied to a variety of subject areas.</text:p>
          </table:table-cell>
        </table:table-row>
        <table:table-row>
          <table:table-cell office:value-type="string" office:string-value="GGR347H1">
            <text:p>GGR347H1</text:p>
          </table:table-cell>
          <table:table-cell office:value-type="string" office:string-value="Energy Efficiency and Beyond">
            <text:p>Energy Efficiency and Beyond</text:p>
          </table:table-cell>
          <table:table-cell office:value-type="string" office:string-value="Examines the options available for dramatically reducing our use of primary energy with no reduction in meaningful energy services, through more efficient use of energy at the scale of energy-using devices and of entire energy systems. Topics covered include energy use in buildings, transportation, industry, and agriculture. &#10;Offered alternate years from  &#10;GGR348H1&#10;.">
            <text:p>Examines the options available for dramatically reducing our use of primary energy with no reduction in meaningful energy services, through more efficient use of energy at the scale of energy-using devices and of entire energy systems. Topics covered include energy use in buildings, transportation, industry, and agriculture. 
Offered alternate years from  
GGR348H1
.</text:p>
          </table:table-cell>
        </table:table-row>
        <table:table-row>
          <table:table-cell office:value-type="string" office:string-value="GGR348H1">
            <text:p>GGR348H1</text:p>
          </table:table-cell>
          <table:table-cell office:value-type="string" office:string-value="Carbon-Free Energy Systems">
            <text:p>Carbon-Free Energy Systems</text:p>
          </table:table-cell>
          <table:table-cell office:value-type="string" office:string-value="Examines the options available for providing energy from carbon-free energy sources: solar, wind, biomass, nuclear, and fossil fuels with capture and sequestration of CO2. The hydrogen economy is also discussed. &#10;Offered alternate years from  &#10;GGR347H1&#10;.">
            <text:p>Examines the options available for providing energy from carbon-free energy sources: solar, wind, biomass, nuclear, and fossil fuels with capture and sequestration of CO2. The hydrogen economy is also discussed. 
Offered alternate years from  
GGR347H1
.</text:p>
          </table:table-cell>
        </table:table-row>
        <table:table-row>
          <table:table-cell office:value-type="string" office:string-value="HIS205H1">
            <text:p>HIS205H1</text:p>
          </table:table-cell>
          <table:table-cell office:value-type="string" office:string-value="From Women's History to Gender History">
            <text:p>From Women's History to Gender History</text:p>
          </table:table-cell>
          <table:table-cell office:value-type="string" office:string-value="This course critically examines gender in the context of politics, society, culture, and economics across a range of comparative times and spaces depending on instructor expertise. In what ways have gendered norms and transgressions been part of human societies and lived experiences? How have those norms shifted across historical and geographical contexts? How has the history of gender impacted gender as it is lived and made political today?  Throughout the course, we will be querying the theoretical assumptions underlying and framing the historical texts we are studying, as well as assessing the different kinds of primary sources used to recover women’s and gender history.">
            <text:p>This course critically examines gender in the context of politics, society, culture, and economics across a range of comparative times and spaces depending on instructor expertise. In what ways have gendered norms and transgressions been part of human societies and lived experiences? How have those norms shifted across historical and geographical contexts? How has the history of gender impacted gender as it is lived and made political today?  Throughout the course, we will be querying the theoretical assumptions underlying and framing the historical texts we are studying, as well as assessing the different kinds of primary sources used to recover women’s and gender history.</text:p>
          </table:table-cell>
        </table:table-row>
        <table:table-row>
          <table:table-cell office:value-type="string" office:string-value="HMB200H1">
            <text:p>HMB200H1</text:p>
          </table:table-cell>
          <table:table-cell office:value-type="string" office:string-value="Introduction to Neuroscience">
            <text:p>Introduction to Neuroscience</text:p>
          </table:table-cell>
          <table:table-cell office:value-type="string" office:string-value="An introductory course that explores the development, physiology and continually changing function of the nervous system as it relates to certain types of human behaviour. Critical analysis of scientific evidence is used to enrich learning.">
            <text:p>An introductory course that explores the development, physiology and continually changing function of the nervous system as it relates to certain types of human behaviour. Critical analysis of scientific evidence is used to enrich learning.</text:p>
          </table:table-cell>
        </table:table-row>
        <table:table-row>
          <table:table-cell office:value-type="string" office:string-value="IMM250H1">
            <text:p>IMM250H1</text:p>
          </table:table-cell>
          <table:table-cell office:value-type="string" office:string-value="The Immune System and Infectious Disease">
            <text:p>The Immune System and Infectious Disease</text:p>
          </table:table-cell>
          <table:table-cell office:value-type="string" office:string-value="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
            <text:p>Students will be introduced to the basic concepts of immunity to infectious disease and how breakdown of the immune response can lead to auto-immunity. We will trace the history of current ideas in immunology and the immune response by examining how bacteria and viruses cause disease and the initial discoveries that led to such developments as vaccination. Current topical and newsworthy infectious diseases (HIV, tuberculosis, SARS, avian flu) will be used as examples of how the immune system copes with microbial infections.</text:p>
          </table:table-cell>
        </table:table-row>
        <table:table-row>
          <table:table-cell office:value-type="string" office:string-value="JEG100H1">
            <text:p>JEG100H1</text:p>
          </table:table-cell>
          <table:table-cell office:value-type="string" office:string-value="Introduction to Physical Geography and Earth Science">
            <text:p>Introduction to Physical Geography and Earth Science</text:p>
          </table:table-cell>
          <table:table-cell office:value-type="string" office:string-value="This introduction to Physical Geography and Earth Sciences examines the atmosphere, lithosphere, hydrosphere, cryosphere and biosphere, emphasizing processes, flows of energy and materials, and the interconnectedness of these Earth systems. Specific topics include weather and climate, earth materials, geological and geomorphic processes involved in the genesis of landforms, river systems, glaciers, soils, and biomes.">
            <text:p>This introduction to Physical Geography and Earth Sciences examines the atmosphere, lithosphere, hydrosphere, cryosphere and biosphere, emphasizing processes, flows of energy and materials, and the interconnectedness of these Earth systems. Specific topics include weather and climate, earth materials, geological and geomorphic processes involved in the genesis of landforms, river systems, glaciers, soils, and biomes.</text:p>
          </table:table-cell>
        </table:table-row>
        <table:table-row>
          <table:table-cell office:value-type="string" office:string-value="JPE395H1">
            <text:p>JPE395H1</text:p>
          </table:table-cell>
          <table:table-cell office:value-type="string" office:string-value="Physics of the Earth">
            <text:p>Physics of the Earth</text:p>
          </table:table-cell>
          <table:table-cell office:value-type="string" office:string-value="Designed for students interested in the physics of the Earth and the planets. Study of the Earth as a unified dynamic system; determination of major internal divisions in the planet; development and evolution of the Earth's large scale surface features through plate tectonics; the age and thermal history of the planet; Earth's gravitational field and the concept of isostasy; mantle rheology and convection; Earth tides; geodetic measurement techniques, in particular modern space-based techniques.">
            <text:p>Designed for students interested in the physics of the Earth and the planets. Study of the Earth as a unified dynamic system; determination of major internal divisions in the planet; development and evolution of the Earth's large scale surface features through plate tectonics; the age and thermal history of the planet; Earth's gravitational field and the concept of isostasy; mantle rheology and convection; Earth tides; geodetic measurement techniques, in particular modern space-based techniques.</text:p>
          </table:table-cell>
        </table:table-row>
        <table:table-row>
          <table:table-cell office:value-type="string" office:string-value="JSC301H1">
            <text:p>JSC301H1</text:p>
          </table:table-cell>
          <table:table-cell office:value-type="string" office:string-value="Principles and Practices in Science Education">
            <text:p>Principles and Practices in Science Education</text:p>
          </table:table-cell>
          <table:table-cell office:value-type="string" office:string-value="Fundamental principles and practices in education and public outreach in the sciences, mathematics, and engineering, including education research, curriculum, teaching, and assessment.  Students will learn and apply effective strategies which engage and educate learners at the K-16 and public level.  The course assignments include a project and/or placement experience.">
            <text:p>Fundamental principles and practices in education and public outreach in the sciences, mathematics, and engineering, including education research, curriculum, teaching, and assessment.  Students will learn and apply effective strategies which engage and educate learners at the K-16 and public level.  The course assignments include a project and/or placement experience.</text:p>
          </table:table-cell>
        </table:table-row>
        <table:table-row>
          <table:table-cell office:value-type="string" office:string-value="LIN232H1">
            <text:p>LIN232H1</text:p>
          </table:table-cell>
          <table:table-cell office:value-type="string" office:string-value="Syntactic Patterns in Language">
            <text:p>Syntactic Patterns in Language</text:p>
          </table:table-cell>
          <table:table-cell office:value-type="string" office:string-value="The nature and organization of syntactic systems; their relation to semantic systems and the linguistic organization of discourse; practical work in linguistic analysis.">
            <text:p>The nature and organization of syntactic systems; their relation to semantic systems and the linguistic organization of discourse; practical work in linguistic analysis.</text:p>
          </table:table-cell>
        </table:table-row>
        <table:table-row>
          <table:table-cell office:value-type="string" office:string-value="MAT301H1">
            <text:p>MAT301H1</text:p>
          </table:table-cell>
          <table:table-cell office:value-type="string" office:string-value="Groups and Symmetries">
            <text:p>Groups and Symmetries</text:p>
          </table:table-cell>
          <table:table-cell office:value-type="string" office:string-value="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
            <text:p>Congruences and fields. Permutations and permutation groups. Linear groups. Abstract groups, homomorphisms, subgroups. Symmetry groups of regular polygons and Platonic solids, wallpaper groups. Group actions, class formula. Cosets, Lagrange theorem. Normal subgroups, quotient groups. Classification of finitely generated abelian groups. Emphasis on examples and calculations.</text:p>
          </table:table-cell>
        </table:table-row>
        <table:table-row>
          <table:table-cell office:value-type="string" office:string-value="MAT327H1">
            <text:p>MAT327H1</text:p>
          </table:table-cell>
          <table:table-cell office:value-type="string" office:string-value="Introduction to Topology">
            <text:p>Introduction to Topology</text:p>
          </table:table-cell>
          <table:table-cell office:value-type="string" office:string-value="Metric spaces, topological spaces and continuous mappings; separation, compactness, connectedness. Fundamental group and covering spaces. Brouwer fixed-point theorem. Students in the math specialist program wishing to take additional topology courses are advised to obtain permission to take MAT1300H, MAT1301H.">
            <text:p>Metric spaces, topological spaces and continuous mappings; separation, compactness, connectedness. Fundamental group and covering spaces. Brouwer fixed-point theorem. Students in the math specialist program wishing to take additional topology courses are advised to obtain permission to take MAT1300H, MAT1301H.</text:p>
          </table:table-cell>
        </table:table-row>
        <table:table-row>
          <table:table-cell office:value-type="string" office:string-value="MAT332H1">
            <text:p>MAT332H1</text:p>
          </table:table-cell>
          <table:table-cell office:value-type="string" office:string-value="Introduction to Graph Theory">
            <text:p>Introduction to Graph Theory</text:p>
          </table:table-cell>
          <table:table-cell office:value-type="string" office:string-value="This course will explore the following topics: Graphs, subgraphs, isomorphism, trees, connectivity, Euler and Hamiltonian properties, matchings, vertex and edge colourings, planarity, network flows and strongly regular graphs. Participants will be encouraged to use these topics and execute applications to such problems as timetabling, tournament scheduling, experimental design and finite geometries.">
            <text:p>This course will explore the following topics: Graphs, subgraphs, isomorphism, trees, connectivity, Euler and Hamiltonian properties, matchings, vertex and edge colourings, planarity, network flows and strongly regular graphs. Participants will be encouraged to use these topics and execute applications to such problems as timetabling, tournament scheduling, experimental design and finite geometries.</text:p>
          </table:table-cell>
        </table:table-row>
        <table:table-row>
          <table:table-cell office:value-type="string" office:string-value="MAT336H1">
            <text:p>MAT336H1</text:p>
          </table:table-cell>
          <table:table-cell office:value-type="string" office:string-value="Elements of Analysis">
            <text:p>Elements of Analysis</text:p>
          </table:table-cell>
          <table:table-cell office:value-type="string" office:string-value="This course provides the foundations of analysis and rigorous calculus for students who will take subsequent courses where these mathematical concepts are central of applications, but who have only taken courses with limited proofs. Topics include topology of Rn, implicit and inverse function theorems and rigorous integration theory.">
            <text:p>This course provides the foundations of analysis and rigorous calculus for students who will take subsequent courses where these mathematical concepts are central of applications, but who have only taken courses with limited proofs. Topics include topology of Rn, implicit and inverse function theorems and rigorous integration theory.</text:p>
          </table:table-cell>
        </table:table-row>
        <table:table-row>
          <table:table-cell office:value-type="string" office:string-value="MAT337H1">
            <text:p>MAT337H1</text:p>
          </table:table-cell>
          <table:table-cell office:value-type="string" office:string-value="Introduction to Real Analysis">
            <text:p>Introduction to Real Analysis</text:p>
          </table:table-cell>
          <table:table-cell office:value-type="string" office:string-value="Construction of Real Numbers. Metric spaces; compactness and connectedness. Sequences and series of functions, power series; modes of convergence. Interchange of limiting processes; differentiation of integrals. Function spaces; Weierstrass approximation; Fourier series. Contraction mappings; existence and uniqueness of solutions of ordinary differential equations. Countability; Cantor set; Hausdorff dimension.">
            <text:p>Construction of Real Numbers. Metric spaces; compactness and connectedness. Sequences and series of functions, power series; modes of convergence. Interchange of limiting processes; differentiation of integrals. Function spaces; Weierstrass approximation; Fourier series. Contraction mappings; existence and uniqueness of solutions of ordinary differential equations. Countability; Cantor set; Hausdorff dimension.</text:p>
          </table:table-cell>
        </table:table-row>
        <table:table-row>
          <table:table-cell office:value-type="string" office:string-value="MAT363H1">
            <text:p>MAT363H1</text:p>
          </table:table-cell>
          <table:table-cell office:value-type="string" office:string-value="Geometry of Curves and Surfaces">
            <text:p>Geometry of Curves and Surfaces</text:p>
          </table:table-cell>
          <table:table-cell office:value-type="string" office:string-value="Curves and surfaces in 3-spaces. Frenet formulas. Curvature and geodesics. Gauss map. Minimal surfaces. Gauss-Bonnet theorem for surfaces. Surfaces of constant curvature.">
            <text:p>Curves and surfaces in 3-spaces. Frenet formulas. Curvature and geodesics. Gauss map. Minimal surfaces. Gauss-Bonnet theorem for surfaces. Surfaces of constant curvature.</text:p>
          </table:table-cell>
        </table:table-row>
        <table:table-row>
          <table:table-cell office:value-type="string" office:string-value="MIE242H1">
            <text:p>MIE242H1</text:p>
          </table:table-cell>
          <table:table-cell office:value-type="string" office:string-value="Foundations of Cognitive Psychology">
            <text:p>Foundations of Cognitive Psychology</text:p>
          </table:table-cell>
          <table:table-cell office:value-type="string" office:string-value="Introduction to neuroanatomy and processes that are core to perception, memory, executive functions, language, decision making, and action. Introduction to stress and emotions, regulation of thought and behaviour, and reward processing. Case studies in Addiction, Depression, Dementia, ADHD, and Dyslexia. Role of neuroimaging and brain lesions in demonstrating the functioning of different pathways and regions of interest within the brain. Use of experiments to test hypotheses concerning brain activities and computations. Conducting a literature review and reporting experimental research, use of elementary statistics, and satisfaction of research ethics requirements.">
            <text:p>Introduction to neuroanatomy and processes that are core to perception, memory, executive functions, language, decision making, and action. Introduction to stress and emotions, regulation of thought and behaviour, and reward processing. Case studies in Addiction, Depression, Dementia, ADHD, and Dyslexia. Role of neuroimaging and brain lesions in demonstrating the functioning of different pathways and regions of interest within the brain. Use of experiments to test hypotheses concerning brain activities and computations. Conducting a literature review and reporting experimental research, use of elementary statistics, and satisfaction of research ethics requirements.</text:p>
          </table:table-cell>
        </table:table-row>
        <table:table-row>
          <table:table-cell office:value-type="string" office:string-value="MIE342H1">
            <text:p>MIE342H1</text:p>
          </table:table-cell>
          <table:table-cell office:value-type="string" office:string-value="Circuits with Applications to Mechanical Engineering Systems">
            <text:p>Circuits with Applications to Mechanical Engineering Systems</text:p>
          </table:table-cell>
          <table:table-cell office:value-type="string" office:string-value="This course presents analysis of complex circuits and application of circuit principles to design circuits for mechanical engineering systems. Discussions will center around circuits and instrumentation. In-depth discussions will be given on a number of topics: (1) Mechatronics design applications of circuit principles; (2) Network theorems, node-voltage, mesh-current method, Thévenin equivalents; (3) Operational amplifier circuits; (4) 1st and 2nd order circuits; (5) Laplace transform, frequency response; (6) Passive and active filter design (low- and high-pass filters, bandpass and bandreject filters); (7) Interface/readout circuits for mechanical engineering systems, sensors, instrumentation; (8) Inductance, transformers, DC/AC machines; (9) Digital circuit and data sampling introduction.">
            <text:p>This course presents analysis of complex circuits and application of circuit principles to design circuits for mechanical engineering systems. Discussions will center around circuits and instrumentation. In-depth discussions will be given on a number of topics: (1) Mechatronics design applications of circuit principles; (2) Network theorems, node-voltage, mesh-current method, Thévenin equivalents; (3) Operational amplifier circuits; (4) 1st and 2nd order circuits; (5) Laplace transform, frequency response; (6) Passive and active filter design (low- and high-pass filters, bandpass and bandreject filters); (7) Interface/readout circuits for mechanical engineering systems, sensors, instrumentation; (8) Inductance, transformers, DC/AC machines; (9) Digital circuit and data sampling introduction.</text:p>
          </table:table-cell>
        </table:table-row>
        <table:table-row>
          <table:table-cell office:value-type="string" office:string-value="MIE344H1">
            <text:p>MIE344H1</text:p>
          </table:table-cell>
          <table:table-cell office:value-type="string" office:string-value="Ergonomic Design of Information Systems">
            <text:p>Ergonomic Design of Information Systems</text:p>
          </table:table-cell>
          <table:table-cell office:value-type="string" office:string-value="Application of information and interaction design principles in interactive systems. Focus on design and methods for understanding user needs, making sense of user research, prototyping, evaluation methods and iterative design. The course will include in depth coverage of rapid prototyping, scenario-based design, usability inspection methods, summative and formative usability evaluation, and comparison tests. Eye tracking, remote testing and experience/ journey mapping will be introduced.">
            <text:p>Application of information and interaction design principles in interactive systems. Focus on design and methods for understanding user needs, making sense of user research, prototyping, evaluation methods and iterative design. The course will include in depth coverage of rapid prototyping, scenario-based design, usability inspection methods, summative and formative usability evaluation, and comparison tests. Eye tracking, remote testing and experience/ journey mapping will be introduced.</text:p>
          </table:table-cell>
        </table:table-row>
        <table:table-row>
          <table:table-cell office:value-type="string" office:string-value="MIE369H1">
            <text:p>MIE369H1</text:p>
          </table:table-cell>
          <table:table-cell office:value-type="string" office:string-value="Introduction to Artificial Intelligence">
            <text:p>Introduction to Artificial Intelligence</text:p>
          </table:table-cell>
          <table:table-cell office:value-type="string" office:string-value="Introduction to Artificial Intelligence. Search. Constraint Satisfaction. Propositional and First-order Logic Knowledge Representation. Representing Uncertainty (Bayesian networks). Rationality and (Sequential) Decision Making under Uncertainty. Reinforcement Learning. Weak and Strong AI, AI as Engineering, Ethics and Safety in AI.">
            <text:p>Introduction to Artificial Intelligence. Search. Constraint Satisfaction. Propositional and First-order Logic Knowledge Representation. Representing Uncertainty (Bayesian networks). Rationality and (Sequential) Decision Making under Uncertainty. Reinforcement Learning. Weak and Strong AI, AI as Engineering, Ethics and Safety in AI.</text:p>
          </table:table-cell>
        </table:table-row>
        <table:table-row>
          <table:table-cell office:value-type="string" office:string-value="MIE402H1">
            <text:p>MIE402H1</text:p>
          </table:table-cell>
          <table:table-cell office:value-type="string" office:string-value="Vibrations">
            <text:p>Vibrations</text:p>
          </table:table-cell>
          <table:table-cell office:value-type="string" office:string-value="Fundamental concepts of vibration of mechanical systems. Free vibration single degree of freedom systems. Various types of damping. Forced vibrations. Vibration measuring instruments. Steady state and transient vibrations. Vibration of multi-degree of freedom systems. Vibration isolation. Modal analysis. Lagrange equations and Hamilton's principle. Vibration of continuous systems. Special topics.">
            <text:p>Fundamental concepts of vibration of mechanical systems. Free vibration single degree of freedom systems. Various types of damping. Forced vibrations. Vibration measuring instruments. Steady state and transient vibrations. Vibration of multi-degree of freedom systems. Vibration isolation. Modal analysis. Lagrange equations and Hamilton's principle. Vibration of continuous systems. Special topics.</text:p>
          </table:table-cell>
        </table:table-row>
        <table:table-row>
          <table:table-cell office:value-type="string" office:string-value="MIE439H1">
            <text:p>MIE439H1</text:p>
          </table:table-cell>
          <table:table-cell office:value-type="string" office:string-value="Cellular and Tissue Biomechanics">
            <text:p>Cellular and Tissue Biomechanics</text:p>
          </table:table-cell>
          <table:table-cell office:value-type="string" office:string-value="Introduction to the application of the principles of mechanical engineering - principally solid mechanics and rheology - to living systems. Topics include cellular mechanics and hard and soft tissue mechanics, with consideration of both experimental approaches and analytical modelling. Applications of these topics to biomimetic and biomechanical design are emphasized through a major, integrative group project.">
            <text:p>Introduction to the application of the principles of mechanical engineering - principally solid mechanics and rheology - to living systems. Topics include cellular mechanics and hard and soft tissue mechanics, with consideration of both experimental approaches and analytical modelling. Applications of these topics to biomimetic and biomechanical design are emphasized through a major, integrative group project.</text:p>
          </table:table-cell>
        </table:table-row>
        <table:table-row>
          <table:table-cell office:value-type="string" office:string-value="MIE440H1">
            <text:p>MIE440H1</text:p>
          </table:table-cell>
          <table:table-cell office:value-type="string" office:string-value="* Design of Effective Products">
            <text:p>* Design of Effective Products</text:p>
          </table:table-cell>
          <table:table-cell office:value-type="string" office:string-value="Products should be used as intended to be effective. Thus, product design must better incorporate possible user behavior. For example, sustainability-minded products should be both technically efficient, and support people to use such products more sustainably. In addition, many products and systems nudge people to behave in ways contrary to the user's best interests. To address the above, the course focuses on design that increases intended product use, and pro-social / pro-environmental behaviors. For projects, students will develop, prototype and test concepts that aim to increase desired behaviors.">
            <text:p>Products should be used as intended to be effective. Thus, product design must better incorporate possible user behavior. For example, sustainability-minded products should be both technically efficient, and support people to use such products more sustainably. In addition, many products and systems nudge people to behave in ways contrary to the user's best interests. To address the above, the course focuses on design that increases intended product use, and pro-social / pro-environmental behaviors. For projects, students will develop, prototype and test concepts that aim to increase desired behaviors.</text:p>
          </table:table-cell>
        </table:table-row>
        <table:table-row>
          <table:table-cell office:value-type="string" office:string-value="MIE443H1">
            <text:p>MIE443H1</text:p>
          </table:table-cell>
          <table:table-cell office:value-type="string" office:string-value="* Mechatronics Systems:  Design and Integration">
            <text:p>* Mechatronics Systems:  Design and Integration</text:p>
          </table:table-cell>
          <table:table-cell office:value-type="string" office:string-value="The course aims to raise practical design awareness, provide pertinent project engineering methodology, and generate a know-how core in integration of complex automation. This course has mainly practical content, and is integral and useful in the training and education of those students who plan to be employed in areas related to intelligent automation, as well as to the breadth of knowledge of all others. Although emphasis will be on robotic-based automation (mechatronics), the learning will be useful in all domains of system integration. This course will introduce students to the basics of integration, methodology of design, tools, and team project work. The course will be monitored based on projects from a selected list of topics. The lectures will be in format of tutorials as preparation and discussions on project related issues. A main goal is to bring the methods, means and spirit of the industrial design world to the class room. Emphasis will be on understanding the elements of integration, methodology and approaches, and will involve numerous case studies. Specifically the course will provide a practical step-by-step approach to integration: specifications, conceptual design, analysis, modeling, synthesis, simulation and bread-boarding, prototyping, integration, verification, installation and testing. Issues of project management, market, and economics will be addressed as well. Limited Enrolment.">
            <text:p>The course aims to raise practical design awareness, provide pertinent project engineering methodology, and generate a know-how core in integration of complex automation. This course has mainly practical content, and is integral and useful in the training and education of those students who plan to be employed in areas related to intelligent automation, as well as to the breadth of knowledge of all others. Although emphasis will be on robotic-based automation (mechatronics), the learning will be useful in all domains of system integration. This course will introduce students to the basics of integration, methodology of design, tools, and team project work. The course will be monitored based on projects from a selected list of topics. The lectures will be in format of tutorials as preparation and discussions on project related issues. A main goal is to bring the methods, means and spirit of the industrial design world to the class room. Emphasis will be on understanding the elements of integration, methodology and approaches, and will involve numerous case studies. Specifically the course will provide a practical step-by-step approach to integration: specifications, conceptual design, analysis, modeling, synthesis, simulation and bread-boarding, prototyping, integration, verification, installation and testing. Issues of project management, market, and economics will be addressed as well. Limited Enrolment.</text:p>
          </table:table-cell>
        </table:table-row>
        <table:table-row>
          <table:table-cell office:value-type="string" office:string-value="MIE444H1">
            <text:p>MIE444H1</text:p>
          </table:table-cell>
          <table:table-cell office:value-type="string" office:string-value="* Mechatronics Principles">
            <text:p>* Mechatronics Principles</text:p>
          </table:table-cell>
          <table:table-cell office:value-type="string" office:string-value="This course provides students with the tools to design, model, analyze and control mechatronic systems (e.g. smart systems comprising electronic, mechanical, fluid and thermal components). This is done through the synergic combination of tools from mechanical and electrical engineering, computer science and information technology to design systems with built-in intelligence. The class provides techniques for the modeling of various system components into a unified approach and tools for the simulation of the performance of these systems. The class also presents the procedures and an analysis of the various components needed to design and control a mechatronic system including sensing, actuating, and I/O interfacing components.">
            <text:p>This course provides students with the tools to design, model, analyze and control mechatronic systems (e.g. smart systems comprising electronic, mechanical, fluid and thermal components). This is done through the synergic combination of tools from mechanical and electrical engineering, computer science and information technology to design systems with built-in intelligence. The class provides techniques for the modeling of various system components into a unified approach and tools for the simulation of the performance of these systems. The class also presents the procedures and an analysis of the various components needed to design and control a mechatronic system including sensing, actuating, and I/O interfacing components.</text:p>
          </table:table-cell>
        </table:table-row>
        <table:table-row>
          <table:table-cell office:value-type="string" office:string-value="MIE469H1">
            <text:p>MIE469H1</text:p>
          </table:table-cell>
          <table:table-cell office:value-type="string" office:string-value="Reliability and Maintainability Engineering">
            <text:p>Reliability and Maintainability Engineering</text:p>
          </table:table-cell>
          <table:table-cell office:value-type="string" office:string-value="An introduction to the life cycle costing concept for equipment acquisition, operation, and replacement decision-making. Designing for reliability and determination of optimal maintenance and replacement policies for both capital equipment and components. Introduction to quality engineering, statistical process control and process capability analysis. Topics include: identification of an item's failure distribution and reliability function, reliability of series, parallel, and redundant systems design configurations, age and block replacement policies for components, the economic life model for capital equipment, provisioning of spare parts.">
            <text:p>An introduction to the life cycle costing concept for equipment acquisition, operation, and replacement decision-making. Designing for reliability and determination of optimal maintenance and replacement policies for both capital equipment and components. Introduction to quality engineering, statistical process control and process capability analysis. Topics include: identification of an item's failure distribution and reliability function, reliability of series, parallel, and redundant systems design configurations, age and block replacement policies for components, the economic life model for capital equipment, provisioning of spare parts.</text:p>
          </table:table-cell>
        </table:table-row>
        <table:table-row>
          <table:table-cell office:value-type="string" office:string-value="MIE505H1">
            <text:p>MIE505H1</text:p>
          </table:table-cell>
          <table:table-cell office:value-type="string" office:string-value="Micro/Nano Robotics">
            <text:p>Micro/Nano Robotics</text:p>
          </table:table-cell>
          <table:table-cell office:value-type="string" office:string-value="This course will not be offered for the 2022-23 academic year.">
            <text:p>This course will not be offered for the 2022-23 academic year.</text:p>
          </table:table-cell>
        </table:table-row>
        <table:table-row>
          <table:table-cell office:value-type="string" office:string-value="MIE519H1">
            <text:p>MIE519H1</text:p>
          </table:table-cell>
          <table:table-cell office:value-type="string" office:string-value="*  Advanced Manufacturing Technologies">
            <text:p>*  Advanced Manufacturing Technologies</text:p>
          </table:table-cell>
          <table:table-cell office:value-type="string" office:string-value="This course is designed to provide an integrated multidisciplinary approach to Advanced Manufacturing Engineering, and provide a strong foundation including fundamentals and applications of advanced manufacturing (AM). Topics include: additive manufacturing, 3D printing, micro- and nano-manufacturing, continuous &amp; precision manufacturing, green and biological manufacturing. New applications of AM in sectors such as automotive, aerospace, biomedical, and electronics.">
            <text:p>This course is designed to provide an integrated multidisciplinary approach to Advanced Manufacturing Engineering, and provide a strong foundation including fundamentals and applications of advanced manufacturing (AM). Topics include: additive manufacturing, 3D printing, micro- and nano-manufacturing, continuous &amp; precision manufacturing, green and biological manufacturing. New applications of AM in sectors such as automotive, aerospace, biomedical, and electronics.</text:p>
          </table:table-cell>
        </table:table-row>
        <table:table-row>
          <table:table-cell office:value-type="string" office:string-value="MIE523H1">
            <text:p>MIE523H1</text:p>
          </table:table-cell>
          <table:table-cell office:value-type="string" office:string-value="Engineering Psychology and Human Performance">
            <text:p>Engineering Psychology and Human Performance</text:p>
          </table:table-cell>
          <table:table-cell office:value-type="string" office:string-value="An examination of the relation between behavioural science and the design of human-machine systems, with special attention to advanced control room design. Human limitations on perception, attention, memory and decision making, and the design of displays and intelligent machines to supplement them. The human operator in process control and the supervisory control of automated and robotic systems. Laboratory exercises to introduce techniques of evaluating human performance.">
            <text:p>An examination of the relation between behavioural science and the design of human-machine systems, with special attention to advanced control room design. Human limitations on perception, attention, memory and decision making, and the design of displays and intelligent machines to supplement them. The human operator in process control and the supervisory control of automated and robotic systems. Laboratory exercises to introduce techniques of evaluating human performance.</text:p>
          </table:table-cell>
        </table:table-row>
        <table:table-row>
          <table:table-cell office:value-type="string" office:string-value="MIE535H1">
            <text:p>MIE535H1</text:p>
          </table:table-cell>
          <table:table-cell office:value-type="string" office:string-value="Electrification Via  Electricity Markets">
            <text:p>Electrification Via  Electricity Markets</text:p>
          </table:table-cell>
          <table:table-cell office:value-type="string" office:string-value="Challenges of meeting net-zero, fundamentals of markets, structures and participants, spot markets, economic dispatch, day-ahead markets, optimal unit commitment, forward markets, settlement process, storage and demand management, renewable and distributed energy resources, trading over transmission networks, nodal pricing, reliability resources, generation and transmission capacity investment models, capacity markets.">
            <text:p>Challenges of meeting net-zero, fundamentals of markets, structures and participants, spot markets, economic dispatch, day-ahead markets, optimal unit commitment, forward markets, settlement process, storage and demand management, renewable and distributed energy resources, trading over transmission networks, nodal pricing, reliability resources, generation and transmission capacity investment models, capacity markets.</text:p>
          </table:table-cell>
        </table:table-row>
        <table:table-row>
          <table:table-cell office:value-type="string" office:string-value="MIE540H1">
            <text:p>MIE540H1</text:p>
          </table:table-cell>
          <table:table-cell office:value-type="string" office:string-value="* Product Design">
            <text:p>* Product Design</text:p>
          </table:table-cell>
          <table:table-cell office:value-type="string" office:string-value="This course takes a 360° perspective on product design: beginning at the market need, evolving this need into a concept, and optimizing the concept. Students will gain an understanding of the steps involved and the tools utilized in developing new products. The course will integrate both business and engineering concepts seamlessly through examples, case studies and a final project. Some of the business concepts covered include: identifying customer needs, project management and the economics of product design. The engineering design tools include: developing product specifications, concept generation, concept selection, Product Functional Decomposition diagrams, orthogonal arrays, full and fractional factorials, noises, interactions, tolerance analysis and latitude studies. Specific emphasis will be placed on robust and tunable technology for product optimization.">
            <text:p>This course takes a 360° perspective on product design: beginning at the market need, evolving this need into a concept, and optimizing the concept. Students will gain an understanding of the steps involved and the tools utilized in developing new products. The course will integrate both business and engineering concepts seamlessly through examples, case studies and a final project. Some of the business concepts covered include: identifying customer needs, project management and the economics of product design. The engineering design tools include: developing product specifications, concept generation, concept selection, Product Functional Decomposition diagrams, orthogonal arrays, full and fractional factorials, noises, interactions, tolerance analysis and latitude studies. Specific emphasis will be placed on robust and tunable technology for product optimization.</text:p>
          </table:table-cell>
        </table:table-row>
        <table:table-row>
          <table:table-cell office:value-type="string" office:string-value="MIE561H1">
            <text:p>MIE561H1</text:p>
          </table:table-cell>
          <table:table-cell office:value-type="string" office:string-value="Case Studies in Healthcare">
            <text:p>Case Studies in Healthcare</text:p>
          </table:table-cell>
          <table:table-cell office:value-type="string" office:string-value="MIE 561 is a &quot;cap-stone&quot; course. Its purpose is to give students an opportunity to integrate the Industrial Engineering tools learned in previous courses by applying them to real world problems. While the specific focus of the case studies used to illustrate the application of Industrial Engineering will be the Canadian health care system, the approach to problem solving adopted in this course will be applicable to any setting. This course will provide a framework for identifying and resolving problems in a complex, unstructured decision-making environment. It will give students the opportunity to apply a problem identification framework through real world case studies. The case studies will involve people from the health care industry bringing current practical problems to the class. Students work in small groups preparing a feasibility study discussing potential approaches. Although the course is directed at Industrial Engineering fourth year and graduate students, it does not assume specific previous knowledge, and the course is open to students in other disciplines.">
            <text:p>MIE 561 is a "cap-stone" course. Its purpose is to give students an opportunity to integrate the Industrial Engineering tools learned in previous courses by applying them to real world problems. While the specific focus of the case studies used to illustrate the application of Industrial Engineering will be the Canadian health care system, the approach to problem solving adopted in this course will be applicable to any setting. This course will provide a framework for identifying and resolving problems in a complex, unstructured decision-making environment. It will give students the opportunity to apply a problem identification framework through real world case studies. The case studies will involve people from the health care industry bringing current practical problems to the class. Students work in small groups preparing a feasibility study discussing potential approaches. Although the course is directed at Industrial Engineering fourth year and graduate students, it does not assume specific previous knowledge, and the course is open to students in other disciplines.</text:p>
          </table:table-cell>
        </table:table-row>
        <table:table-row>
          <table:table-cell office:value-type="string" office:string-value="MIE566H1">
            <text:p>MIE566H1</text:p>
          </table:table-cell>
          <table:table-cell office:value-type="string" office:string-value="Decision Making Under Uncertainty">
            <text:p>Decision Making Under Uncertainty</text:p>
          </table:table-cell>
          <table:table-cell office:value-type="string" office:string-value="Methods of analysis for decision making in the face of uncertainty and opponents. Topics include subjective discrete and continuous probability, utility functions, decision trees, influence diagrams, bayesian networks, multi-attribute utility functions, static and dynamic games with complete and incomplete information, bayesian games. Supporting software.">
            <text:p>Methods of analysis for decision making in the face of uncertainty and opponents. Topics include subjective discrete and continuous probability, utility functions, decision trees, influence diagrams, bayesian networks, multi-attribute utility functions, static and dynamic games with complete and incomplete information, bayesian games. Supporting software.</text:p>
          </table:table-cell>
        </table:table-row>
        <table:table-row>
          <table:table-cell office:value-type="string" office:string-value="MIE567H1">
            <text:p>MIE567H1</text:p>
          </table:table-cell>
          <table:table-cell office:value-type="string" office:string-value="Multi-agent Reinforcement Learning">
            <text:p>Multi-agent Reinforcement Learning</text:p>
          </table:table-cell>
          <table:table-cell office:value-type="string" office:string-value="This course is to provide fundamental concepts and mathematical frameworks for sequential decision making of a team of decision makers in the presence of uncertainty. Topics include Markov decision processes, reinforcement learning, theory of games and stochastic games, multi-agent reinforcement learning and decentralized Markov decision processes. The course places an emphasize on conceptual understanding of core concepts and expects students to be able to implement the concepts to demonstrate their understanding.">
            <text:p>This course is to provide fundamental concepts and mathematical frameworks for sequential decision making of a team of decision makers in the presence of uncertainty. Topics include Markov decision processes, reinforcement learning, theory of games and stochastic games, multi-agent reinforcement learning and decentralized Markov decision processes. The course places an emphasize on conceptual understanding of core concepts and expects students to be able to implement the concepts to demonstrate their understanding.</text:p>
          </table:table-cell>
        </table:table-row>
        <table:table-row>
          <table:table-cell office:value-type="string" office:string-value="MSE219H1">
            <text:p>MSE219H1</text:p>
          </table:table-cell>
          <table:table-cell office:value-type="string" office:string-value="Structure and Characterization of Materials">
            <text:p>Structure and Characterization of Materials</text:p>
          </table:table-cell>
          <table:table-cell office:value-type="string" office:string-value="Introduction to two and three-dimensional crystallography and crystal structures of solids. Topics include: Pearson and Hermann-Mauguin symbols, reciprocal space, point group and space group symmetry analysis, stereographic projections. Introduction to tensor analysis of crystalline material properties, and symmetry breakdown by imperfections in crystals. Experimental techniques used to interpret structure and chemistry of solids and their defects will be covered theoretically and in the laboratory including: X-ray diffractometry, optical, electron and scanning probe microscopy, and surface/bulk spectroscopies based on optical, X-ray, electron and ion-beam analysis methods.">
            <text:p>Introduction to two and three-dimensional crystallography and crystal structures of solids. Topics include: Pearson and Hermann-Mauguin symbols, reciprocal space, point group and space group symmetry analysis, stereographic projections. Introduction to tensor analysis of crystalline material properties, and symmetry breakdown by imperfections in crystals. Experimental techniques used to interpret structure and chemistry of solids and their defects will be covered theoretically and in the laboratory including: X-ray diffractometry, optical, electron and scanning probe microscopy, and surface/bulk spectroscopies based on optical, X-ray, electron and ion-beam analysis methods.</text:p>
          </table:table-cell>
        </table:table-row>
        <table:table-row>
          <table:table-cell office:value-type="string" office:string-value="MSE335H1">
            <text:p>MSE335H1</text:p>
          </table:table-cell>
          <table:table-cell office:value-type="string" office:string-value="Materials Physics">
            <text:p>Materials Physics</text:p>
          </table:table-cell>
          <table:table-cell office:value-type="string" office:string-value="Application of solid state physics to describe properties of materials. Thermal properties of solids: lattice vibrations (phonons), heat capacity, thermal conductivity. Electrical properties of metals: simple circuits, resistivity of metals (classical and quantum descriptions), Seebeck, Peltier, and Thomson effects. Electrical properties of semiconductors: band structure and occupancy, conductivity, Hall effect, simple devices. Electrical properties of insulators: polarization, capacitance, optical properties, ferroelectric and piezoelectric materials. Magnetic properties: diamagnetism and paramagnetism, ferromagnetic and ferrimagnetic materials, magnetic domains, B-H curves.">
            <text:p>Application of solid state physics to describe properties of materials. Thermal properties of solids: lattice vibrations (phonons), heat capacity, thermal conductivity. Electrical properties of metals: simple circuits, resistivity of metals (classical and quantum descriptions), Seebeck, Peltier, and Thomson effects. Electrical properties of semiconductors: band structure and occupancy, conductivity, Hall effect, simple devices. Electrical properties of insulators: polarization, capacitance, optical properties, ferroelectric and piezoelectric materials. Magnetic properties: diamagnetism and paramagnetism, ferromagnetic and ferrimagnetic materials, magnetic domains, B-H curves.</text:p>
          </table:table-cell>
        </table:table-row>
        <table:table-row>
          <table:table-cell office:value-type="string" office:string-value="MSE431H1">
            <text:p>MSE431H1</text:p>
          </table:table-cell>
          <table:table-cell office:value-type="string" office:string-value="Forensic Engineering">
            <text:p>Forensic Engineering</text:p>
          </table:table-cell>
          <table:table-cell office:value-type="string" office:string-value="The course provides participants with an understanding of scientific and engineering investigation methods and tools to assess potential sources, causes and solutions for prevention of failure due to natural accidents, fire, high and low speed impacts, design defects, improper selection of materials, manufacturing defects, improper service conditions, inadequate maintenance and human error. The fundamentals of accident reconstruction principles and procedures for origin and cause investigations are demonstrated through a wide range of real world case studies including: medical devices, sports equipment, electronic devices, vehicular collisions, structural collapse, corrosion failures, weld failures, fire investigations and patent infringements. Compliance with industry norms and standards, product liability, sources of liability, proving liability, defense against liability and other legal issues will be demonstrated with mock courtroom trial proceedings involving invited professionals to elucidate the role of an engineer as an expert witness in civil and criminal court proceedings.">
            <text:p>The course provides participants with an understanding of scientific and engineering investigation methods and tools to assess potential sources, causes and solutions for prevention of failure due to natural accidents, fire, high and low speed impacts, design defects, improper selection of materials, manufacturing defects, improper service conditions, inadequate maintenance and human error. The fundamentals of accident reconstruction principles and procedures for origin and cause investigations are demonstrated through a wide range of real world case studies including: medical devices, sports equipment, electronic devices, vehicular collisions, structural collapse, corrosion failures, weld failures, fire investigations and patent infringements. Compliance with industry norms and standards, product liability, sources of liability, proving liability, defense against liability and other legal issues will be demonstrated with mock courtroom trial proceedings involving invited professionals to elucidate the role of an engineer as an expert witness in civil and criminal court proceedings.</text:p>
          </table:table-cell>
        </table:table-row>
        <table:table-row>
          <table:table-cell office:value-type="string" office:string-value="NFS284H1">
            <text:p>NFS284H1</text:p>
          </table:table-cell>
          <table:table-cell office:value-type="string" office:string-value="Basic Human Nutrition">
            <text:p>Basic Human Nutrition</text:p>
          </table:table-cell>
          <table:table-cell office:value-type="string" office:string-value="An introductory course to provide the fundamentals of human nutrition to enable students to understand and think critically about the complex interrelationships between food, nutrition, health and the environment.">
            <text:p>An introductory course to provide the fundamentals of human nutrition to enable students to understand and think critically about the complex interrelationships between food, nutrition, health and the environment.</text:p>
          </table:table-cell>
        </table:table-row>
        <table:table-row>
          <table:table-cell office:value-type="string" office:string-value="PCL102H1">
            <text:p>PCL102H1</text:p>
          </table:table-cell>
          <table:table-cell office:value-type="string" office:string-value="The Art of Drug Discovery">
            <text:p>The Art of Drug Discovery</text:p>
          </table:table-cell>
          <table:table-cell office:value-type="string" office:string-value="This course introduces students to the processes and strategies for discovering new drugs with a special focus on current and emerging approaches for the rational design of drugs that are both effective and safe.">
            <text:p>This course introduces students to the processes and strategies for discovering new drugs with a special focus on current and emerging approaches for the rational design of drugs that are both effective and safe.</text:p>
          </table:table-cell>
        </table:table-row>
        <table:table-row>
          <table:table-cell office:value-type="string" office:string-value="PHL342H1">
            <text:p>PHL342H1</text:p>
          </table:table-cell>
          <table:table-cell office:value-type="string" office:string-value="Minds and Machines">
            <text:p>Minds and Machines</text:p>
          </table:table-cell>
          <table:table-cell office:value-type="string" office:string-value="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
            <text:p>An investigation of philosophical questions raised by contemporary cognitive science and artificial intelligence (AI). Possible topics to be addressed: whether machines could think and be conscious; the computational theory of mind; embodied cognition and the extended mind hypothesis; the “singularity”; and moral and political implications of machine learning research.</text:p>
          </table:table-cell>
        </table:table-row>
        <table:table-row>
          <table:table-cell office:value-type="string" office:string-value="PHL345H1">
            <text:p>PHL345H1</text:p>
          </table:table-cell>
          <table:table-cell office:value-type="string" office:string-value="Intermediate Logic">
            <text:p>Intermediate Logic</text:p>
          </table:table-cell>
          <table:table-cell office:value-type="string" office:string-value="A continuation of  &#10;PHL245H1&#10;, requiring no other prior knowledge of philosophy or mathematics. First-order logic, including basic metalogical results such as soundness and completeness. An introduction to basic set theory and metalogic. Topics may include the Loewenheim-Skolem theorems for first-order logic, Goedel’s incompleteness theorems.">
            <text:p>A continuation of  
PHL245H1
, requiring no other prior knowledge of philosophy or mathematics. First-order logic, including basic metalogical results such as soundness and completeness. An introduction to basic set theory and metalogic. Topics may include the Loewenheim-Skolem theorems for first-order logic, Goedel’s incompleteness theorems.</text:p>
          </table:table-cell>
        </table:table-row>
        <table:table-row>
          <table:table-cell office:value-type="string" office:string-value="PHY354H1">
            <text:p>PHY354H1</text:p>
          </table:table-cell>
          <table:table-cell office:value-type="string" office:string-value="Advanced Classical Mechanics">
            <text:p>Advanced Classical Mechanics</text:p>
          </table:table-cell>
          <table:table-cell office:value-type="string" office:string-value="Symmetry and conservation laws, stability and instability, generalized coordinates, Hamilton's principle, Hamilton's equations, phase space, Liouville's theorem, canonical transformations, Poisson brackets, Noether's theorem.">
            <text:p>Symmetry and conservation laws, stability and instability, generalized coordinates, Hamilton's principle, Hamilton's equations, phase space, Liouville's theorem, canonical transformations, Poisson brackets, Noether's theorem.</text:p>
          </table:table-cell>
        </table:table-row>
        <table:table-row>
          <table:table-cell office:value-type="string" office:string-value="PHY356H1">
            <text:p>PHY356H1</text:p>
          </table:table-cell>
          <table:table-cell office:value-type="string" office:string-value="Quantum Mechanics I">
            <text:p>Quantum Mechanics I</text:p>
          </table:table-cell>
          <table:table-cell office:value-type="string" office:string-value="The general structure of wave mechanics; eigenfunctions and eigenvalues; operators; orbital angular momentum; spherical harmonics; central potential; separation of variables; hydrogen atom; Dirac notation; operator methods; harmonic oscillator and spin.">
            <text:p>The general structure of wave mechanics; eigenfunctions and eigenvalues; operators; orbital angular momentum; spherical harmonics; central potential; separation of variables; hydrogen atom; Dirac notation; operator methods; harmonic oscillator and spin.</text:p>
          </table:table-cell>
        </table:table-row>
        <table:table-row>
          <table:table-cell office:value-type="string" office:string-value="PHY358H1">
            <text:p>PHY358H1</text:p>
          </table:table-cell>
          <table:table-cell office:value-type="string" office:string-value="Quantum Materials: from Atoms to Crystals">
            <text:p>Quantum Materials: from Atoms to Crystals</text:p>
          </table:table-cell>
          <table:table-cell office:value-type="string" office:string-value="This course covers the most important iconic quantum systems, from the hydrogen atom through to solid state systems, focusing on how quantum mechanics is applied and determines physical properties of atoms, molecules, and crystals. It begins with the hydrogen atom, including orbital and spin angular momentum, spin-orbit coupling, and effects of the magnetic field, and then extends to systems of two identical particles: bosons vs. fermions and the helium atom with two electrons. Other topics include spin singlets and triplets, entanglement, perturbation theory, the effects of electron-electron interactions and diatomic molecules. For crystals, the course covers Fermi gases, Fermi surfaces, crystal structure, the reciprocal lattice, the nearly-free electron model, energy bands, and topology using low-dimensional models.">
            <text:p>This course covers the most important iconic quantum systems, from the hydrogen atom through to solid state systems, focusing on how quantum mechanics is applied and determines physical properties of atoms, molecules, and crystals. It begins with the hydrogen atom, including orbital and spin angular momentum, spin-orbit coupling, and effects of the magnetic field, and then extends to systems of two identical particles: bosons vs. fermions and the helium atom with two electrons. Other topics include spin singlets and triplets, entanglement, perturbation theory, the effects of electron-electron interactions and diatomic molecules. For crystals, the course covers Fermi gases, Fermi surfaces, crystal structure, the reciprocal lattice, the nearly-free electron model, energy bands, and topology using low-dimensional models.</text:p>
          </table:table-cell>
        </table:table-row>
        <table:table-row>
          <table:table-cell office:value-type="string" office:string-value="PHY365H1">
            <text:p>PHY365H1</text:p>
          </table:table-cell>
          <table:table-cell office:value-type="string" office:string-value="Quantum Information">
            <text:p>Quantum Information</text:p>
          </table:table-cell>
          <table:table-cell office:value-type="string" office:string-value="Introduction to quantum computing; Quantum states of multi-particle systems and Entanglement; Quantum Algorithms; Quantum Information Processing Technologies; Quantum error correction.">
            <text:p>Introduction to quantum computing; Quantum states of multi-particle systems and Entanglement; Quantum Algorithms; Quantum Information Processing Technologies; Quantum error correction.</text:p>
          </table:table-cell>
        </table:table-row>
        <table:table-row>
          <table:table-cell office:value-type="string" office:string-value="PHY456H1">
            <text:p>PHY456H1</text:p>
          </table:table-cell>
          <table:table-cell office:value-type="string" office:string-value="Quantum Mechanics II">
            <text:p>Quantum Mechanics II</text:p>
          </table:table-cell>
          <table:table-cell office:value-type="string" office:string-value="Quantum dynamics in Heisenberg and Schrödinger pictures; WKB approximation; variational method; time-independent perturbation theory; spin; addition of angular momentum; time-dependent perturbation theory; scattering.">
            <text:p>Quantum dynamics in Heisenberg and Schrödinger pictures; WKB approximation; variational method; time-independent perturbation theory; spin; addition of angular momentum; time-dependent perturbation theory; scattering.</text:p>
          </table:table-cell>
        </table:table-row>
        <table:table-row>
          <table:table-cell office:value-type="string" office:string-value="PHY485H1">
            <text:p>PHY485H1</text:p>
          </table:table-cell>
          <table:table-cell office:value-type="string" office:string-value="Laser Physics">
            <text:p>Laser Physics</text:p>
          </table:table-cell>
          <table:table-cell office:value-type="string" office:string-value="This course covers a broad range of advanced topics in classical optics, with the laser as a unifying theme. Topics include atom-photon interactions (absorption, radiation, and stimulated emission), how a laser works (gain, pumping, rate equation models, threshold, and gain clamping), optical resonators (their spectrum, finesse, stability, and transverse modes), propagation of Gaussian beams and paraxial rays, and the statistics of optical fields (spatial and temporal coherence). Time permitting, pulse propagation and pulsed lasers will be discussed.">
            <text:p>This course covers a broad range of advanced topics in classical optics, with the laser as a unifying theme. Topics include atom-photon interactions (absorption, radiation, and stimulated emission), how a laser works (gain, pumping, rate equation models, threshold, and gain clamping), optical resonators (their spectrum, finesse, stability, and transverse modes), propagation of Gaussian beams and paraxial rays, and the statistics of optical fields (spatial and temporal coherence). Time permitting, pulse propagation and pulsed lasers will be discussed.</text:p>
          </table:table-cell>
        </table:table-row>
        <table:table-row>
          <table:table-cell office:value-type="string" office:string-value="PSL201Y1">
            <text:p>PSL201Y1</text:p>
          </table:table-cell>
          <table:table-cell office:value-type="string" office:string-value="Basic Human Physiology">
            <text:p>Basic Human Physiology</text:p>
          </table:table-cell>
          <table:table-cell office:value-type="string" office:string-value="A survey course covering all organ systems intended for students who are not proceeding further in Physiology.">
            <text:p>A survey course covering all organ systems intended for students who are not proceeding further in Physiology.</text:p>
          </table:table-cell>
        </table:table-row>
        <table:table-row>
          <table:table-cell office:value-type="string" office:string-value="PSY100H1">
            <text:p>PSY100H1</text:p>
          </table:table-cell>
          <table:table-cell office:value-type="string" office:string-value="Introductory Psychology">
            <text:p>Introductory Psychology</text:p>
          </table:table-cell>
          <table:table-cell office:value-type="string" office:string-value="A brief introductory survey of psychology as both a biological and social science. Topics will include behavioural neuroscience, learning, perceptual, motivational, cognitive, developmental, personality, abnormal, and social psychology.">
            <text:p>A brief introductory survey of psychology as both a biological and social science. Topics will include behavioural neuroscience, learning, perceptual, motivational, cognitive, developmental, personality, abnormal, and social psychology.</text:p>
          </table:table-cell>
        </table:table-row>
        <table:table-row>
          <table:table-cell office:value-type="string" office:string-value="PSY220H1">
            <text:p>PSY220H1</text:p>
          </table:table-cell>
          <table:table-cell office:value-type="string" office:string-value="Introduction to Social Psychology">
            <text:p>Introduction to Social Psychology</text:p>
          </table:table-cell>
          <table:table-cell office:value-type="string" office:string-value="Contemporary areas of research in social psychology: social perception, attitudes, inter-personal relations, and group processes.">
            <text:p>Contemporary areas of research in social psychology: social perception, attitudes, inter-personal relations, and group processes.</text:p>
          </table:table-cell>
        </table:table-row>
        <table:table-row>
          <table:table-cell office:value-type="string" office:string-value="ROB310H1">
            <text:p>ROB310H1</text:p>
          </table:table-cell>
          <table:table-cell office:value-type="string" office:string-value="Mathematics for Robotics">
            <text:p>Mathematics for Robotics</text:p>
          </table:table-cell>
          <table:table-cell office:value-type="string" office:string-value="The course addresses advanced mathematical concepts particularly relevant for robotics. The mathematical tools covered in this course are fundamental for understanding, analyzing, and designing robotics algorithms that solve tasks such as robot path planning, robot vision, robot control and robot learning. Topics include complex analysis, optimization techniques, signals and filtering, advanced probability theory, and numerical methods. Concepts will be studied in a mathematically rigorous way but will be motivated with robotics examples throughout the course.">
            <text:p>The course addresses advanced mathematical concepts particularly relevant for robotics. The mathematical tools covered in this course are fundamental for understanding, analyzing, and designing robotics algorithms that solve tasks such as robot path planning, robot vision, robot control and robot learning. Topics include complex analysis, optimization techniques, signals and filtering, advanced probability theory, and numerical methods. Concepts will be studied in a mathematically rigorous way but will be motivated with robotics examples throughout the course.</text:p>
          </table:table-cell>
        </table:table-row>
        <table:table-row>
          <table:table-cell office:value-type="string" office:string-value="ROB311H1">
            <text:p>ROB311H1</text:p>
          </table:table-cell>
          <table:table-cell office:value-type="string" office:string-value="Artificial Intelligence">
            <text:p>Artificial Intelligence</text:p>
          </table:table-cell>
          <table:table-cell office:value-type="string" office:string-value="An introduction to the fundamental principles of artificial intelligence from a mathematical perspective. The course will trace the historical development of AI and describe key results in the field. Topics include the philosophy of AI, search methods in problem solving, knowledge representation and reasoning, logic, planning, and learning paradigms. A portion of the course will focus on ethical AI, embodied AI, and on the quest for artificial general intelligence.">
            <text:p>An introduction to the fundamental principles of artificial intelligence from a mathematical perspective. The course will trace the historical development of AI and describe key results in the field. Topics include the philosophy of AI, search methods in problem solving, knowledge representation and reasoning, logic, planning, and learning paradigms. A portion of the course will focus on ethical AI, embodied AI, and on the quest for artificial general intelligence.</text:p>
          </table:table-cell>
        </table:table-row>
        <table:table-row>
          <table:table-cell office:value-type="string" office:string-value="STA220H1">
            <text:p>STA220H1</text:p>
          </table:table-cell>
          <table:table-cell office:value-type="string" office:string-value="The Practice of Statistics I">
            <text:p>The Practice of Statistics I</text:p>
          </table:table-cell>
          <table:table-cell office:value-type="string" office:string-value="An introductory course in statistical concepts and methods, emphasizing exploratory data analysis for univariate and bivariate data, sampling and experimental designs, basic probability models, estimation and tests of hypothesis in one-sample and comparative two-sample studies. A statistical computing package is used but no prior computing experience is assumed. Note:  &#10;STA220H1&#10; does not count as a distribution requirement course.">
            <text:p>An introductory course in statistical concepts and methods, emphasizing exploratory data analysis for univariate and bivariate data, sampling and experimental designs, basic probability models, estimation and tests of hypothesis in one-sample and comparative two-sample studies. A statistical computing package is used but no prior computing experience is assumed. Note:  
STA220H1
 does not count as a distribution requirement course.</text:p>
          </table:table-cell>
        </table:table-row>
        <table:table-row>
          <table:table-cell office:value-type="string" office:string-value="STA304H1">
            <text:p>STA304H1</text:p>
          </table:table-cell>
          <table:table-cell office:value-type="string" office:string-value="Surveys, Sampling and Observational Data">
            <text:p>Surveys, Sampling and Observational Data</text:p>
          </table:table-cell>
          <table:table-cell office:value-type="string" office:string-value="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
            <text:p>Design of surveys, sources of bias, randomized response surveys. Techniques of sampling; stratification, clustering, unequal probability selection. Sampling inference, estimates of population mean and variances, ratio estimation. Observational data; correlation vs. causation, missing data, sources of bias.</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